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draw:stroke="solid" draw:stroke-dash="Double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2.9cm" svg:y1="1.45cm" svg:x2="5.3cm" svg:y2="3.8cm">
            <text:p/>
          </draw:line>
          <draw:line draw:style-name="gr2" draw:text-style-name="P1" draw:layer="layout" svg:x1="0.8cm" svg:y1="1.45cm" svg:x2="4.3cm" svg:y2="1.45cm">
            <text:p/>
          </draw:line>
          <draw:g>
            <svg:title>TexMaths</svg:title>
            <svg:desc>16§latex§$\ce{_{\hphantom{0}55}^{137}}\mathrm{Cs}$§svg§600§TRUE§</svg:desc>
            <draw:g>
              <draw:path draw:style-name="gr3" draw:text-style-name="P2" draw:layer="layout" svg:width="0.141cm" svg:height="0.259cm" svg:x="0.677cm" svg:y="0.735cm" svg:viewBox="0 0 142 260" svg:d="M88 11c0-11 0-11-11-11-26 24-61 26-77 26 0 4 0 8 0 12 10 0 35 0 56-9 0 66 0 133 0 199 0 13 0 18-38 18-6 0-11 0-16 0 0 4 0 9 0 14 8 0 56-2 70-2 13 0 62 2 70 2 0-5 0-10 0-14-5 0-9 0-14 0-40 0-40-5-40-18 0-72 0-145 0-217z">
                <text:p/>
              </draw:path>
              <draw:path draw:style-name="gr3" draw:text-style-name="P2" draw:layer="layout" svg:width="0.18cm" svg:height="0.267cm" svg:x="0.878cm" svg:y="0.735cm" svg:viewBox="0 0 181 268" svg:d="M86 129c31 0 53 21 53 62 0 50-29 64-51 64-16 0-51-5-67-27 19-2 22-14 22-22 0-13-8-21-21-21-11 0-22 6-22 22 0 37 42 61 88 61 56 0 93-37 93-77 0-30-26-60-69-68 41-16 57-45 57-69 0-32-36-54-80-54-43 0-76 21-76 53 0 12 8 20 21 20 11 0 19-9 19-20 0-12-8-20-19-20 12-17 39-22 54-22 17 0 43 8 43 43 0 16-6 34-16 46-13 15-24 16-43 18-11 0-11 0-13 0-1 0-5 2-5 5 0 6 5 6 11 6 7 0 14 0 21 0z">
                <text:p/>
              </draw:path>
              <draw:path draw:style-name="gr3" draw:text-style-name="P2" draw:layer="layout" svg:width="0.186cm" svg:height="0.272cm" svg:x="1.108cm" svg:y="0.73cm" svg:viewBox="0 0 187 273" svg:d="M182 29c5-5 5-7 5-16-35 0-69 0-104 0-16 0-19 0-33-2-21-1-21-5-23-11-4 0-8 0-13 0-4 28-9 56-14 85 4 0 9 0 13 0 1-7 5-32 11-37 3-2 35-2 41-2 29 0 57 0 85 0-13 16-32 40-40 51-51 67-56 129-56 153 0 4 0 23 18 23 19 0 19-18 19-23s0-10 0-16c0-76 16-111 32-132 20-24 39-49 59-73z">
                <text:p/>
              </draw:path>
              <draw:path draw:style-name="gr3" draw:text-style-name="P2" draw:layer="layout" svg:width="0.173cm" svg:height="0.267cm" svg:x="0.881cm" svg:y="1.076cm" svg:viewBox="0 0 174 268" svg:d="M37 41c19 5 32 5 38 5 51 0 82-35 82-40 0-4-2-6-5-6-1 1-2 0-3 2-8 3-29 11-60 11-11 0-31 0-55-11-5-2-5-2-7-2-5 0-5 5-5 11 0 38 0 77 0 115 0 6 0 11 7 11 3 0 5 0 8-5 17-22 41-25 54-25 24 0 34 19 37 22 6 13 9 29 9 51 0 11 0 35-12 51-10 15-26 24-47 24-24 0-51-14-60-40 14 2 22-8 22-19 0-16-14-19-19-19-2 0-21 0-21 21 0 35 34 70 80 70 49 0 94-37 94-86 0-45-33-85-83-85-16 0-37 3-54 19 0-25 0-50 0-75z">
                <text:p/>
              </draw:path>
              <draw:path draw:style-name="gr3" draw:text-style-name="P2" draw:layer="layout" svg:width="0.173cm" svg:height="0.267cm" svg:x="1.105cm" svg:y="1.076cm" svg:viewBox="0 0 174 268" svg:d="M37 41c19 5 32 5 38 5 51 0 82-35 82-40 0-4-2-6-5-6-1 1-2 0-3 2-10 3-31 11-60 11-11 0-31 0-57-11-3-2-3-1-5-2-5 0-5 5-5 11 0 38 0 77 0 115 0 6 0 11 7 11 3 0 3 0 8-5 16-22 40-25 54-25 24 0 34 19 37 22 6 13 8 29 8 51 0 11 0 35-11 51-10 15-28 24-47 24-25 0-51-14-60-40 14 2 22-8 22-19 0-16-14-19-19-19-2 0-21 0-21 21 0 35 32 70 80 70 49 0 94-37 94-86 0-45-33-85-83-85-18 0-37 3-54 19 0-25 0-50 0-75z">
                <text:p/>
              </draw:path>
              <draw:path draw:style-name="gr3" draw:text-style-name="P2" draw:layer="layout" svg:width="0.341cm" svg:height="0.406cm" svg:x="1.364cm" svg:y="0.803cm" svg:viewBox="0 0 342 407" svg:d="M0 203c0 116 91 204 195 204 91 0 147-78 147-144 0-5 0-9-8-9-7 0-7 4-7 9-4 80-65 126-126 126-33 0-143-19-143-185 0-167 108-186 143-186 61 0 111 51 122 132 1 8 1 9 9 9 10 0 10-1 10-14 0-44 0-88 0-132 0-10 0-13-7-13-3 0-4 0-9 6-9 14-18 28-27 42-21-21-50-48-104-48-106 0-195 89-195 203z">
                <text:p/>
              </draw:path>
              <draw:path draw:style-name="gr3" draw:text-style-name="P2" draw:layer="layout" svg:width="0.183cm" svg:height="0.256cm" svg:x="1.755cm" svg:y="0.947cm" svg:viewBox="0 0 184 257" svg:d="M99 142c11 2 58 11 58 51 0 29-20 51-64 51-47 0-67-32-77-80-2-6-3-9-8-9-8 0-8 4-8 14 0 25 0 50 0 75 0 8 0 13 6 13 4 0 4 0 15-11 1-2 1-2 11-13 24 24 49 24 61 24 65 0 91-39 91-78 0-29-18-47-24-53-18-18-40-22-64-27-31-7-69-13-69-46 0-20 15-42 62-42 63 0 66 50 66 67 2 5 6 5 8 5 6 0 6-2 6-13 0-19 0-38 0-57 0-10 0-13-6-13-2 0-3 0-11 6-2 4-7 8-10 10-21-16-43-16-53-16-67 0-89 38-89 69 0 19 10 35 24 47 19 15 34 18 75 26z">
                <text:p/>
              </draw:path>
            </draw:g>
          </draw:g>
          <draw:line draw:style-name="gr2" draw:text-style-name="P1" draw:layer="layout" svg:x1="5.4cm" svg:y1="3.85cm" svg:x2="8.9cm" svg:y2="3.85cm">
            <text:p/>
          </draw:line>
          <draw:line draw:style-name="gr2" draw:text-style-name="P1" draw:layer="layout" svg:x1="5.4cm" svg:y1="6.25cm" svg:x2="8.9cm" svg:y2="6.25cm">
            <text:p/>
          </draw:line>
          <draw:g>
            <svg:title>TexMaths</svg:title>
            <svg:desc>12§latex§$30.17\,\mathrm{a}$§svg§600§TRUE§</svg:desc>
            <draw:g>
              <draw:path draw:style-name="gr3" draw:text-style-name="P2" draw:layer="layout" svg:width="0.174cm" svg:height="0.288cm" svg:x="0.877cm" svg:y="1.635cm" svg:viewBox="0 0 175 289" svg:d="M104 132c35-12 59-41 59-74 0-35-37-58-77-58-43 0-75 25-75 56 0 15 9 23 21 23 14 0 22-9 22-21 0-22-19-22-26-22 13-20 42-26 56-26 18 0 41 9 41 48 0 4-1 28-12 48-12 19-27 21-37 21-4 0-14 1-17 1-4 0-6 2-6 5 0 5 2 5 9 5s13 0 20 0c34 0 50 29 50 70 0 57-30 69-48 69s-50-7-65-32c15 2 28-7 28-23s-11-24-23-24c-11 0-24 6-24 25 0 39 40 66 85 66 52 0 90-38 90-81 0-35-26-68-71-76z">
                <text:p/>
              </draw:path>
              <draw:path draw:style-name="gr3" draw:text-style-name="P2" draw:layer="layout" svg:width="0.175cm" svg:height="0.288cm" svg:x="1.087cm" svg:y="1.635cm" svg:viewBox="0 0 176 289" svg:d="M176 145c0-33-1-67-16-98-20-41-54-47-71-47-25 0-57 11-75 49-13 30-14 63-14 96 0 31 1 70 18 101 18 35 49 43 70 43 22 0 55-9 73-49 14-29 15-61 15-95zM88 280c-16 0-41-11-48-51-5-25-5-65-5-89 0-27 0-55 2-78 9-49 40-54 51-54 14 0 42 9 50 50 4 24 4 56 4 82 0 32 0 60-5 87-6 41-30 53-49 53z">
                <text:p/>
              </draw:path>
              <draw:path draw:style-name="gr3" draw:text-style-name="P2" draw:layer="layout" svg:width="0.043cm" svg:height="0.043cm" svg:x="1.317cm" svg:y="1.87cm" svg:viewBox="0 0 44 44" svg:d="M44 23c0-13-10-23-22-23s-22 10-22 23c0 12 10 21 22 21s22-9 22-21z">
                <text:p/>
              </draw:path>
              <draw:path draw:style-name="gr3" draw:text-style-name="P2" draw:layer="layout" svg:width="0.138cm" svg:height="0.279cm" svg:x="1.435cm" svg:y="1.635cm" svg:viewBox="0 0 139 280" svg:d="M86 11c0-11 0-11-9-11-27 26-64 26-77 26 0 5 0 9 0 14 8 0 34 0 55-11 0 72 0 145 0 217 0 16-1 20-38 20-5 0-10 0-15 0 0 5 0 9 0 14 16-2 52-2 69-2s54 0 68 2c0-5 0-9 0-14-4 0-9 0-13 0-38 0-40-4-40-20 0-78 0-157 0-235z">
                <text:p/>
              </draw:path>
              <draw:path draw:style-name="gr3" draw:text-style-name="P2" draw:layer="layout" svg:width="0.18cm" svg:height="0.293cm" svg:x="1.632cm" svg:y="1.63cm" svg:viewBox="0 0 181 294" svg:d="M178 29c3-6 3-6 3-16-34 0-68 0-102 0-51 0-53-5-54-13-3 0-7 0-11 0-4 29-9 58-14 86 4 0 7 0 11 0 1-6 5-32 11-38 2-2 36-2 40-2 30 0 59 0 88 0-5 7-38 52-47 67-38 56-53 115-53 158 0 4 0 23 20 23 19 0 20-19 20-23 0-7 0-14 0-21 0-24 1-47 5-70 1-10 7-46 25-72 19-26 38-53 58-79z">
                <text:p/>
              </draw:path>
              <draw:path draw:style-name="gr3" draw:text-style-name="P2" draw:layer="layout" svg:width="0.19cm" svg:height="0.192cm" svg:x="1.906cm" svg:y="1.726cm" svg:viewBox="0 0 191 193" svg:d="M124 156c1 17 12 35 32 35 8 0 35-6 35-40 0-8 0-16 0-24-4 0-7 0-11 0 0 8 0 16 0 24 0 24-11 27-16 27-13 0-15-18-15-21 0-28 0-56 0-84 0-18 0-35-15-50-16-16-38-23-57-23-35 0-64 20-64 48 0 12 9 19 19 19 12 0 20-8 20-19 0-5-3-19-22-19 11-15 32-19 46-19 20 0 44 15 44 54 0 5 0 10 0 15-22 1-50 3-77 15-32 14-43 36-43 55 0 33 41 44 68 44 28 0 47-17 56-37zM120 88c0 14 0 28 0 42 0 39-30 54-49 54-21 0-39-15-39-36 0-23 18-58 88-60z">
                <text:p/>
              </draw:path>
            </draw:g>
          </draw:g>
          <draw:line draw:style-name="gr1" draw:text-style-name="P1" draw:layer="layout" svg:x1="2.893cm" svg:y1="1.443cm" svg:x2="5.293cm" svg:y2="6.193cm">
            <text:p/>
          </draw:line>
          <draw:g>
            <svg:title>TexMaths</svg:title>
            <svg:desc>16§latex§$\ce{_{\hphantom{0}55}^{137\mathrm{m}}}\mathrm{Ba}$§svg§600§TRUE§</svg:desc>
            <draw:g>
              <draw:path draw:style-name="gr3" draw:text-style-name="P2" draw:layer="layout" svg:width="0.141cm" svg:height="0.259cm" svg:x="5.38cm" svg:y="3.136cm" svg:viewBox="0 0 142 260" svg:d="M88 11c0-11 0-11-11-11-26 24-61 26-77 26 0 4 0 8 0 12 10 0 35 0 56-9 0 66 0 133 0 199 0 13 0 18-38 18-5 0-10 0-15 0 0 4 0 9 0 14 7 0 55-2 69-2 13 0 62 2 70 2 0-5 0-10 0-14-5 0-9 0-14 0-40 0-40-5-40-18 0-72 0-145 0-217z">
                <text:p/>
              </draw:path>
              <draw:path draw:style-name="gr3" draw:text-style-name="P2" draw:layer="layout" svg:width="0.18cm" svg:height="0.267cm" svg:x="5.581cm" svg:y="3.136cm" svg:viewBox="0 0 181 268" svg:d="M86 129c31 0 53 21 53 62 0 50-29 64-51 64-16 0-50-5-67-27 19-2 24-14 24-22 0-13-10-21-23-21-11 0-22 6-22 22 0 37 42 61 90 61 54 0 91-37 91-77 0-30-24-60-68-68 40-16 56-45 56-69 0-32-36-54-79-54-44 0-77 21-77 53 0 12 8 20 21 20 11 0 19-9 19-20 0-12-8-20-19-20 12-17 40-22 54-22 17 0 43 8 43 43 0 16-6 34-16 46-13 15-24 16-43 18-10 0-11 0-13 0-1 0-5 2-5 5 0 6 5 6 12 6 6 0 13 0 20 0z">
                <text:p/>
              </draw:path>
              <draw:path draw:style-name="gr3" draw:text-style-name="P2" draw:layer="layout" svg:width="0.186cm" svg:height="0.272cm" svg:x="5.812cm" svg:y="3.131cm" svg:viewBox="0 0 187 273" svg:d="M182 29c5-5 5-7 5-16-34 0-68 0-102 0-16 0-21 0-35-2-21-1-21-5-23-11-4 0-8 0-13 0-4 28-9 56-14 85 5 0 10 0 14 0 0-7 4-32 10-37 3-2 35-2 42-2 28 0 57 0 86 0-13 16-34 40-42 51-51 67-56 129-56 153 0 4 0 23 18 23 19 0 19-18 19-23s0-10 0-16c0-76 16-111 34-132 19-24 38-49 57-73z">
                <text:p/>
              </draw:path>
              <draw:path draw:style-name="gr3" draw:text-style-name="P2" draw:layer="layout" svg:width="0.33cm" svg:height="0.171cm" svg:x="6.029cm" svg:y="3.223cm" svg:viewBox="0 0 331 172" svg:d="M302 54c0-35-17-54-59-54-30 0-53 16-62 35-8-27-29-35-58-35-33 0-54 18-64 37h-1c0-13 0-25 0-37-20 1-39 2-58 3 0 5 0 10 0 15 27 0 30 3 30 22 0 33 0 67 0 100 0 18-4 18-30 18 0 5 0 9 0 14 2 0 29-1 45-1 14 0 41 1 45 1 0-5 0-9 0-14-26 0-29 0-29-18 0-23 0-46 0-70 0-40 32-59 59-59s30 21 30 42c0 29 0 58 0 87 0 18-3 18-29 18 0 5 0 9 0 14 15 0 28-1 45-1 15 0 42 1 45 1 0-5 0-9 0-14-26 0-29 0-29-18 0-23 0-46 0-70 0-40 32-59 58-59 27 0 32 21 32 42 0 29 0 58 0 87 0 18-5 18-31 18 0 5 0 9 0 14 2 0 29-1 45-1 14 0 42 1 45 1 0-5 0-9 0-14-26 0-29 0-29-18 0-28 0-57 0-86z">
                <text:p/>
              </draw:path>
              <draw:path draw:style-name="gr3" draw:text-style-name="P2" draw:layer="layout" svg:width="0.173cm" svg:height="0.267cm" svg:x="5.585cm" svg:y="3.477cm" svg:viewBox="0 0 174 268" svg:d="M37 41c21 5 32 5 38 5 51 0 83-35 83-40 0-4-3-6-5-6-1 0-1 0-3 2-9 3-30 11-60 11-10 0-31 0-56-11-5-2-5-2-7-2-5 0-5 5-5 11 0 38 0 77 0 115 0 6 0 11 7 11 3 0 5 0 8-5 17-22 41-25 54-25 24 0 35 19 37 22 6 13 9 29 9 51 0 11 0 35-12 51-10 15-26 24-45 24-26 0-53-14-62-40 14 2 22-8 22-19 0-16-14-19-19-19-2 0-21 0-21 21 0 35 34 70 80 70 51 0 94-37 94-86 0-45-33-85-83-85-16 0-37 3-54 19 0-25 0-50 0-75z">
                <text:p/>
              </draw:path>
              <draw:path draw:style-name="gr3" draw:text-style-name="P2" draw:layer="layout" svg:width="0.173cm" svg:height="0.267cm" svg:x="5.808cm" svg:y="3.477cm" svg:viewBox="0 0 174 268" svg:d="M37 41c21 5 32 5 38 5 51 0 83-35 83-40 0-4-3-6-5-6-1 0-1 0-3 2-9 3-30 11-60 11-10 0-31 0-56-11-5-2-5-2-7-2-5 0-5 5-5 11 0 38 0 77 0 115 0 6 0 11 7 11 3 0 5 0 8-5 17-22 41-25 54-25 24 0 35 19 37 22 6 13 9 29 9 51 0 11 0 35-12 51-10 15-26 24-45 24-26 0-53-14-62-40 14 2 22-8 22-19 0-16-14-19-19-19-2 0-21 0-21 21 0 35 34 70 80 70 51 0 94-37 94-86 0-45-33-85-83-85-16 0-37 3-54 19 0-25 0-50 0-75z">
                <text:p/>
              </draw:path>
              <draw:path draw:style-name="gr3" draw:text-style-name="P2" draw:layer="layout" svg:width="0.344cm" svg:height="0.38cm" svg:x="6.425cm" svg:y="3.217cm" svg:viewBox="0 0 345 381" svg:d="M104 177c0-46 0-91 0-137 0-19 1-22 27-22 24 0 47 0 70 0 55 0 74 46 74 76 0 35-27 83-90 83-27 0-54 0-81 0zM237 182c54-11 92-46 92-88 0-49-51-94-124-94-69 0-137 0-205 0 0 6 0 12 0 18 4 0 9 0 13 0 43 0 45 4 45 25 0 98 0 197 0 295 0 19-2 26-45 26-4 0-9 0-13 0 0 5 0 11 0 17 73 0 146 0 219 0 75 0 126-49 126-102 0-49-46-91-108-97zM201 364c-23 0-46 0-70 0-26 0-27-4-27-23 0-51 0-102 0-153 35 0 70 0 105 0 56 0 80 53 80 91s-30 85-88 85z">
                <text:p/>
              </draw:path>
              <draw:path draw:style-name="gr3" draw:text-style-name="P2" draw:layer="layout" svg:width="0.252cm" svg:height="0.256cm" svg:x="6.826cm" svg:y="3.348cm" svg:viewBox="0 0 253 257" svg:d="M163 207c2 23 18 47 43 47 13 0 47-8 47-53 0-11 0-21 0-32-5 0-10 0-15 0 0 11 0 21 0 32 0 32-14 35-19 35-19 0-21-24-21-27 0-37 0-75 0-112 0-24 0-46-21-67-22-20-49-30-76-30-47 0-85 27-85 64 0 16 11 25 26 25 16 0 25-11 25-25 0-7-3-26-29-26 16-19 44-25 61-25 27 0 59 20 59 72 0 6 0 13 0 20-29 2-67 3-102 19-43 20-56 48-56 74 0 44 54 59 90 59s62-23 73-50zM158 116c0 19 0 38 0 56 0 53-40 72-65 72-27 0-50-19-50-48 0-30 23-76 115-80z">
                <text:p/>
              </draw:path>
            </draw:g>
          </draw:g>
          <draw:g>
            <svg:title>TexMaths</svg:title>
            <svg:desc>16§latex§$\ce{_{\hphantom{0}55}^{137}}\mathrm{Ba}$§svg§600§TRUE§</svg:desc>
            <draw:g>
              <draw:path draw:style-name="gr3" draw:text-style-name="P2" draw:layer="layout" svg:width="0.141cm" svg:height="0.259cm" svg:x="5.381cm" svg:y="5.537cm" svg:viewBox="0 0 142 260" svg:d="M88 11c0-11 0-11-11-11-26 24-61 26-77 26 0 4 0 8 0 12 10 0 35 0 56-9 0 66 0 133 0 199 0 13 0 18-38 18-5 0-10 0-15 0 0 4 0 9 0 14 7 0 55-2 69-2 13 0 62 2 70 2 0-5 0-10 0-14-5 0-9 0-14 0-40 0-40-5-40-18 0-72 0-145 0-217z">
                <text:p/>
              </draw:path>
              <draw:path draw:style-name="gr3" draw:text-style-name="P2" draw:layer="layout" svg:width="0.18cm" svg:height="0.267cm" svg:x="5.582cm" svg:y="5.537cm" svg:viewBox="0 0 181 268" svg:d="M86 129c31 0 53 21 53 62 0 50-29 64-51 64-16 0-50-5-67-27 19-2 22-14 22-22 0-13-8-21-21-21-11 0-22 6-22 22 0 37 42 61 88 61 56 0 93-37 93-77 0-30-26-60-69-68 41-16 57-45 57-69 0-32-36-54-79-54-44 0-77 21-77 53 0 12 8 20 21 20 11 0 19-9 19-20 0-12-8-20-19-20 12-17 40-22 54-22 18 0 43 8 43 43 0 16-6 34-16 46-13 15-24 16-43 18-10 0-11 0-13 0-1 0-5 2-5 5 0 6 5 6 12 6 6 0 13 0 20 0z">
                <text:p/>
              </draw:path>
              <draw:path draw:style-name="gr3" draw:text-style-name="P2" draw:layer="layout" svg:width="0.186cm" svg:height="0.272cm" svg:x="5.813cm" svg:y="5.532cm" svg:viewBox="0 0 187 273" svg:d="M182 29c5-5 5-7 5-16-35 0-69 0-104 0-14 0-19 0-33-2-21-1-21-5-23-11-4 0-8 0-13 0-4 28-9 56-14 85 4 0 9 0 13 0 1-7 5-32 11-37 3-2 35-2 42-2 28 0 56 0 84 0-11 16-32 40-40 51-51 67-56 129-56 153 0 4 0 23 18 23 19 0 19-18 19-23s0-10 0-16c0-76 16-111 32-132 20-24 40-49 59-73z">
                <text:p/>
              </draw:path>
              <draw:path draw:style-name="gr3" draw:text-style-name="P2" draw:layer="layout" svg:width="0.173cm" svg:height="0.267cm" svg:x="5.586cm" svg:y="5.878cm" svg:viewBox="0 0 174 268" svg:d="M37 41c21 5 32 5 38 5 51 0 82-35 82-40 0-4-2-6-5-6-1 1 0 0-2 2-9 3-30 11-60 11-10 0-31 0-56-11-5-2-5-2-7-2-5 0-5 5-5 11 0 38 0 77 0 115 0 6 0 11 7 11 3 0 5 0 8-5 17-22 41-25 54-25 24 0 35 19 37 22 6 13 9 29 9 51 0 11 0 35-12 51-10 15-26 24-45 24-26 0-53-14-62-40 14 2 22-8 22-19 0-16-14-19-19-19-2 0-21 0-21 21 0 35 34 70 80 70 49 0 94-37 94-86 0-45-33-85-83-85-16 0-37 3-54 19 0-25 0-50 0-75z">
                <text:p/>
              </draw:path>
              <draw:path draw:style-name="gr3" draw:text-style-name="P2" draw:layer="layout" svg:width="0.173cm" svg:height="0.267cm" svg:x="5.809cm" svg:y="5.878cm" svg:viewBox="0 0 174 268" svg:d="M37 41c19 5 32 5 38 5 51 0 82-35 82-40 0-4-2-6-5-6-1 1-2 0-3 2-8 3-29 11-59 11-12 0-32 0-58-11-3-2-3-2-5-2-5 0-5 5-5 11 0 38 0 77 0 115 0 6 0 11 7 11 3 0 3 0 8-5 16-22 40-25 54-25 24 0 34 19 37 22 6 13 9 29 9 51 0 11 0 35-12 51-10 15-26 24-47 24-25 0-51-14-60-40 14 2 22-8 22-19 0-16-14-19-19-19-2 0-21 0-21 21 0 35 32 70 80 70 49 0 94-37 94-86 0-45-33-85-83-85-16 0-37 3-54 19 0-25 0-50 0-75z">
                <text:p/>
              </draw:path>
              <draw:path draw:style-name="gr3" draw:text-style-name="P2" draw:layer="layout" svg:width="0.344cm" svg:height="0.38cm" svg:x="6.057cm" svg:y="5.618cm" svg:viewBox="0 0 345 381" svg:d="M104 177c0-46 0-91 0-137 0-19 2-22 27-22 24 0 47 0 70 0 55 0 74 46 74 76 0 35-27 83-90 83-27 0-54 0-81 0zM237 182c54-11 92-46 92-88 0-49-51-94-124-94-69 0-137 0-205 0 0 6 0 12 0 18 4 0 9 0 13 0 43 0 45 4 45 25 0 98 0 197 0 295 0 19-2 26-45 26-4 0-9 0-13 0 0 5 0 11 0 17 74 0 147 0 221 0 73 0 124-49 124-102 0-49-46-91-108-97zM201 364c-23 0-46 0-70 0-25 0-27-4-27-23 0-51 0-102 0-153 35 0 70 0 105 0 56 0 80 53 80 91s-30 85-88 85z">
                <text:p/>
              </draw:path>
              <draw:path draw:style-name="gr3" draw:text-style-name="P2" draw:layer="layout" svg:width="0.252cm" svg:height="0.256cm" svg:x="6.458cm" svg:y="5.749cm" svg:viewBox="0 0 253 257" svg:d="M163 207c2 23 18 47 43 47 13 0 47-8 47-53 0-11 0-21 0-32-5 0-10 0-15 0 0 11 0 21 0 32 0 32-14 35-19 35-19 0-21-24-21-27 0-37 0-75 0-112 0-24 0-46-21-67-22-20-49-30-76-30-47 0-85 27-85 64 0 16 11 25 26 25 16 0 25-11 25-25 0-7-3-26-29-26 16-19 44-25 61-25 27 0 59 20 59 72 0 6 0 13 0 20-29 2-67 3-102 19-43 20-56 48-56 74 0 44 54 59 90 59s62-23 73-50zM158 116c0 19 0 38 0 56 0 53-40 72-65 72-27 0-50-19-50-48 0-30 23-76 115-80z">
                <text:p/>
              </draw:path>
            </draw:g>
          </draw:g>
          <draw:line draw:style-name="gr1" draw:text-style-name="P1" draw:layer="layout" svg:x1="7.771cm" svg:y1="3.9cm" svg:x2="7.771cm" svg:y2="6.2cm">
            <text:p/>
          </draw:line>
          <draw:g>
            <svg:title>TexMaths</svg:title>
            <svg:desc>12§latex§$7/2+$§svg§600§TRUE§</svg:desc>
            <draw:g>
              <draw:path draw:style-name="gr3" draw:text-style-name="P2" draw:layer="layout" svg:width="0.179cm" svg:height="0.292cm" svg:x="4.478cm" svg:y="1.261cm" svg:viewBox="0 0 180 293" svg:d="M176 29c4-6 4-6 4-16-34 0-68 0-102 0-52 0-52-5-54-13-4 0-7 0-11 0-4 29-9 57-13 86 4 0 7 0 11 0 1-6 5-32 9-38 4-3 36-3 42-3 29 0 58 0 87 0-4 8-38 53-47 68-37 56-52 114-52 157 0 4 0 23 20 23 19 0 19-19 19-23 0-7 0-14 0-21 0-24 1-47 5-69 2-10 7-46 26-72 19-27 37-53 56-79z">
                <text:p/>
              </draw:path>
              <draw:path draw:style-name="gr3" draw:text-style-name="P2" draw:layer="layout" svg:width="0.163cm" svg:height="0.419cm" svg:x="4.688cm" svg:y="1.23cm" svg:viewBox="0 0 164 420" svg:d="M162 17c2-6 2-7 2-9 0-4-5-8-8-8-4 0-6 1-7 4-49 133-98 266-147 399-2 6-2 8-2 9 0 4 4 8 8 8 6 0 8-4 10-11 48-131 96-261 144-392z">
                <text:p/>
              </draw:path>
              <draw:path draw:style-name="gr3" draw:text-style-name="P2" draw:layer="layout" svg:width="0.167cm" svg:height="0.278cm" svg:x="4.896cm" svg:y="1.266cm" svg:viewBox="0 0 168 279" svg:d="M32 247c15-15 30-29 45-44 66-57 91-80 91-122 0-47-39-81-90-81-47 0-78 38-78 75 0 24 20 24 22 24 7 0 22-4 22-22 0-11-8-22-22-22-4 0-4 0-6 0 10-27 32-42 57-42 38 0 56 34 56 68s-21 66-44 93c-27 29-53 59-80 89-5 5-5 6-5 16 52 0 104 0 156 0 4-24 8-49 12-73-4 0-7 0-11 0-2 13-5 31-10 37-2 4-30 4-39 4-25 0-50 0-76 0z">
                <text:p/>
              </draw:path>
              <draw:path draw:style-name="gr3" draw:text-style-name="P2" draw:layer="layout" svg:width="0.28cm" svg:height="0.278cm" svg:x="5.109cm" svg:y="1.301cm" svg:viewBox="0 0 281 279" svg:d="M149 148c39 0 78 0 117 0 6 0 15 0 15-9s-9-9-15-9c-39 0-78 0-117 0 0-39 0-78 0-117 0-6 0-13-9-13-8 0-8 7-8 13 0 39 0 78 0 117-39 0-78 0-118 0-6 0-14 0-14 9s8 9 14 9c40 0 79 0 118 0 0 40 0 79 0 118 0 6 0 13 8 13 9 0 9-7 9-13 0-39 0-78 0-118z">
                <text:p/>
              </draw:path>
            </draw:g>
          </draw:g>
          <draw:g>
            <svg:title>TexMaths</svg:title>
            <svg:desc>12§latex§$11/2+$§svg§600§TRUE§</svg:desc>
            <draw:g>
              <draw:path draw:style-name="gr3" draw:text-style-name="P2" draw:layer="layout" svg:width="0.138cm" svg:height="0.278cm" svg:x="9.08cm" svg:y="3.716cm" svg:viewBox="0 0 139 279" svg:d="M86 11c0-11 0-11-9-11-25 26-63 26-77 26 0 5 0 9 0 13 8 0 34 0 55-10 0 72 0 144 0 216 0 16-1 21-38 21-5 0-9 0-13 0 0 4 0 8 0 13 14-1 49-1 67-1 17 0 54 0 68 1 0-5 0-9 0-13-4 0-9 0-13 0-37 0-40-5-40-21 0-78 0-156 0-234z">
                <text:p/>
              </draw:path>
              <draw:path draw:style-name="gr3" draw:text-style-name="P2" draw:layer="layout" svg:width="0.138cm" svg:height="0.278cm" svg:x="9.291cm" svg:y="3.716cm" svg:viewBox="0 0 139 279" svg:d="M86 11c0-11 0-11-9-11-27 26-64 26-77 26 0 5 0 9 0 13 8 0 34 0 55-10 0 72 0 144 0 216 0 16-1 21-39 21-5 0-9 0-14 0 0 4 0 8 0 13 15-1 52-1 69-1s54 0 68 1c0-5 0-9 0-13-4 0-9 0-13 0-38 0-40-5-40-21 0-78 0-156 0-234z">
                <text:p/>
              </draw:path>
              <draw:path draw:style-name="gr3" draw:text-style-name="P2" draw:layer="layout" svg:width="0.162cm" svg:height="0.419cm" svg:x="9.488cm" svg:y="3.68cm" svg:viewBox="0 0 163 420" svg:d="M162 17c1-6 1-7 1-9 0-4-4-8-8-8-3 0-6 1-8 4-48 133-97 266-146 399-1 6-1 8-1 9 0 4 4 8 8 8 5 0 6-4 9-11 48-131 97-261 145-392z">
                <text:p/>
              </draw:path>
              <draw:path draw:style-name="gr3" draw:text-style-name="P2" draw:layer="layout" svg:width="0.167cm" svg:height="0.278cm" svg:x="9.696cm" svg:y="3.716cm" svg:viewBox="0 0 168 279" svg:d="M32 247c15-15 30-29 45-44 66-57 91-80 91-122 0-47-39-81-90-81-47 0-78 38-78 75 0 24 20 24 22 24 7 0 21-4 21-22 0-11-7-22-21-22-4 0-5 0-6 0 9-27 32-42 57-42 39 0 56 34 56 68s-21 66-44 93c-27 29-54 59-81 89-4 5-4 6-4 16 52 0 104 0 156 0 4-24 8-49 12-73-4 0-7 0-11 0-2 13-5 31-10 37-2 4-29 4-39 4-25 0-50 0-76 0z">
                <text:p/>
              </draw:path>
              <draw:path draw:style-name="gr3" draw:text-style-name="P2" draw:layer="layout" svg:width="0.28cm" svg:height="0.278cm" svg:x="9.908cm" svg:y="3.751cm" svg:viewBox="0 0 281 279" svg:d="M149 148c39 0 78 0 117 0 6 0 15 1 15-8s-9-10-15-10c-39 0-78 0-117 0 0-39 0-78 0-117 0-6 0-13-9-13-8 0-8 7-8 13 0 39 0 78 0 117-39 0-78 0-118 0-6 0-14 1-14 10s8 8 14 8c40 0 79 0 118 0 0 40 0 79 0 118 0 6 0 13 8 13 9 0 9-7 9-13 0-39 0-78 0-118z">
                <text:p/>
              </draw:path>
            </draw:g>
          </draw:g>
          <draw:g>
            <svg:title>TexMaths</svg:title>
            <svg:desc>12§latex§$3/2+$§svg§600§TRUE§</svg:desc>
            <draw:g>
              <draw:path draw:style-name="gr3" draw:text-style-name="P2" draw:layer="layout" svg:width="0.174cm" svg:height="0.287cm" svg:x="9.082cm" svg:y="6.116cm" svg:viewBox="0 0 175 288" svg:d="M104 132c35-12 59-41 59-75s-37-57-77-57c-43 0-75 25-75 56 0 15 9 23 21 23 14 0 22-10 22-22 0-21-19-21-26-21 13-20 42-26 56-26 18 0 41 9 41 47 0 5-2 29-12 48-14 19-27 22-37 22-4 0-14 1-17 1-4 0-6 1-6 5 0 5 2 5 9 5s13 0 20 0c33 0 49 28 49 69 0 57-29 69-47 69s-50-7-65-32c15 3 28-7 28-23 0-15-11-24-23-24-11 0-24 6-24 26 0 38 40 65 85 65 52 0 90-38 90-81 0-35-26-67-71-75z">
                <text:p/>
              </draw:path>
              <draw:path draw:style-name="gr3" draw:text-style-name="P2" draw:layer="layout" svg:width="0.163cm" svg:height="0.419cm" svg:x="9.298cm" svg:y="6.08cm" svg:viewBox="0 0 164 420" svg:d="M162 17c2-6 2-7 2-9 0-4-5-8-8-8-4 0-6 1-7 4-49 133-98 266-147 399-2 6-2 8-2 9 0 4 4 8 8 8 6 0 8-4 10-11 48-131 96-261 144-392z">
                <text:p/>
              </draw:path>
              <draw:path draw:style-name="gr3" draw:text-style-name="P2" draw:layer="layout" svg:width="0.167cm" svg:height="0.278cm" svg:x="9.506cm" svg:y="6.116cm" svg:viewBox="0 0 168 279" svg:d="M32 247c15-15 30-29 45-44 66-57 91-80 91-122 0-47-39-81-90-81-47 0-78 38-78 75 0 24 20 24 22 24 7 0 22-4 22-22 0-11-8-22-22-22-4 0-4 0-6 0 10-27 32-42 57-42 38 0 56 34 56 68s-21 66-44 93c-27 29-53 59-80 89-5 5-5 6-5 16 52 0 104 0 156 0 4-24 8-49 12-73-4 0-7 0-11 0-2 13-5 31-10 37-2 4-30 4-39 4-25 0-50 0-76 0z">
                <text:p/>
              </draw:path>
              <draw:path draw:style-name="gr3" draw:text-style-name="P2" draw:layer="layout" svg:width="0.28cm" svg:height="0.278cm" svg:x="9.719cm" svg:y="6.151cm" svg:viewBox="0 0 281 279" svg:d="M149 148c39 0 78 0 117 0 6 0 15 0 15-9s-9-9-15-9c-39 0-78 0-117 0 0-39 0-78 0-117 0-6 0-13-9-13-8 0-8 7-8 13 0 39 0 78 0 117-39 0-78 0-118 0-6 0-14 0-14 9s8 9 14 9c40 0 79 0 118 0 0 40 0 79 0 118 0 6 0 13 8 13 9 0 9-7 9-13 0-39 0-78 0-118z">
                <text:p/>
              </draw:path>
            </draw:g>
          </draw:g>
          <draw:g>
            <svg:title>TexMaths</svg:title>
            <svg:desc>12§latex§$2.55\,\mathrm{m}$§svg§600§TRUE§</svg:desc>
            <draw:g>
              <draw:path draw:style-name="gr3" draw:text-style-name="P2" draw:layer="layout" svg:width="0.167cm" svg:height="0.277cm" svg:x="5.478cm" svg:y="4.031cm" svg:viewBox="0 0 168 278" svg:d="M32 246c15-14 30-29 45-43 66-57 91-80 91-122 0-48-39-81-90-81-47 0-78 38-78 75 0 24 20 24 22 24 7 0 21-5 21-23 0-10-7-21-21-21-4 0-5 0-6 1 9-27 32-43 57-43 39 0 56 34 56 68s-21 67-44 92c-27 30-54 60-81 90-4 5-4 6-4 15 52 0 104 0 156 0 4-24 8-48 12-72-4 0-7 0-11 0-2 13-5 31-10 38-2 2-31 2-39 2-25 0-50 0-76 0z">
                <text:p/>
              </draw:path>
              <draw:path draw:style-name="gr3" draw:text-style-name="P2" draw:layer="layout" svg:width="0.043cm" svg:height="0.043cm" svg:x="5.703cm" svg:y="4.265cm" svg:viewBox="0 0 44 44" svg:d="M44 23c0-12-10-23-22-23-13 0-22 11-22 23s9 21 22 21c12 0 22-9 22-21z">
                <text:p/>
              </draw:path>
              <draw:path draw:style-name="gr3" draw:text-style-name="P2" draw:layer="layout" svg:width="0.167cm" svg:height="0.287cm" svg:x="5.805cm" svg:y="4.031cm" svg:viewBox="0 0 168 288" svg:d="M168 195c0-50-35-92-80-92-21 0-39 7-54 21 0-27 0-54 0-81 8 2 22 5 36 5 51 0 81-38 81-43 0-3-1-5-5-5-1 0-1 0-2 1-9 4-30 12-58 12-16 0-36-2-56-12-4-1-4-1-5-1-5 0-5 4-5 11 0 41 0 82 0 123 0 8 0 12 6 12 4 0 5-1 6-5 5-6 21-29 54-29 23 0 33 19 36 27 7 15 7 32 7 52 0 16 0 41-9 58-10 16-25 27-46 27-30 0-54-21-61-47 1 0 3 2 7 2 14 0 21-12 21-22s-7-20-21-20c-6 0-20 3-20 23 0 35 29 76 76 76 49 0 92-41 92-93z">
                <text:p/>
              </draw:path>
              <draw:path draw:style-name="gr3" draw:text-style-name="P2" draw:layer="layout" svg:width="0.167cm" svg:height="0.287cm" svg:x="6.015cm" svg:y="4.031cm" svg:viewBox="0 0 168 288" svg:d="M168 195c0-50-35-92-80-92-20 0-38 7-53 21 0-27 0-54 0-81 8 2 23 5 36 5 51 0 80-38 80-43 0-3-1-5-4-5-1 0-1 0-3 1-9 4-29 12-58 12-16 0-36-2-55-12-3-1-3-1-5-1-4 0-4 4-4 11 0 41 0 82 0 123 0 8 0 12 6 12 2 0 3-1 4-5 5-6 21-29 56-29 21 0 32 19 35 27 6 15 8 32 8 52 0 16 0 41-10 58-11 16-26 27-45 27-32 0-56-21-63-47 1 0 3 2 7 2 15 0 22-12 22-22s-7-20-22-20c-6 0-20 3-20 23 0 35 29 76 77 76s91-41 91-93z">
                <text:p/>
              </draw:path>
              <draw:path draw:style-name="gr3" draw:text-style-name="P2" draw:layer="layout" svg:width="0.328cm" svg:height="0.184cm" svg:x="6.288cm" svg:y="4.124cm" svg:viewBox="0 0 329 185" svg:d="M32 42c0 37 0 75 0 112 0 18-4 18-32 18 0 4 0 9 0 13 14 0 36-1 47-1 12 0 33 1 48 1 0-4 0-9 0-13-29 0-34 0-34-18 0-26 0-52 0-78 0-43 30-66 58-66 26 0 31 22 31 46 0 33 0 65 0 98 0 18-5 18-34 18 0 4 0 9 0 13 16 0 37-1 48-1s33 1 47 1c0-4 0-9 0-13-28 0-32 0-32-18 0-26 0-52 0-78 0-43 30-66 56-66 28 0 31 22 31 46 0 33 0 65 0 98 0 18-3 18-32 18 0 4 0 9 0 13 14 0 36-1 48-1 11 0 32 1 47 1 0-4 0-9 0-13-22 0-33 0-33-12 0-27 0-53 0-80 0-36 0-49-13-64-6-8-20-16-44-16-36 0-54 25-62 42-6-37-37-42-56-42-30 0-50 19-62 44 0-15 0-29 0-44-20 2-39 3-59 5 0 4 0 9 0 13 29 0 32 4 32 24z">
                <text:p/>
              </draw:path>
            </draw:g>
          </draw:g>
          <draw:g>
            <svg:title>TexMaths</svg:title>
            <svg:desc>12§latex§$\mathbf{9.6617\,MeV}\,\boldsymbol{\gamma}$§svg§600§TRUE§</svg:desc>
            <draw:g>
              <draw:path draw:style-name="gr3" draw:text-style-name="P2" draw:layer="layout" svg:width="0.201cm" svg:height="0.279cm" svg:x="7.98cm" svg:y="4.848cm" svg:viewBox="0 0 202 280" svg:d="M144 147c0 3 0 7 0 10 0 30-4 55-10 69-7 17-25 36-55 36-7 0-21-1-35-9 5-2 21-8 21-27 0-14-10-26-27-26-16 0-26 11-26 27 0 29 22 53 68 53 56 0 122-36 122-144 0-27 0-136-100-136-60 0-102 34-102 90 0 58 42 90 94 90 14 0 34-3 50-33zM97 165c-39 0-39-32-39-74 0-41 0-74 44-74 25 0 35 21 37 26 5 13 5 38 5 53 0 26-11 69-47 69z">
                <text:p/>
              </draw:path>
              <draw:path draw:style-name="gr3" draw:text-style-name="P2" draw:layer="layout" svg:width="0.045cm" svg:height="0.043cm" svg:x="8.238cm" svg:y="5.079cm" svg:viewBox="0 0 46 44" svg:d="M46 22c0-12-11-22-23-22s-23 10-23 22 11 22 23 22 23-10 23-22z">
                <text:p/>
              </draw:path>
              <draw:path draw:style-name="gr3" draw:text-style-name="P2" draw:layer="layout" svg:width="0.201cm" svg:height="0.279cm" svg:x="8.34cm" svg:y="4.848cm" svg:viewBox="0 0 202 280" svg:d="M58 132c0-3 0-6 0-9 0-48 8-66 10-72 11-20 34-34 59-34 9 0 22 1 33 11-16 2-23 13-23 26 0 14 9 25 25 25s26-11 26-26c0-27-16-53-62-53-56 0-126 36-126 142 0 33 4 66 20 96 21 31 53 42 82 42 59 0 100-35 100-91 0-59-44-90-94-90-10 0-34 0-50 33zM101 262c-22 0-33-17-36-24-7-13-7-44-7-51 0-53 22-72 46-72 40 0 40 31 40 73 0 43 0 74-43 74z">
                <text:p/>
              </draw:path>
              <draw:path draw:style-name="gr3" draw:text-style-name="P2" draw:layer="layout" svg:width="0.201cm" svg:height="0.279cm" svg:x="8.582cm" svg:y="4.848cm" svg:viewBox="0 0 202 280" svg:d="M58 132c0-3 0-6 0-9 0-48 8-66 10-72 11-20 34-34 59-34 9 0 22 1 33 11-16 2-23 13-23 26 0 14 9 25 25 25s28-11 28-26c0-27-18-53-63-53-57 0-127 36-127 142 0 33 4 66 20 96 21 31 53 42 82 42 59 0 100-35 100-91 0-59-44-90-94-90-10 0-34 0-50 33zM101 262c-22 0-33-17-36-24-7-13-7-44-7-51 0-53 22-72 46-72 40 0 40 31 40 73 0 43 0 74-43 74z">
                <text:p/>
              </draw:path>
              <draw:path draw:style-name="gr3" draw:text-style-name="P2" draw:layer="layout" svg:width="0.172cm" svg:height="0.274cm" svg:x="8.84cm" svg:y="4.848cm" svg:viewBox="0 0 173 275" svg:d="M113 13c0-8 0-13-11-13-5 0-5 0-10 4-32 24-75 24-84 24-2 0-5 0-8 0 0 6 0 12 0 19 3 0 6 0 8 0 6 0 30 0 54-9 0 73 0 145 0 217-19 0-38 0-57 0 0 7 0 14 0 20 18-1 63-1 84-1s65 0 84 1c0-6 0-13 0-20-20 0-40 0-60 0 0-81 0-161 0-242z">
                <text:p/>
              </draw:path>
              <draw:path draw:style-name="gr3" draw:text-style-name="P2" draw:layer="layout" svg:width="0.208cm" svg:height="0.288cm" svg:x="9.073cm" svg:y="4.84cm" svg:viewBox="0 0 209 289" svg:d="M205 34c4-5 4-6 4-21-29 0-58 0-87 0-9 0-70-2-76-3-10-3-10-6-11-10-7 0-13 0-19 0-6 36-11 71-16 107 7 0 14 0 20 0 4-33 10-38 11-39 5-2 40-2 47-2 24 0 47 0 71 0-8 9-15 18-23 27-41 47-71 103-71 166 0 30 23 30 27 30 6 0 26-3 26-30 0-7 0-13 0-20 0-20 1-40 4-61 3-27 13-52 27-69 22-25 44-50 66-75z">
                <text:p/>
              </draw:path>
              <draw:path draw:style-name="gr3" draw:text-style-name="P2" draw:layer="layout" svg:width="0.425cm" svg:height="0.288cm" svg:x="9.376cm" svg:y="4.835cm" svg:viewBox="0 0 426 289" svg:d="M212 233c-33-74-67-148-100-222-5-11-10-11-18-11-32 0-63 0-94 0 0 7 0 14 0 20 15 0 30 0 46 0 0 79 0 158 0 236 0 10-2 10-14 11-9 1-10 1-22 1-4 0-7 0-10 0 0 7 0 14 0 21 16-2 40-2 56-2 17 0 40 0 57 2 0-7 0-14 0-21-4 0-7 0-11 0-7 0-14 0-22-1-12-1-13-1-13-11 0-77 0-154 0-231 1 0 1 0 1 0 38 84 76 169 114 253 4 8 9 11 14 11 8 0 12-6 14-11 39-86 78-172 117-258 0 83 0 166 0 248-15 0-30 0-45 0 0 7 0 14 0 21 15-2 54-2 72-2 17 0 56 0 72 2 0-7 0-14 0-21-15 0-31 0-46 0 0-82 0-165 0-248 15 0 31 0 46 0 0-6 0-13 0-20-31 0-63 0-94 0-9 0-13 0-18 11-34 74-68 148-102 222z">
                <text:p/>
              </draw:path>
              <draw:path draw:style-name="gr3" draw:text-style-name="P2" draw:layer="layout" svg:width="0.195cm" svg:height="0.192cm" svg:x="9.832cm" svg:y="4.933cm" svg:viewBox="0 0 196 193" svg:d="M181 98c10 0 15 0 15-11 0-13-3-44-24-64-16-16-39-23-68-23-67 0-104 43-104 96 0 56 43 97 110 97 68 0 86-45 86-52 0-8-9-8-11-8-7 0-7 2-11 9-8 21-32 34-60 34-59 0-60-56-60-78 42 0 85 0 127 0zM54 85c1-17 1-35 11-48 11-17 27-21 39-21 50 0 51 53 51 69-34 0-67 0-101 0z">
                <text:p/>
              </draw:path>
              <draw:path draw:style-name="gr3" draw:text-style-name="P2" draw:layer="layout" svg:width="0.343cm" svg:height="0.291cm" svg:x="10.052cm" svg:y="4.835cm" svg:viewBox="0 0 344 292" svg:d="M301 29c2-5 5-9 35-9 3 0 5 0 8 0 0-6 0-13 0-20-15 1-36 1-48 1-16 0-38 0-55-1 0 7 0 14 0 20 5 0 37 0 37 5 0 1-1 4-1 5-28 64-57 128-85 191-30-67-60-134-90-201 13 0 26 0 40 0 0-6 0-13 0-20-16 1-57 1-75 1-17 0-51 0-67-1 0 7 0 14 0 20 13 0 26 0 40 0 38 87 77 174 116 260 4 9 5 12 17 12 6 0 12 0 17-11 37-84 74-168 111-252z">
                <text:p/>
              </draw:path>
              <draw:path draw:style-name="gr3" draw:text-style-name="P2" draw:layer="layout" svg:width="0.255cm" svg:height="0.278cm" svg:x="10.489cm" svg:y="4.933cm" svg:viewBox="0 0 256 279" svg:d="M185 110c-4-27-24-110-90-110-59 0-95 59-95 77 0 6 6 6 10 6s8 0 10-5c9-28 45-31 66-31 23 0 51 4 65 25 12 17 16 51 16 68s-1 20-5 29c-11 35-24 80-24 96 0 2 1 14 11 14s15-16 17-20c3-11 14-48 19-91 0-6 0-6 2-10 11-32 31-80 61-134 3-5 8-13 8-14 0-6-6-6-10-6-5 0-6 0-8 1s-23 38-53 105z">
                <text:p/>
              </draw:path>
            </draw:g>
          </draw:g>
          <draw:g>
            <svg:title>TexMaths</svg:title>
            <svg:desc>12§latex§$0.5210\,\mathrm{MeV}\,\beta^{-}$§svg§600§TRUE§</svg:desc>
            <draw:g>
              <draw:path draw:style-name="gr3" draw:text-style-name="P2" draw:layer="layout" svg:width="0.177cm" svg:height="0.287cm" svg:x="4.08cm" svg:y="2.151cm" svg:viewBox="0 0 178 288" svg:d="M178 146c0-34-3-68-17-98-19-41-54-48-72-48-25 0-57 11-73 50-14 29-16 62-16 96 0 31 1 68 19 100 18 34 48 42 70 42 23 0 54-8 73-48 13-28 16-62 16-94zM89 280c-17 0-42-11-49-51-5-26-5-64-5-89 0-26 0-54 3-77 9-50 40-53 51-53 13 0 41 7 49 49 5 24 5 55 5 81 0 32 0 60-5 87-6 40-30 53-49 53z">
                <text:p/>
              </draw:path>
              <draw:path draw:style-name="gr3" draw:text-style-name="P2" draw:layer="layout" svg:width="0.043cm" svg:height="0.043cm" svg:x="4.31cm" svg:y="2.386cm" svg:viewBox="0 0 44 44" svg:d="M44 22c0-12-9-22-21-22s-23 10-23 22 11 22 23 22 21-10 21-22z">
                <text:p/>
              </draw:path>
              <draw:path draw:style-name="gr3" draw:text-style-name="P2" draw:layer="layout" svg:width="0.167cm" svg:height="0.287cm" svg:x="4.412cm" svg:y="2.151cm" svg:viewBox="0 0 168 288" svg:d="M168 195c0-49-35-92-80-92-20 0-39 7-53 21 0-27 0-54 0-81 8 2 21 6 36 6 51 0 81-38 81-44 0-3-2-5-4-5s-2 0-4 1c-8 4-29 12-58 12-16 0-36-2-55-11-3-1-5-1-6-1-3 0-3 3-3 10 0 41 0 83 0 124 0 7 0 11 6 11 2 0 3-1 4-4 5-7 21-30 56-30 21 0 32 20 36 28 6 16 7 31 7 53 0 14 0 39-10 57-11 17-26 28-45 28-32 0-56-23-63-48 1 1 3 1 7 1 15 0 22-10 22-20 0-11-7-21-22-21-6 0-20 3-20 22 0 36 29 76 77 76s91-39 91-93z">
                <text:p/>
              </draw:path>
              <draw:path draw:style-name="gr3" draw:text-style-name="P2" draw:layer="layout" svg:width="0.167cm" svg:height="0.279cm" svg:x="4.623cm" svg:y="2.151cm" svg:viewBox="0 0 168 280" svg:d="M32 248c15-15 30-29 45-43 66-59 91-82 91-124 0-47-38-81-90-81-47 0-78 38-78 77 0 22 20 22 22 22 7 0 22-4 22-21 0-11-8-22-22-22-4 0-5 0-6 0 9-27 32-43 57-43 39 0 57 35 57 68 0 34-22 67-45 94-27 30-53 60-80 89-5 5-5 5-5 16 52 0 104 0 156 0 4-24 8-49 12-73-4 0-7 0-11 0-2 12-5 31-9 37-3 4-30 4-40 4-25 0-50 0-76 0z">
                <text:p/>
              </draw:path>
              <draw:path draw:style-name="gr3" draw:text-style-name="P2" draw:layer="layout" svg:width="0.138cm" svg:height="0.279cm" svg:x="4.85cm" svg:y="2.151cm" svg:viewBox="0 0 139 280" svg:d="M86 11c0-10 0-11-9-11-27 28-64 28-77 28 0 4 0 8 0 13 8 0 34 0 55-12 0 72 0 145 0 217 0 16-1 21-39 21-5 0-9 0-14 0 0 4 0 9 0 13 15-1 52-1 69-1s54 0 68 1c0-4 0-9 0-13-4 0-9 0-13 0-38 0-40-5-40-21 0-78 0-157 0-235z">
                <text:p/>
              </draw:path>
              <draw:path draw:style-name="gr3" draw:text-style-name="P2" draw:layer="layout" svg:width="0.177cm" svg:height="0.287cm" svg:x="5.04cm" svg:y="2.151cm" svg:viewBox="0 0 178 288" svg:d="M178 146c0-34-3-68-17-98-19-41-54-48-72-48-25 0-55 11-73 50-14 29-16 62-16 96 0 31 2 68 19 100 18 34 49 42 70 42 23 0 55-8 73-48 13-28 16-62 16-94zM89 280c-17 0-42-11-49-51-5-26-5-64-5-89 0-26 0-54 3-77 9-50 40-53 51-53 14 0 42 7 49 49 5 24 5 55 5 81 0 32 0 60-5 87-6 40-30 53-49 53z">
                <text:p/>
              </draw:path>
              <draw:path draw:style-name="gr3" draw:text-style-name="P2" draw:layer="layout" svg:width="0.353cm" svg:height="0.286cm" svg:x="5.32cm" svg:y="2.144cm" svg:viewBox="0 0 354 287" svg:d="M85 10c-3-10-5-10-14-10-24 0-47 0-71 0 0 4 0 9 0 13 3 0 6 0 10 0 32 0 33 5 33 21 0 69 0 139 0 209 0 11 0 31-43 31 0 4 0 9 0 13 14-1 35-1 49-1s35 0 49 1c0-4 0-9 0-13-43 0-43-20-43-31 0-75 0-151 0-226 34 87 68 174 102 261 1 6 4 9 9 9 4 0 6-3 7-8 34-89 68-177 103-266h1c0 80 0 160 0 241 0 15-1 20-34 20-3 0-6 0-9 0 0 4 0 9 0 13 15-1 44-1 60-1s44 0 60 1c0-4 0-9 0-13-3 0-7 0-10 0-32 0-33-5-33-20 0-74 0-147 0-220 0-16 1-21 33-21 3 0 7 0 10 0 0-4 0-9 0-13-24 0-47 0-71 0-11 0-11 1-14 8-31 79-61 158-91 236-31-78-62-156-93-234z">
                <text:p/>
              </draw:path>
              <draw:path draw:style-name="gr3" draw:text-style-name="P2" draw:layer="layout" svg:width="0.161cm" svg:height="0.192cm" svg:x="5.703cm" svg:y="2.243cm" svg:viewBox="0 0 162 193" svg:d="M35 81c2-62 38-73 53-73 43 0 46 58 46 73-33 0-66 0-99 0zM35 91c39 0 78 0 117 0 9 0 10 0 10-10 0-40-23-81-74-81-50 0-88 43-88 96 0 56 43 97 92 97 52 0 70-47 70-55 0-4-2-5-5-5s-5 2-6 6c-14 43-53 43-56 43-22 0-39-13-48-29-12-19-12-48-12-62z">
                <text:p/>
              </draw:path>
              <draw:path draw:style-name="gr3" draw:text-style-name="P2" draw:layer="layout" svg:width="0.299cm" svg:height="0.295cm" svg:x="5.885cm" svg:y="2.144cm" svg:viewBox="0 0 300 296" svg:d="M254 42c6-16 17-29 46-29 0-4 0-9 0-13-13 1-30 1-41 1-12 0-37 0-48-1 0 4 0 9 0 13 22 0 31 12 31 22 0 2-1 6-2 8-26 67-51 135-77 202-27-70-53-141-80-211-3-6-3-8-3-9 0-12 24-12 34-12 0-4 0-9 0-13-14 1-44 1-60 1-20 0-38 0-54-1 0 4 0 9 0 13 28 0 36 0 42 16 32 86 65 172 97 258 4 7 6 9 11 9 7 0 8-2 11-8 31-82 62-164 93-246z">
                <text:p/>
              </draw:path>
              <draw:path draw:style-name="gr3" draw:text-style-name="P2" draw:layer="layout" svg:width="0.229cm" svg:height="0.377cm" svg:x="6.282cm" svg:y="2.134cm" svg:viewBox="0 0 230 378" svg:d="M230 57c0-31-24-57-57-57-24 0-36 7-52 18-23 17-45 57-54 90-22 88-45 177-67 265 0 3 2 5 5 5s5-1 6-2c9-39 19-78 29-116 8 25 26 40 57 40s63-14 82-32c20-20 33-47 33-78 0-30-15-51-31-62 25-14 49-41 49-71zM154 127c-5 2-10 3-20 3-6 0-14 0-19-1 1-5 17-3 21-3 9 0 13 0 18 1zM206 48c0 30-15 60-38 73-11-5-19-5-32-5-9 0-33-1-33 13 0 12 22 11 30 11 16 0 22-1 34-6 17 16 18 29 19 48 1 24-10 55-22 72-15 22-44 38-68 38-32 0-48-25-48-55 0-4 0-10 2-18 9-36 18-71 27-107 9-35 39-102 90-102 25 0 39 13 39 38z">
                <text:p/>
              </draw:path>
              <draw:path draw:style-name="gr3" draw:text-style-name="P2" draw:layer="layout" svg:width="0.198cm" svg:height="0.013cm" svg:x="6.563cm" svg:y="2.197cm" svg:viewBox="0 0 199 14" svg:d="M187 14c5 0 12 0 12-7s-7-7-12-7c-59 0-117 0-176 0-5 0-11 0-11 7s6 7 11 7c59 0 117 0 176 0z">
                <text:p/>
              </draw:path>
            </draw:g>
          </draw:g>
          <draw:g>
            <svg:title>TexMaths</svg:title>
            <svg:desc>12§latex§$1.174\,\mathrm{MeV}\,\beta^{-}$§svg§600§TRUE§</svg:desc>
            <draw:g>
              <draw:path draw:style-name="gr3" draw:text-style-name="P2" draw:layer="layout" svg:width="0.138cm" svg:height="0.278cm" svg:x="1.981cm" svg:y="4.652cm" svg:viewBox="0 0 139 279" svg:d="M86 11c0-10 0-11-9-11-27 26-63 26-77 26 0 5 0 9 0 13 8 0 34 0 55-10 0 72 0 144 0 216 0 16-1 21-38 21-5 0-10 0-15 0 0 4 0 8 0 13 16-1 52-1 69-1s54 0 68 1c0-5 0-9 0-13-4 0-9 0-13 0-38 0-40-5-40-21 0-78 0-156 0-234z">
                <text:p/>
              </draw:path>
              <draw:path draw:style-name="gr3" draw:text-style-name="P2" draw:layer="layout" svg:width="0.043cm" svg:height="0.043cm" svg:x="2.191cm" svg:y="4.886cm" svg:viewBox="0 0 44 44" svg:d="M44 23c0-13-10-23-22-23-13 0-22 10-22 23 0 12 9 21 22 21 12 0 22-9 22-21z">
                <text:p/>
              </draw:path>
              <draw:path draw:style-name="gr3" draw:text-style-name="P2" draw:layer="layout" svg:width="0.137cm" svg:height="0.278cm" svg:x="2.31cm" svg:y="4.652cm" svg:viewBox="0 0 138 279" svg:d="M86 11c0-10 0-11-10-11-26 26-63 26-76 26 0 5 0 9 0 13 8 0 32 0 55-10 0 72 0 144 0 216 0 16-2 21-39 21-5 0-9 0-14 0 0 4 0 8 0 13 15-1 51-1 69-1 17 0 53 0 67 1 0-5 0-9 0-13-4 0-9 0-13 0-37 0-39-5-39-21 0-78 0-156 0-234z">
                <text:p/>
              </draw:path>
              <draw:path draw:style-name="gr3" draw:text-style-name="P2" draw:layer="layout" svg:width="0.179cm" svg:height="0.292cm" svg:x="2.506cm" svg:y="4.647cm" svg:viewBox="0 0 180 293" svg:d="M176 29c4-5 4-6 4-15-34 0-68 0-102 0-52 0-53-6-54-14-4 0-7 0-11 0-4 29-9 58-13 87 3 0 6 0 10 0 1-7 6-33 10-38 4-2 36-2 42-2 29 0 58 0 87 0-5 6-37 51-47 66-38 56-52 114-52 157 0 4 0 23 20 23 19 0 19-19 19-23 0-7 0-14 0-21 0-24 1-47 5-69 1-10 7-46 26-72 19-27 37-53 56-79z">
                <text:p/>
              </draw:path>
              <draw:path draw:style-name="gr3" draw:text-style-name="P2" draw:layer="layout" svg:width="0.186cm" svg:height="0.283cm" svg:x="2.704cm" svg:y="4.647cm" svg:viewBox="0 0 187 284" svg:d="M113 214c0 13 0 25 0 37 0 15-1 19-33 19-2 0-5 0-8 0 0 5 0 9 0 14 17-2 38-2 56-2s41 0 58 2c0-5 0-9 0-14-3 0-6 0-9 0-31 0-32-4-32-19 0-12 0-24 0-37 14 0 28 0 42 0 0-4 0-9 0-13-14 0-28 0-42 0 0-63 0-127 0-190 0-9 0-11-7-11-4 0-5 0-8 5-44 65-87 131-130 196 0 4 0 9 0 13 38 0 75 0 113 0zM115 201c-34 0-69 0-103 0 34-52 69-104 103-156 0 52 0 104 0 156z">
                <text:p/>
              </draw:path>
              <draw:path draw:style-name="gr3" draw:text-style-name="P2" draw:layer="layout" svg:width="0.354cm" svg:height="0.285cm" svg:x="2.99cm" svg:y="4.645cm" svg:viewBox="0 0 355 286" svg:d="M85 10c-3-10-5-10-14-10-24 0-47 0-71 0 0 4 0 9 0 13 3 0 6 0 10 0 32 0 33 5 33 19 0 70 0 140 0 210 0 12 0 31-43 31 0 4 0 9 0 13 14 0 35-1 49-1 15 0 35 1 49 1 0-4 0-9 0-13-43 0-43-19-43-31 0-75 0-150 0-225 34 86 68 173 102 259 2 6 4 10 8 10 5 0 6-4 8-8 34-89 69-177 104-265 0 80 0 161 0 241 0 14-1 19-34 19-3 0-6 0-9 0 0 4 0 9 0 13 15-1 44-1 60-1s45 0 61 1c0-4 0-9 0-13-4 0-7 0-11 0-32 0-33-5-33-19 0-74 0-148 0-222 0-14 1-19 33-19 4 0 7 0 11 0 0-4 0-9 0-13-24 0-48 0-72 0-11 0-11 0-13 8-31 79-62 158-93 236-30-78-61-156-92-234z">
                <text:p/>
              </draw:path>
              <draw:path draw:style-name="gr3" draw:text-style-name="P2" draw:layer="layout" svg:width="0.162cm" svg:height="0.192cm" svg:x="3.372cm" svg:y="4.743cm" svg:viewBox="0 0 163 193" svg:d="M35 83c2-63 38-73 53-73 43 0 46 56 46 73-33 0-66 0-99 0zM35 91c39 0 78 0 117 0 10 0 11 0 11-8 0-42-23-83-75-83-50 0-88 43-88 96 0 56 44 97 92 97 52 0 71-47 71-55 0-4-4-5-6-5-3 0-5 2-5 6-15 43-52 43-57 43-21 0-39-12-48-28-12-20-12-47-12-63z">
                <text:p/>
              </draw:path>
              <draw:path draw:style-name="gr3" draw:text-style-name="P2" draw:layer="layout" svg:width="0.298cm" svg:height="0.295cm" svg:x="3.556cm" svg:y="4.645cm" svg:viewBox="0 0 299 296" svg:d="M253 41c6-16 18-28 46-28 0-4 0-9 0-13-12 1-29 1-41 1s-37-1-48-1c0 4 0 9 0 13 23 0 31 11 31 21 0 3-1 5-2 8-26 67-52 135-77 202-27-70-54-141-80-212-3-6-3-6-3-7 0-12 24-12 35-12 0-4 0-9 0-13-16 1-44 1-61 1-21 0-39-1-53-1 0 4 0 9 0 13 28 0 35 0 41 16 33 85 65 171 98 257 3 8 5 10 10 10 7 0 8-3 10-9 32-82 63-164 94-246z">
                <text:p/>
              </draw:path>
              <draw:path draw:style-name="gr3" draw:text-style-name="P2" draw:layer="layout" svg:width="0.229cm" svg:height="0.376cm" svg:x="3.951cm" svg:y="4.635cm" svg:viewBox="0 0 230 377" svg:d="M230 57c0-31-23-57-57-57-24 0-36 7-51 18-24 17-46 57-55 89-22 88-45 177-67 265 0 3 3 5 6 5s5-1 5-2c9-39 19-77 29-115 8 25 27 40 57 40 31 0 62-15 82-33 20-19 33-47 33-77 0-31-15-52-30-63 24-13 48-40 48-70zM155 127c-6 2-11 2-21 2-6 0-14 1-19-1 1-4 17-4 22-4 8 0 12 0 18 3zM206 48c0 29-15 60-37 72-12-4-20-5-32-5-10 0-33 0-33 13-1 12 21 11 29 11 16 0 22 0 35-5 15 14 18 28 18 47 1 24-10 56-22 72-15 22-44 38-68 38-31 0-48-24-48-54 0-5 0-11 2-19 9-35 18-70 27-105 9-36 39-103 91-103 24 0 38 13 38 38z">
                <text:p/>
              </draw:path>
              <draw:path draw:style-name="gr3" draw:text-style-name="P2" draw:layer="layout" svg:width="0.198cm" svg:height="0.013cm" svg:x="4.232cm" svg:y="4.698cm" svg:viewBox="0 0 199 14" svg:d="M187 14c5 0 12 0 12-7s-7-7-12-7c-58 0-117 0-175 0-5 0-12 0-12 7s6 7 12 7c58 0 117 0 175 0z">
                <text:p/>
              </draw:path>
            </draw:g>
          </draw:g>
          <draw:g>
            <svg:title>TexMaths</svg:title>
            <svg:desc>8§latex§$94.6\%$§svg§600§TRUE§</svg:desc>
            <draw:g>
              <draw:path draw:style-name="gr3" draw:text-style-name="P2" draw:layer="layout" svg:width="0.116cm" svg:height="0.192cm" svg:x="4.18cm" svg:y="3.454cm" svg:viewBox="0 0 117 193" svg:d="M91 97c0 3 0 6 0 9 0 66-29 79-45 79-5 0-20-1-28-11 12 0 15-8 15-13 0-8-7-12-13-12-5 0-13 2-13 13 0 19 15 31 39 31 36 0 71-39 71-99 0-76-33-94-58-94-15 0-29 5-41 18-12 12-18 24-18 45 0 34 25 62 56 62 18 0 29-12 35-28zM57 119c-5 0-18 0-27-18-4-10-4-24-4-38 0-15 0-29 5-38 7-15 19-19 28-19 13 0 23 10 27 23 4 9 4 26 4 40 0 23-9 50-33 50z">
                <text:p/>
              </draw:path>
              <draw:path draw:style-name="gr3" draw:text-style-name="P2" draw:layer="layout" svg:width="0.123cm" svg:height="0.188cm" svg:x="4.317cm" svg:y="3.451cm" svg:viewBox="0 0 124 189" svg:d="M74 143c0 8 0 17 0 25 0 9 0 13-21 13-2 0-4 0-6 0 0 2 0 5 0 8 11 0 26 0 38 0 11 0 27 0 38 0 0-3 0-6 0-8-2 0-4 0-5 0-21 0-22-4-22-13 0-8 0-17 0-25 9 0 19 0 28 0 0-3 0-6 0-9-9 0-19 0-28 0 0-42 0-84 0-127 0-5 0-7-5-7-2 0-3 0-5 3-29 44-57 88-86 131 0 3 0 6 0 9 25 0 50 0 74 0zM76 134c-23 0-46 0-69 0 23-34 46-69 69-104 0 35 0 70 0 104z">
                <text:p/>
              </draw:path>
              <draw:path draw:style-name="gr3" draw:text-style-name="P2" draw:layer="layout" svg:width="0.029cm" svg:height="0.029cm" svg:x="4.473cm" svg:y="3.611cm" svg:viewBox="0 0 30 30" svg:d="M30 15c0-9-7-15-15-15s-15 7-15 15c0 9 7 15 15 15s15-7 15-15z">
                <text:p/>
              </draw:path>
              <draw:path draw:style-name="gr3" draw:text-style-name="P2" draw:layer="layout" svg:width="0.115cm" svg:height="0.192cm" svg:x="4.539cm" svg:y="3.454cm" svg:viewBox="0 0 116 193" svg:d="M25 94c0-2 0-4 0-6 0-71 35-82 49-82 7 0 19 3 24 12-4 0-15 0-15 12 0 9 7 13 13 13 5 0 13-2 13-13 0-17-12-30-35-30-36 0-74 36-74 97 0 76 32 96 58 96 32 0 58-27 58-64 0-36-25-63-56-63-19 0-30 15-35 28zM58 185c-17 0-26-17-28-21-4-14-4-36-4-41 0-22 8-50 34-50 4 0 17 0 26 17 5 11 5 25 5 39 0 13 0 28-5 37-8 17-21 19-28 19z">
                <text:p/>
              </draw:path>
              <draw:path draw:style-name="gr3" draw:text-style-name="P2" draw:layer="layout" svg:width="0.201cm" svg:height="0.225cm" svg:x="4.683cm" svg:y="3.43cm" svg:viewBox="0 0 202 226" svg:d="M177 11c1-3 2-4 2-5 0-4-3-6-6-6s-4 2-6 4c-14 19-33 26-53 26s-37-6-52-21c-6-5-12-9-20-9-22 0-42 24-42 57s20 56 42 56c20 0 36-25 36-56 0-4 0-17-6-32 18 10 32 12 42 12 22 0 35-9 38-10-42 63-84 125-126 188-3 3-3 5-3 5 0 4 3 6 6 6s3-2 5-4c48-70 95-141 143-211zM42 107c-6 0-24-4-24-50 0-47 18-51 24-51 15 0 28 21 28 51s-14 50-28 50zM165 220c-5 0-24-4-24-51 0-46 19-50 24-50 16 0 30 21 30 50 0 31-14 51-30 51zM202 169c0-32-17-56-37-56-21 0-40 24-40 56 0 34 20 57 40 57 21 0 37-25 37-57z">
                <text:p/>
              </draw:path>
            </draw:g>
          </draw:g>
          <draw:g>
            <svg:title>TexMaths</svg:title>
            <svg:desc>8§latex§$5.4\%$§svg§600§TRUE§</svg:desc>
            <draw:g>
              <draw:path draw:style-name="gr3" draw:text-style-name="P2" draw:layer="layout" svg:width="0.111cm" svg:height="0.192cm" svg:x="4.381cm" svg:y="5.754cm" svg:viewBox="0 0 112 193" svg:d="M112 130c0-33-23-61-54-61-13 0-25 4-35 14 0-18 0-37 0-55 6 2 15 4 23 4 35 0 55-26 55-29 0-2-1-3-3-3 0 0-1 0-2 1-6 2-19 8-38 8-12 0-24-3-38-8-2-1-2-1-3-1-3 0-3 2-3 6 0 28 0 56 0 83 0 6 0 8 4 8 2 0 3-1 4-3 3-4 13-19 36-19 15 0 21 13 24 18 4 10 5 21 5 35 0 10 0 27-7 38-6 11-17 19-30 19-20 0-36-16-41-32 1 0 1 0 5 0 9 0 13-6 13-13s-4-14-13-14c-4 0-14 3-14 15 0 24 19 52 50 52 33 0 62-28 62-63z">
                <text:p/>
              </draw:path>
              <draw:path draw:style-name="gr3" draw:text-style-name="P2" draw:layer="layout" svg:width="0.029cm" svg:height="0.029cm" svg:x="4.531cm" svg:y="5.911cm" svg:viewBox="0 0 30 30" svg:d="M30 15c0-9-7-15-16-15-8 0-14 7-14 15 0 9 6 15 14 15 9 0 16-7 16-15z">
                <text:p/>
              </draw:path>
              <draw:path draw:style-name="gr3" draw:text-style-name="P2" draw:layer="layout" svg:width="0.123cm" svg:height="0.188cm" svg:x="4.593cm" svg:y="5.751cm" svg:viewBox="0 0 124 189" svg:d="M74 143c0 8 0 17 0 25 0 9 0 13-20 13-3 0-5 0-7 0 0 2 0 5 0 8 12 0 27 0 39 0 11 0 26 0 37 0 0-3 0-6 0-8-2 0-4 0-5 0-21 0-22-4-22-13 0-8 0-17 0-25 9 0 19 0 28 0 0-3 0-6 0-9-9 0-19 0-28 0 0-42 0-84 0-127 0-5 0-7-4-7-3 0-4 0-6 3-28 44-57 88-86 131 0 3 0 6 0 9 25 0 50 0 74 0zM76 134c-23 0-45 0-68 0 23-34 45-69 68-104 0 35 0 70 0 104z">
                <text:p/>
              </draw:path>
              <draw:path draw:style-name="gr3" draw:text-style-name="P2" draw:layer="layout" svg:width="0.201cm" svg:height="0.225cm" svg:x="4.741cm" svg:y="5.73cm" svg:viewBox="0 0 202 226" svg:d="M177 11c1-3 2-4 2-5 0-4-2-6-6-6-3 0-4 2-6 4-13 19-33 26-53 26s-37-6-52-21c-6-5-12-9-20-9-22 0-42 24-42 57s20 56 42 56c20 0 36-25 36-56 0-4 0-17-6-32 18 10 32 12 42 12 22 0 36-9 38-10-42 63-84 125-126 188-3 3-3 5-3 5 0 4 3 6 6 6s4-2 5-4c48-70 95-141 143-211zM42 107c-6 0-24-4-24-50 0-47 18-51 24-51 15 0 29 21 29 51s-15 50-29 50zM166 220c-5 0-24-4-24-51 0-46 18-50 24-50 15 0 29 21 29 50 0 31-14 51-29 51zM202 169c0-32-17-56-37-56s-40 24-40 56c0 34 20 57 40 57 21 0 37-25 37-57z">
                <text:p/>
              </draw:path>
            </draw:g>
          </draw:g>
          <draw:g>
            <svg:title>TexMaths</svg:title>
            <svg:desc>8§latex§$85.1\%$§svg§600§TRUE§</svg:desc>
            <draw:g>
              <draw:path draw:style-name="gr3" draw:text-style-name="P2" draw:layer="layout" svg:width="0.116cm" svg:height="0.192cm" svg:x="7.982cm" svg:y="5.754cm" svg:viewBox="0 0 117 193" svg:d="M34 58c-13-8-14-18-14-22 0-18 18-30 38-30s39 16 39 36c0 16-11 29-28 39-12-8-24-15-35-23zM75 85c20-11 34-25 34-43 0-26-25-42-51-42-28 0-51 21-51 46 0 6 1 18 13 31 3 4 14 11 21 16-17 8-41 24-41 51 0 29 29 49 58 49 32 0 59-24 59-54 0-10-3-22-15-34-4-6-9-9-27-20zM47 97c12 7 23 14 35 21 8 6 20 14 20 31 0 21-20 36-44 36s-44-18-44-41c0-16 9-35 33-47z">
                <text:p/>
              </draw:path>
              <draw:path draw:style-name="gr3" draw:text-style-name="P2" draw:layer="layout" svg:width="0.111cm" svg:height="0.192cm" svg:x="8.124cm" svg:y="5.754cm" svg:viewBox="0 0 112 193" svg:d="M112 130c0-33-22-61-53-61-13 0-25 4-36 14 0-18 0-37 0-55 6 2 15 4 24 4 35 0 55-26 55-29 0-2-1-3-4-3l-2 1c-6 2-19 8-38 8-11 0-24-3-37-8-3-1-2-1-3-1-4 0-4 2-4 6 0 28 0 56 0 83 0 6 0 8 4 8 3 0 3-1 4-3 4-4 14-19 36-19 15 0 22 13 24 18 4 10 5 21 5 35 0 10 0 27-6 38-7 11-18 19-31 19-20 0-36-16-40-32 0 0 1 0 4 0 9 0 14-6 14-13s-5-14-14-14c-4 0-14 3-14 15 0 24 20 52 51 52 33 0 61-28 61-63z">
                <text:p/>
              </draw:path>
              <draw:path draw:style-name="gr3" draw:text-style-name="P2" draw:layer="layout" svg:width="0.029cm" svg:height="0.029cm" svg:x="8.275cm" svg:y="5.911cm" svg:viewBox="0 0 30 30" svg:d="M30 15c0-9-7-15-15-15s-15 7-15 15c0 9 7 15 15 15s15-7 15-15z">
                <text:p/>
              </draw:path>
              <draw:path draw:style-name="gr3" draw:text-style-name="P2" draw:layer="layout" svg:width="0.092cm" svg:height="0.185cm" svg:x="8.354cm" svg:y="5.754cm" svg:viewBox="0 0 93 186" svg:d="M58 7c0-7 0-7-7-7-17 18-42 18-51 18 0 3 0 5 0 8 6 0 22 0 37-7 0 48 0 97 0 145 0 10-1 13-27 13-3 0-5 0-8 0 0 3 0 6 0 9 9-1 34-1 45-1s36 0 46 1c0-3 0-6 0-9-3 0-6 0-9 0-26 0-26-3-26-13 0-52 0-105 0-157z">
                <text:p/>
              </draw:path>
              <draw:path draw:style-name="gr3" draw:text-style-name="P2" draw:layer="layout" svg:width="0.201cm" svg:height="0.225cm" svg:x="8.485cm" svg:y="5.73cm" svg:viewBox="0 0 202 226" svg:d="M177 11c1-3 2-4 2-5 0-4-3-6-6-6s-4 2-6 4c-14 19-33 26-53 26s-37-6-52-21c-6-5-12-9-20-9-22 0-42 24-42 57s20 56 42 56c20 0 36-25 36-56 0-4 0-17-6-32 18 10 32 12 42 12 22 0 35-9 38-10-42 63-84 125-126 188-3 3-3 5-3 5 0 4 3 6 6 6s3-2 5-4c48-70 95-141 143-211zM42 107c-6 0-24-4-24-50 0-47 18-51 24-51 15 0 28 21 28 51s-14 50-28 50zM165 220c-5 0-24-4-24-51 0-46 19-50 24-50 16 0 30 21 30 50 0 31-14 51-30 51zM202 169c0-32-17-56-37-56-21 0-40 24-40 56 0 34 20 57 40 57 21 0 37-25 37-57z">
                <text:p/>
              </draw:path>
            </draw:g>
          </draw:g>
        </draw:g>
        <draw:g>
          <draw:line draw:style-name="gr1" draw:text-style-name="P1" draw:layer="layout" svg:x1="13.3cm" svg:y1="1.45cm" svg:x2="15.7cm" svg:y2="3.8cm">
            <text:p/>
          </draw:line>
          <draw:line draw:style-name="gr2" draw:text-style-name="P1" draw:layer="layout" svg:x1="11.2cm" svg:y1="1.45cm" svg:x2="14.7cm" svg:y2="1.45cm">
            <text:p/>
          </draw:line>
          <draw:g>
            <svg:title>TexMaths</svg:title>
            <svg:desc>16§latex§$\ce{_{27}^{60}}\mathrm{Co}$§svg§600§TRUE§</svg:desc>
            <draw:g>
              <draw:path draw:style-name="gr3" draw:text-style-name="P2" draw:layer="layout" svg:width="0.181cm" svg:height="0.267cm" svg:x="11.079cm" svg:y="0.732cm" svg:viewBox="0 0 182 268" svg:d="M38 132c0-31 4-60 18-84 14-22 35-37 61-37 11 0 27 3 35 15-11 0-19 8-19 19 0 9 8 17 19 17s19-8 19-19c0-22-18-43-56-43-56 0-115 53-115 136 0 102 48 132 93 132 48 0 89-37 89-88 0-49-40-86-86-86-32 0-48 21-58 38zM93 255c-21 0-35-11-45-28-5-12-8-31-8-55 0-38 22-67 54-67 18 0 31 7 40 21 10 16 10 32 10 54 0 23 0 40-11 55-10 14-21 20-40 20z">
                <text:p/>
              </draw:path>
              <draw:path draw:style-name="gr3" draw:text-style-name="P2" draw:layer="layout" svg:width="0.181cm" svg:height="0.267cm" svg:x="11.303cm" svg:y="0.732cm" svg:viewBox="0 0 182 268" svg:d="M182 136c0-43-5-74-22-102-13-18-37-34-69-34-91 0-91 107-91 136 0 28 0 132 91 132s91-104 91-132zM91 257c-17 0-41-10-49-42-7-24-7-55-7-84s0-59 7-80c8-32 33-40 49-40 21 0 42 13 48 35 6 23 8 50 8 85 0 29 0 57-6 83-7 35-34 43-50 43z">
                <text:p/>
              </draw:path>
              <draw:path draw:style-name="gr3" draw:text-style-name="P2" draw:layer="layout" svg:width="0.172cm" svg:height="0.259cm" svg:x="11.084cm" svg:y="1.075cm" svg:viewBox="0 0 173 260" svg:d="M173 188c-5 0-9 0-13 0-2 10-5 32-10 37-3 2-33 2-40 2-24 0-48 0-72 0 42-37 55-48 79-66 28-24 56-48 56-84 0-48-42-77-91-77-50 0-82 34-82 70 0 19 16 21 21 21 9 0 21-6 21-21 0-6-4-21-24-21 12-27 40-35 57-35 40 0 61 31 61 63 0 33-26 60-39 75-31 30-62 61-94 92-3 5-3 5-3 16 54 0 108 0 161 0 4-24 8-48 12-72z">
                <text:p/>
              </draw:path>
              <draw:path draw:style-name="gr3" draw:text-style-name="P2" draw:layer="layout" svg:width="0.186cm" svg:height="0.272cm" svg:x="11.309cm" svg:y="1.07cm" svg:viewBox="0 0 187 273" svg:d="M184 27c3-3 3-5 3-14-34 0-68 0-102 0-16 0-21-2-35-2-20-1-21-5-23-11-4 0-8 0-13 0-4 28-9 55-14 83 5 0 10 0 14 0 0-5 5-32 12-35 3-2 35-2 40-2 28 0 57 0 86 0-13 16-34 40-42 51-51 67-56 130-56 154 0 3 0 22 20 22 17 0 17-18 17-22 0-6 0-11 0-16 0-77 16-112 34-133 19-25 39-50 59-75z">
                <text:p/>
              </draw:path>
              <draw:path draw:style-name="gr3" draw:text-style-name="P2" draw:layer="layout" svg:width="0.341cm" svg:height="0.406cm" svg:x="11.565cm" svg:y="0.801cm" svg:viewBox="0 0 342 407" svg:d="M0 204c0 115 91 203 197 203 91 0 145-77 145-142 0-7 0-10-6-10-7 0-7 3-7 10-5 80-65 126-126 126-35 0-144-19-144-187 0-167 109-186 142-186 63 0 112 51 123 132 2 8 2 10 10 10s8-2 8-13c0-44 0-88 0-133 0-9 0-14-6-14-2 0-4 0-8 6-10 14-20 28-29 42-21-19-50-48-102-48-106 0-197 89-197 204z">
                <text:p/>
              </draw:path>
              <draw:path draw:style-name="gr3" draw:text-style-name="P2" draw:layer="layout" svg:width="0.248cm" svg:height="0.257cm" svg:x="11.955cm" svg:y="0.944cm" svg:viewBox="0 0 249 258" svg:d="M249 132c0-71-56-132-124-132-71 0-125 62-125 132 0 72 59 126 125 126 67 0 124-55 124-126zM125 244c-24 0-48-13-64-38-15-24-15-59-15-78 0-23 0-53 15-77 14-25 41-38 64-38 24 0 48 13 64 36 15 24 14 56 14 79 0 19 0 49-13 75-13 25-37 41-65 41z">
                <text:p/>
              </draw:path>
            </draw:g>
          </draw:g>
          <draw:line draw:style-name="gr2" draw:text-style-name="P1" draw:layer="layout" svg:x1="15.8cm" svg:y1="3.85cm" svg:x2="19.3cm" svg:y2="3.85cm">
            <text:p/>
          </draw:line>
          <draw:line draw:style-name="gr2" draw:text-style-name="P1" draw:layer="layout" svg:x1="15.8cm" svg:y1="6.25cm" svg:x2="19.3cm" svg:y2="6.25cm">
            <text:p/>
          </draw:line>
          <draw:g>
            <svg:title>TexMaths</svg:title>
            <svg:desc>12§latex§$5.272\,\mathrm{a}$§svg§600§TRUE§</svg:desc>
            <draw:g>
              <draw:path draw:style-name="gr3" draw:text-style-name="P2" draw:layer="layout" svg:width="0.167cm" svg:height="0.288cm" svg:x="11.34cm" svg:y="1.635cm" svg:viewBox="0 0 168 289" svg:d="M168 196c0-51-35-93-80-93-21 0-39 7-53 22 0-28 0-55 0-83 8 4 21 6 35 6 52 0 81-38 81-43 0-4-1-5-3-5s-2 0-4 1c-8 4-29 12-58 12-16 0-36-3-56-12-2-1-4-1-5-1-3 0-3 4-3 10 0 41 0 83 0 124 0 8 0 11 6 11 2 0 3-1 4-3 5-6 21-29 54-29 23 0 34 19 36 26 8 16 9 33 9 53 0 14 0 40-11 58-10 16-25 27-44 27-32 0-56-23-63-47 1 0 3 0 7 0 15 0 22-10 22-20s-7-20-22-20c-6 0-20 3-20 22 0 36 29 77 76 77 49 0 92-41 92-93z">
                <text:p/>
              </draw:path>
              <draw:path draw:style-name="gr3" draw:text-style-name="P2" draw:layer="layout" svg:width="0.043cm" svg:height="0.043cm" svg:x="11.566cm" svg:y="1.87cm" svg:viewBox="0 0 44 44" svg:d="M44 23c0-13-9-23-21-23-13 0-23 10-23 23 0 12 10 21 23 21 12 0 21-9 21-21z">
                <text:p/>
              </draw:path>
              <draw:path draw:style-name="gr3" draw:text-style-name="P2" draw:layer="layout" svg:width="0.167cm" svg:height="0.279cm" svg:x="11.668cm" svg:y="1.635cm" svg:viewBox="0 0 168 280" svg:d="M32 247c15-14 30-29 45-43 66-58 91-80 91-122 0-48-38-82-89-82-48 0-79 38-79 76 0 24 20 24 23 24 6 0 21-5 21-23 0-11-8-22-22-22-4 0-4 0-5 0 9-26 32-42 56-42 39 0 57 34 57 69 0 33-21 66-45 92-27 30-53 60-80 90-5 5-5 6-5 16 52 0 104 0 156 0 4-25 8-49 12-74-4 0-7 0-11 0-2 14-5 32-8 38-4 3-31 3-41 3-25 0-50 0-76 0z">
                <text:p/>
              </draw:path>
              <draw:path draw:style-name="gr3" draw:text-style-name="P2" draw:layer="layout" svg:width="0.179cm" svg:height="0.293cm" svg:x="11.881cm" svg:y="1.63cm" svg:viewBox="0 0 180 294" svg:d="M176 29c4-6 4-6 4-16-34 0-68 0-102 0-52 0-53-5-54-13-4 0-7 0-11 0-4 29-9 58-13 86 3 0 6 0 10 0 1-6 6-32 10-38 4-2 36-2 42-2 29 0 58 0 87 0-5 7-37 52-47 67-38 56-52 115-52 158 0 4 0 23 20 23 19 0 19-19 19-23 0-7 0-14 0-21 0-24 1-47 5-70 1-10 7-46 26-72s38-53 56-79z">
                <text:p/>
              </draw:path>
              <draw:path draw:style-name="gr3" draw:text-style-name="P2" draw:layer="layout" svg:width="0.167cm" svg:height="0.279cm" svg:x="12.089cm" svg:y="1.635cm" svg:viewBox="0 0 168 280" svg:d="M32 247c15-14 30-29 45-43 66-58 91-80 91-122 0-48-37-82-89-82-48 0-79 38-79 76 0 24 22 24 23 24 7 0 21-5 21-23 0-11-7-22-22-22-3 0-4 0-5 0 9-26 32-42 56-42 39 0 57 34 57 69 0 33-21 66-45 92-27 30-53 60-80 90-5 5-5 6-5 16 52 0 104 0 156 0 4-25 8-49 12-74-4 0-7 0-11 0-1 14-5 32-8 38-4 3-31 3-41 3-25 0-50 0-76 0z">
                <text:p/>
              </draw:path>
              <draw:path draw:style-name="gr3" draw:text-style-name="P2" draw:layer="layout" svg:width="0.19cm" svg:height="0.192cm" svg:x="12.366cm" svg:y="1.726cm" svg:viewBox="0 0 191 193" svg:d="M124 156c1 17 12 35 32 35 8 0 35-6 35-40 0-8 0-16 0-24-4 0-7 0-11 0 0 8 0 16 0 24 0 24-11 27-16 27-13 0-15-18-15-21 0-28 0-56 0-84 0-18 0-35-15-50-16-16-38-23-57-23-35 0-64 20-64 48 0 12 9 19 19 19 12 0 20-8 20-19 0-5-3-19-22-19 11-15 32-19 46-19 20 0 44 15 44 54 0 5 0 10 0 15-22 1-50 3-77 15-32 14-43 36-43 55 0 33 41 44 68 44 28 0 47-17 56-37zM120 88c0 14 0 28 0 42 0 39-30 54-49 54-21 0-39-15-39-36 0-23 18-58 88-60z">
                <text:p/>
              </draw:path>
            </draw:g>
          </draw:g>
          <draw:line draw:style-name="gr1" draw:text-style-name="P1" draw:layer="layout" svg:x1="13.293cm" svg:y1="1.443cm" svg:x2="15.693cm" svg:y2="6.193cm">
            <text:p/>
          </draw:line>
          <draw:line draw:style-name="gr1" draw:text-style-name="P1" draw:layer="layout" svg:x1="18.171cm" svg:y1="3.9cm" svg:x2="18.171cm" svg:y2="6.2cm">
            <text:p/>
          </draw:line>
          <draw:g>
            <svg:title>TexMaths</svg:title>
            <svg:desc>12§latex§$5+$§svg§600§TRUE§</svg:desc>
            <draw:g>
              <draw:path draw:style-name="gr3" draw:text-style-name="P2" draw:layer="layout" svg:width="0.165cm" svg:height="0.287cm" svg:x="14.879cm" svg:y="1.231cm" svg:viewBox="0 0 166 288" svg:d="M166 195c0-50-33-92-79-92-20 0-38 7-53 21 0-27 0-54 0-81 8 2 22 5 35 5 52 0 82-38 82-43 0-3-1-5-5-5-1 0-1 0-3 1-9 4-29 12-57 12-17 0-36-2-56-12-4-1-4-1-5-1-5 0-5 4-5 11 0 41 0 82 0 123 0 8 0 11 6 11 4 0 4-2 6-4 5-6 21-29 54-29 22 0 33 19 36 27 6 15 7 32 7 52 0 14 0 40-9 57-11 17-27 28-46 28-30 0-54-23-61-47 1 0 3 0 7 0 14 0 21-10 21-20s-7-20-21-20c-6 0-20 3-20 22 0 36 29 77 75 77 50 0 91-41 91-93z">
                <text:p/>
              </draw:path>
              <draw:path draw:style-name="gr3" draw:text-style-name="P2" draw:layer="layout" svg:width="0.278cm" svg:height="0.277cm" svg:x="15.091cm" svg:y="1.266cm" svg:viewBox="0 0 279 278" svg:d="M149 148c38 0 77 0 116 0 6 0 14 0 14-8 0-9-8-9-14-9-39 0-78 0-116 0 0-39 0-78 0-117 0-6 0-14-9-14-8 0-8 8-8 14 0 39 0 78 0 117-40 0-79 0-119 0-5 0-13 0-13 9 0 8 8 8 13 8 40 0 79 0 119 0 0 39 0 77 0 116 0 6 0 14 8 14 9 0 9-8 9-14 0-39 0-77 0-116z">
                <text:p/>
              </draw:path>
            </draw:g>
          </draw:g>
          <draw:g>
            <svg:title>TexMaths</svg:title>
            <svg:desc>12§latex§$4+$§svg§600§TRUE§</svg:desc>
            <draw:g>
              <draw:path draw:style-name="gr3" draw:text-style-name="P2" draw:layer="layout" svg:width="0.184cm" svg:height="0.282cm" svg:x="19.48cm" svg:y="3.68cm" svg:viewBox="0 0 185 283" svg:d="M111 214c0 12 0 25 0 37 0 14-1 19-32 19-3 0-6 0-8 0 0 5 0 9 0 13 16-1 38-1 56-1 17 0 40 0 57 1 0-4 0-8 0-13-3 0-5 0-8 0-31 0-32-5-32-19 0-12 0-25 0-37 14 0 27 0 41 0 0-4 0-9 0-13-14 0-27 0-41 0 0-64 0-127 0-190 0-9 0-11-8-11-3 0-4 0-8 5-43 65-85 130-128 196 0 4 0 9 0 13 37 0 74 0 111 0zM114 201c-34 0-68 0-102 0 34-52 68-104 102-156 0 52 0 104 0 156z">
                <text:p/>
              </draw:path>
              <draw:path draw:style-name="gr3" draw:text-style-name="P2" draw:layer="layout" svg:width="0.278cm" svg:height="0.278cm" svg:x="19.701cm" svg:y="3.719cm" svg:viewBox="0 0 279 279" svg:d="M148 147c39 0 78 0 116 0 6 0 15 0 15-8 0-9-9-9-15-9-38 0-77 0-116 0 0-39 0-78 0-117 0-5 0-13-8-13s-8 8-8 13c0 39 0 78 0 117-40 0-79 0-119 0-5 0-13 0-13 9 0 8 8 8 13 8 40 0 79 0 119 0 0 39 0 78 0 117 0 6 0 15 8 15s8-9 8-15c0-39 0-78 0-117z">
                <text:p/>
              </draw:path>
            </draw:g>
          </draw:g>
          <draw:g>
            <svg:title>TexMaths</svg:title>
            <svg:desc>12§latex§$2+$§svg§600§TRUE§</svg:desc>
            <draw:g>
              <draw:path draw:style-name="gr3" draw:text-style-name="P2" draw:layer="layout" svg:width="0.165cm" svg:height="0.277cm" svg:x="19.483cm" svg:y="6.081cm" svg:viewBox="0 0 166 278" svg:d="M32 246c15-14 30-29 45-43 64-57 89-80 89-122 0-48-37-81-88-81-48 0-78 38-78 75 0 24 20 24 22 24 7 0 21-5 21-23 0-10-7-21-21-21-4 0-5 0-6 1 9-27 32-43 57-43 37 0 55 34 55 68s-20 66-43 92c-27 30-54 60-81 90-4 5-4 6-4 15 52 0 104 0 156 0 3-24 7-48 10-73-3 0-6 0-9 0-2 14-6 32-10 38-3 3-31 3-39 3-25 0-51 0-76 0z">
                <text:p/>
              </draw:path>
              <draw:path draw:style-name="gr3" draw:text-style-name="P2" draw:layer="layout" svg:width="0.278cm" svg:height="0.277cm" svg:x="19.695cm" svg:y="6.116cm" svg:viewBox="0 0 279 278" svg:d="M149 148c38 0 77 0 116 0 6 0 14 0 14-8 0-9-8-9-14-9-39 0-78 0-116 0 0-39 0-78 0-117 0-6 0-14-9-14-8 0-8 8-8 14 0 39 0 78 0 117-40 0-79 0-119 0-5 0-13 0-13 9 0 8 8 8 13 8 40 0 79 0 119 0 0 39 0 77 0 116 0 6 0 14 8 14 9 0 9-8 9-14 0-39 0-77 0-116z">
                <text:p/>
              </draw:path>
            </draw:g>
          </draw:g>
          <draw:g>
            <svg:title>TexMaths</svg:title>
            <svg:desc>12§latex§$2.55\,\mathrm{m}$§svg§600§TRUE§</svg:desc>
            <draw:g>
              <draw:path draw:style-name="gr3" draw:text-style-name="P2" draw:layer="layout" svg:width="0.167cm" svg:height="0.277cm" svg:x="15.878cm" svg:y="4.031cm" svg:viewBox="0 0 168 278" svg:d="M32 246c15-14 30-29 45-43 66-57 91-80 91-122 0-48-39-81-90-81-47 0-78 38-78 75 0 24 20 24 22 24 7 0 21-5 21-23 0-10-7-21-21-21-4 0-5 0-6 1 9-27 32-43 57-43 39 0 56 34 56 68s-21 67-44 92c-27 30-54 60-81 90-4 5-4 6-4 15 52 0 104 0 156 0 4-24 8-48 12-72-4 0-7 0-11 0-2 13-5 31-10 38-2 2-31 2-39 2-25 0-50 0-76 0z">
                <text:p/>
              </draw:path>
              <draw:path draw:style-name="gr3" draw:text-style-name="P2" draw:layer="layout" svg:width="0.043cm" svg:height="0.043cm" svg:x="16.103cm" svg:y="4.265cm" svg:viewBox="0 0 44 44" svg:d="M44 23c0-12-10-23-22-23-13 0-22 11-22 23s9 21 22 21c12 0 22-9 22-21z">
                <text:p/>
              </draw:path>
              <draw:path draw:style-name="gr3" draw:text-style-name="P2" draw:layer="layout" svg:width="0.167cm" svg:height="0.287cm" svg:x="16.205cm" svg:y="4.031cm" svg:viewBox="0 0 168 288" svg:d="M168 195c0-50-35-92-80-92-21 0-39 7-54 21 0-27 0-54 0-81 8 2 22 5 36 5 51 0 81-38 81-43 0-3-1-5-5-5-1 0-1 0-2 1-9 4-30 12-58 12-16 0-36-2-56-12-4-1-4-1-5-1-5 0-5 4-5 11 0 41 0 82 0 123 0 8 0 12 6 12 4 0 5-1 6-5 5-6 21-29 54-29 23 0 33 19 36 27 7 15 7 32 7 52 0 16 0 41-9 58-10 16-25 27-46 27-30 0-54-21-61-47 1 0 3 2 7 2 14 0 21-12 21-22s-7-20-21-20c-6 0-20 3-20 23 0 35 29 76 76 76 49 0 92-41 92-93z">
                <text:p/>
              </draw:path>
              <draw:path draw:style-name="gr3" draw:text-style-name="P2" draw:layer="layout" svg:width="0.167cm" svg:height="0.287cm" svg:x="16.415cm" svg:y="4.031cm" svg:viewBox="0 0 168 288" svg:d="M168 195c0-50-35-92-80-92-20 0-38 7-53 21 0-27 0-54 0-81 8 2 23 5 36 5 51 0 80-38 80-43 0-3-1-5-4-5-1 0-1 0-3 1-9 4-29 12-58 12-16 0-36-2-55-12-3-1-3-1-5-1-4 0-4 4-4 11 0 41 0 82 0 123 0 8 0 12 6 12 2 0 3-1 4-5 5-6 21-29 56-29 21 0 32 19 35 27 6 15 8 32 8 52 0 16 0 41-10 58-11 16-26 27-45 27-32 0-56-21-63-47 1 0 3 2 7 2 15 0 22-12 22-22s-7-20-22-20c-6 0-20 3-20 23 0 35 29 76 77 76s91-41 91-93z">
                <text:p/>
              </draw:path>
              <draw:path draw:style-name="gr3" draw:text-style-name="P2" draw:layer="layout" svg:width="0.328cm" svg:height="0.184cm" svg:x="16.688cm" svg:y="4.124cm" svg:viewBox="0 0 329 185" svg:d="M32 42c0 37 0 75 0 112 0 18-4 18-32 18 0 4 0 9 0 13 14 0 36-1 47-1 12 0 33 1 48 1 0-4 0-9 0-13-29 0-34 0-34-18 0-26 0-52 0-78 0-43 30-66 58-66 26 0 31 22 31 46 0 33 0 65 0 98 0 18-5 18-34 18 0 4 0 9 0 13 16 0 37-1 48-1s33 1 47 1c0-4 0-9 0-13-28 0-32 0-32-18 0-26 0-52 0-78 0-43 30-66 56-66 28 0 31 22 31 46 0 33 0 65 0 98 0 18-3 18-32 18 0 4 0 9 0 13 14 0 36-1 48-1 11 0 32 1 47 1 0-4 0-9 0-13-22 0-33 0-33-12 0-27 0-53 0-80 0-36 0-49-13-64-6-8-20-16-44-16-36 0-54 25-62 42-6-37-37-42-56-42-30 0-50 19-62 44 0-15 0-29 0-44-20 2-39 3-59 5 0 4 0 9 0 13 29 0 32 4 32 24z">
                <text:p/>
              </draw:path>
            </draw:g>
          </draw:g>
          <draw:g>
            <svg:title>TexMaths</svg:title>
            <svg:desc>12§latex§$\mathbf{1.1732\,MeV}\,\boldsymbol{\gamma}$§svg§600§TRUE§</svg:desc>
            <draw:g>
              <draw:path draw:style-name="gr3" draw:text-style-name="P2" draw:layer="layout" svg:width="0.172cm" svg:height="0.274cm" svg:x="18.381cm" svg:y="4.848cm" svg:viewBox="0 0 173 275" svg:d="M114 13c0-8 0-13-12-13-4 0-5 0-8 4-33 24-77 24-86 24-2 0-5 0-8 0 0 6 0 12 0 19 3 0 6 0 8 0 8 0 30 0 56-9 0 73 0 145 0 217-20 0-40 0-59 0 0 7 0 14 0 20 18-1 63-1 84-1 20 0 65 0 84 1 0-6 0-13 0-20-20 0-39 0-59 0 0-81 0-161 0-242z">
                <text:p/>
              </draw:path>
              <draw:path draw:style-name="gr3" draw:text-style-name="P2" draw:layer="layout" svg:width="0.045cm" svg:height="0.043cm" svg:x="18.623cm" svg:y="5.079cm" svg:viewBox="0 0 46 44" svg:d="M46 22c0-12-11-22-23-22s-23 10-23 22 11 22 23 22 23-10 23-22z">
                <text:p/>
              </draw:path>
              <draw:path draw:style-name="gr3" draw:text-style-name="P2" draw:layer="layout" svg:width="0.171cm" svg:height="0.274cm" svg:x="18.741cm" svg:y="4.848cm" svg:viewBox="0 0 172 275" svg:d="M113 13c0-8 0-13-11-13-5 0-5 0-10 4-32 24-75 24-84 24-2 0-5 0-8 0 0 6 0 12 0 19 3 0 6 0 8 0 6 0 30 0 54-9 0 73 0 145 0 217-19 0-38 0-57 0 0 7 0 14 0 20 18-1 63-1 84-1s65 0 83 1c0-6 0-13 0-20-20 0-40 0-59 0 0-81 0-161 0-242z">
                <text:p/>
              </draw:path>
              <draw:path draw:style-name="gr3" draw:text-style-name="P2" draw:layer="layout" svg:width="0.208cm" svg:height="0.288cm" svg:x="18.973cm" svg:y="4.84cm" svg:viewBox="0 0 209 289" svg:d="M204 34c5-5 5-6 5-21-29 0-58 0-87 0-9 0-70-2-76-3-10-3-10-6-11-10-7 0-13 0-19 0-6 36-11 71-16 107 7 0 14 0 20 0 4-33 10-38 11-39 5-2 40-2 47-2 24 0 47 0 71 0-8 9-15 18-23 27-41 47-71 103-71 166 0 30 23 30 25 30 8 0 28-3 28-30 0-7 0-13 0-20 0-20 1-40 4-61 3-27 13-52 27-69 22-25 43-50 65-75z">
                <text:p/>
              </draw:path>
              <draw:path draw:style-name="gr3" draw:text-style-name="P2" draw:layer="layout" svg:width="0.2cm" svg:height="0.279cm" svg:x="19.21cm" svg:y="4.848cm" svg:viewBox="0 0 201 280" svg:d="M128 127c29-8 60-32 60-68 0-33-32-59-92-59-50 0-83 28-83 61 0 18 13 29 29 29 19 0 30-13 30-29 0-24-23-29-25-30 15-11 33-14 47-14 34 0 36 26 36 40 0 5 0 60-45 63-17 1-18 1-19 2-5 0-6 5-6 7 0 7 5 7 12 7 6 0 13 0 19 0 46 0 46 41 46 63 0 20 0 63-45 63-10 0-32-2-52-14 14-5 25-15 25-33 0-17-15-31-33-31s-32 11-32 33c0 38 41 63 95 63 75 0 106-42 106-80 0-24-11-60-73-73z">
                <text:p/>
              </draw:path>
              <draw:path draw:style-name="gr3" draw:text-style-name="P2" draw:layer="layout" svg:width="0.193cm" svg:height="0.274cm" svg:x="19.456cm" svg:y="4.848cm" svg:viewBox="0 0 194 275" svg:d="M194 182c-6 0-13 0-20 0-1 8-5 35-11 38-5 3-36 3-43 3-21 0-42 0-62 0 20-17 42-35 61-48 48-36 75-55 75-96 0-48-44-79-103-79-51 0-91 26-91 63 0 26 20 32 30 32 14 0 31-9 31-30 0-22-18-29-24-30 12-11 28-15 43-15 36 0 56 28 56 60 0 29-16 58-46 88-28 28-56 57-84 86-6 5-6 5-6 13 0 3 0 6 0 8 60 0 121 0 181 0 5-31 9-62 13-93z">
                <text:p/>
              </draw:path>
              <draw:path draw:style-name="gr3" draw:text-style-name="P2" draw:layer="layout" svg:width="0.425cm" svg:height="0.288cm" svg:x="19.761cm" svg:y="4.835cm" svg:viewBox="0 0 426 289" svg:d="M212 233c-33-74-67-148-100-222-5-11-10-11-18-11-32 0-63 0-94 0 0 7 0 14 0 20 15 0 30 0 46 0 0 79 0 158 0 236 0 10-2 10-14 11-9 1-10 1-22 1-4 0-7 0-10 0 0 7 0 14 0 21 16-2 40-2 56-2 17 0 40 0 57 2 0-7 0-14 0-21-4 0-7 0-11 0-7 0-14 0-22-1-12-1-13-1-13-11 0-77 0-154 0-231 1 0 1 0 1 0 38 84 76 169 114 253 4 8 9 11 14 11 8 0 11-6 14-11 39-86 78-172 117-258 0 83 0 166 0 248-15 0-30 0-45 0 0 7 0 14 0 21 15-2 54-2 72-2 17 0 56 0 72 2 0-7 0-14 0-21-15 0-31 0-46 0 0-82 0-165 0-248 15 0 31 0 46 0 0-6 0-13 0-20-31 0-63 0-94 0-9 0-13 0-18 11-34 74-68 148-102 222z">
                <text:p/>
              </draw:path>
              <draw:path draw:style-name="gr3" draw:text-style-name="P2" draw:layer="layout" svg:width="0.195cm" svg:height="0.192cm" svg:x="20.217cm" svg:y="4.933cm" svg:viewBox="0 0 196 193" svg:d="M181 98c10 0 15 0 15-11 0-13-3-44-24-64-16-16-39-23-68-23-67 0-104 43-104 96 0 56 43 97 110 97 68 0 86-45 86-52 0-8-9-8-11-8-7 0-7 2-11 9-8 21-32 34-60 34-59 0-60-56-60-78 42 0 85 0 127 0zM54 85c1-17 1-35 11-48 11-17 27-21 39-21 50 0 51 53 51 69-34 0-67 0-101 0z">
                <text:p/>
              </draw:path>
              <draw:path draw:style-name="gr3" draw:text-style-name="P2" draw:layer="layout" svg:width="0.343cm" svg:height="0.291cm" svg:x="20.437cm" svg:y="4.835cm" svg:viewBox="0 0 344 292" svg:d="M301 29c2-5 5-9 35-9 3 0 5 0 8 0 0-6 0-13 0-20-15 1-36 1-48 1-17 0-38 0-55-1 0 7 0 14 0 20 5 0 37 0 37 5 0 1-1 4-1 5-28 64-57 128-85 191-30-67-60-134-90-201 13 0 26 0 40 0 0-6 0-13 0-20-16 1-57 1-75 1-17 0-51 0-67-1 0 7 0 14 0 20 13 0 26 0 40 0 38 87 77 174 116 260 4 9 5 12 17 12 6 0 12 0 17-11 37-84 74-168 111-252z">
                <text:p/>
              </draw:path>
              <draw:path draw:style-name="gr3" draw:text-style-name="P2" draw:layer="layout" svg:width="0.254cm" svg:height="0.278cm" svg:x="20.875cm" svg:y="4.933cm" svg:viewBox="0 0 255 279" svg:d="M185 110c-4-27-24-110-90-110-59 0-95 59-95 77 0 6 6 6 10 6s8 0 10-5c9-28 45-31 66-31 23 0 51 4 65 25 12 17 16 51 16 68s-1 20-5 29c-11 35-24 80-24 96 0 2 1 14 11 14s15-16 17-20c3-11 14-48 19-91 0-6 0-6 2-10 11-32 31-80 61-134 3-5 7-13 7-14 0-6-6-6-9-6-5 0-6 0-9 1-1 1-22 38-52 105z">
                <text:p/>
              </draw:path>
            </draw:g>
          </draw:g>
          <draw:g>
            <svg:title>TexMaths</svg:title>
            <svg:desc>12§latex§$0.310\,\mathrm{MeV}\,\beta^{-}$§svg§600§TRUE§</svg:desc>
            <draw:g>
              <draw:path draw:style-name="gr3" draw:text-style-name="P2" draw:layer="layout" svg:width="0.177cm" svg:height="0.287cm" svg:x="14.481cm" svg:y="2.152cm" svg:viewBox="0 0 178 288" svg:d="M178 145c0-34-3-67-17-98-21-40-54-47-72-47-25 0-57 11-73 50-15 29-16 61-16 95 0 31 1 69 19 100 18 35 48 43 69 43 22 0 55-9 74-49 13-28 16-61 16-94zM88 279c-16 0-41-11-48-50-5-26-5-64-5-89 0-27 0-55 3-78 8-49 40-52 50-52 14 0 42 7 50 49 4 22 4 55 4 81 0 31 0 60-4 86-7 41-31 53-50 53z">
                <text:p/>
              </draw:path>
              <draw:path draw:style-name="gr3" draw:text-style-name="P2" draw:layer="layout" svg:width="0.043cm" svg:height="0.043cm" svg:x="14.711cm" svg:y="2.386cm" svg:viewBox="0 0 44 44" svg:d="M44 23c0-13-10-23-22-23-13 0-22 10-22 23 0 12 9 21 22 21 12 0 22-9 22-21z">
                <text:p/>
              </draw:path>
              <draw:path draw:style-name="gr3" draw:text-style-name="P2" draw:layer="layout" svg:width="0.174cm" svg:height="0.287cm" svg:x="14.81cm" svg:y="2.152cm" svg:viewBox="0 0 175 288" svg:d="M104 132c35-12 59-41 59-75 0-33-37-57-77-57-43 0-75 25-75 57 0 14 9 22 21 22 14 0 22-10 22-22 0-21-19-21-25-21 12-20 41-25 55-25 18 0 41 8 41 46 0 5-1 29-12 48-12 21-27 22-37 22-4 0-14 1-17 1-4 0-6 1-6 5 0 5 2 5 9 5s13 0 20 0c34 0 50 28 50 69 0 58-30 69-48 69s-50-7-65-32c15 3 28-7 28-23 0-14-11-22-23-22-11 0-24 4-24 24 0 38 40 65 85 65 52 0 90-38 90-81 0-33-26-67-71-75z">
                <text:p/>
              </draw:path>
              <draw:path draw:style-name="gr3" draw:text-style-name="P2" draw:layer="layout" svg:width="0.138cm" svg:height="0.278cm" svg:x="15.04cm" svg:y="2.152cm" svg:viewBox="0 0 139 279" svg:d="M86 11c0-10 0-11-9-11-27 26-64 26-77 26 0 5 0 9 0 13 8 0 34 0 55-10 0 72 0 144 0 216 0 16-1 21-38 21-5 0-10 0-15 0 0 4 0 8 0 13 16-1 52-1 69-1s54 0 68 1c0-5 0-9 0-13-4 0-9 0-13 0-38 0-40-5-40-21 0-78 0-156 0-234z">
                <text:p/>
              </draw:path>
              <draw:path draw:style-name="gr3" draw:text-style-name="P2" draw:layer="layout" svg:width="0.177cm" svg:height="0.287cm" svg:x="15.229cm" svg:y="2.152cm" svg:viewBox="0 0 178 288" svg:d="M178 145c0-34-3-67-17-98-19-40-54-47-72-47-25 0-55 11-73 50-14 29-16 61-16 95 0 31 2 69 19 100 18 35 49 43 70 43 23 0 55-9 73-49 13-28 16-61 16-94zM89 279c-17 0-41-11-49-50-5-26-5-64-5-89 0-27 0-55 3-78 9-49 40-52 51-52 14 0 42 7 50 49 4 22 4 55 4 81 0 31 0 60-5 86-6 41-30 53-49 53z">
                <text:p/>
              </draw:path>
              <draw:path draw:style-name="gr3" draw:text-style-name="P2" draw:layer="layout" svg:width="0.354cm" svg:height="0.285cm" svg:x="15.51cm" svg:y="2.145cm" svg:viewBox="0 0 355 286" svg:d="M85 10c-3-10-5-10-14-10-24 0-47 0-71 0 0 4 0 9 0 13 3 0 6 0 10 0 32 0 33 5 33 19 0 70 0 140 0 210 0 12 0 31-43 31 0 4 0 9 0 13 14 0 35-1 49-1 15 0 35 1 49 1 0-4 0-9 0-13-43 0-43-19-43-31 0-75 0-150 0-225 34 86 68 173 102 259 3 6 4 10 9 10 4 0 6-4 7-8 35-89 69-177 104-265 0 80 0 161 0 241 0 14-1 19-33 19-4 0-7 0-10 0 0 4 0 9 0 13 15-1 44-1 60-1s45 0 61 1c0-4 0-9 0-13-4 0-7 0-11 0-32 0-33-5-33-19 0-74 0-148 0-222 0-14 1-19 33-19 4 0 7 0 11 0 0-4 0-9 0-13-24 0-48 0-72 0-11 0-11 0-13 8-31 79-62 158-92 236-31-78-62-156-93-234z">
                <text:p/>
              </draw:path>
              <draw:path draw:style-name="gr3" draw:text-style-name="P2" draw:layer="layout" svg:width="0.162cm" svg:height="0.192cm" svg:x="15.893cm" svg:y="2.243cm" svg:viewBox="0 0 163 193" svg:d="M35 83c2-63 38-73 53-73 43 0 46 56 46 73-33 0-66 0-99 0zM35 91c39 0 78 0 117 0 10 0 11 0 11-8 0-42-23-83-75-83-50 0-88 43-88 96 0 56 44 97 92 97 52 0 71-47 71-55 0-4-3-5-6-5s-5 2-5 6c-15 43-52 43-57 43-21 0-39-12-48-28-12-20-12-47-12-63z">
                <text:p/>
              </draw:path>
              <draw:path draw:style-name="gr3" draw:text-style-name="P2" draw:layer="layout" svg:width="0.298cm" svg:height="0.295cm" svg:x="16.076cm" svg:y="2.145cm" svg:viewBox="0 0 299 296" svg:d="M253 41c6-16 18-28 46-28 0-4 0-9 0-13-12 1-29 1-41 1s-37-1-48-1c0 4 0 9 0 13 23 0 31 11 31 21 0 3-1 5-2 8-26 67-51 135-77 202-27-70-54-141-80-212-3-6-3-6-3-7 0-12 24-12 35-12 0-4 0-9 0-13-16 1-44 1-61 1-21 0-39-1-53-1 0 4 0 9 0 13 28 0 35 0 41 16 33 85 65 171 98 257 3 8 5 10 10 10 7 0 8-3 11-9 31-82 62-164 93-246z">
                <text:p/>
              </draw:path>
              <draw:path draw:style-name="gr3" draw:text-style-name="P2" draw:layer="layout" svg:width="0.229cm" svg:height="0.376cm" svg:x="16.472cm" svg:y="2.135cm" svg:viewBox="0 0 230 377" svg:d="M230 57c0-31-22-57-57-57-24 0-36 7-51 18-24 17-46 57-55 89-22 88-45 177-67 265 0 3 3 5 6 5s5-1 5-2c9-39 19-77 29-115 8 25 27 40 57 40 31 0 63-15 82-33 20-19 33-47 33-77 0-31-15-52-30-63 24-13 48-40 48-70zM155 127c-6 2-11 2-21 2-6 0-14 1-19-1 1-4 17-4 22-4 8 0 12 0 18 3zM206 48c0 29-15 60-37 72-12-4-20-5-32-5-10 0-33 0-33 13-1 12 21 11 29 11 16 0 22 0 35-5 16 14 18 28 18 47 1 24-10 56-22 72-15 22-44 38-68 38-31 0-48-24-48-54 0-5 0-11 2-19 9-35 18-70 27-105 9-36 39-103 91-103 24 0 38 13 38 38z">
                <text:p/>
              </draw:path>
              <draw:path draw:style-name="gr3" draw:text-style-name="P2" draw:layer="layout" svg:width="0.198cm" svg:height="0.013cm" svg:x="16.753cm" svg:y="2.198cm" svg:viewBox="0 0 199 14" svg:d="M187 14c5 0 12 0 12-7s-7-7-12-7c-58 0-117 0-175 0-5 0-12 0-12 7s6 7 12 7c58 0 117 0 175 0z">
                <text:p/>
              </draw:path>
            </draw:g>
          </draw:g>
          <draw:g>
            <svg:title>TexMaths</svg:title>
            <svg:desc>12§latex§$1.48\,\mathrm{MeV}\,\beta^{-}$§svg§600§TRUE§</svg:desc>
            <draw:g>
              <draw:path draw:style-name="gr3" draw:text-style-name="P2" draw:layer="layout" svg:width="0.138cm" svg:height="0.279cm" svg:x="12.581cm" svg:y="4.651cm" svg:viewBox="0 0 139 280" svg:d="M88 11c0-10 0-11-11-11-25 28-63 28-77 28 0 4 0 8 0 13 10 0 34 0 56-12 0 72 0 145 0 217 0 16-2 21-39 21-5 0-9 0-13 0 0 4 0 9 0 13 14-1 51-1 68-1s53 0 67 1c0-4 0-9 0-13-4 0-9 0-13 0-37 0-38-5-38-21 0-78 0-157 0-235z">
                <text:p/>
              </draw:path>
              <draw:path draw:style-name="gr3" draw:text-style-name="P2" draw:layer="layout" svg:width="0.043cm" svg:height="0.043cm" svg:x="12.791cm" svg:y="4.886cm" svg:viewBox="0 0 44 44" svg:d="M44 22c0-12-9-22-21-22s-23 10-23 22 11 22 23 22 21-10 21-22z">
                <text:p/>
              </draw:path>
              <draw:path draw:style-name="gr3" draw:text-style-name="P2" draw:layer="layout" svg:width="0.186cm" svg:height="0.284cm" svg:x="12.883cm" svg:y="4.646cm" svg:viewBox="0 0 187 285" svg:d="M113 215c0 12 0 24 0 36 0 16-1 21-33 21-2 0-5 0-8 0 0 4 0 8 0 13 17-1 38-1 56-1s41 0 58 1c0-5 0-9 0-13-3 0-6 0-9 0-31 0-32-5-32-21 0-12 0-24 0-36 14 0 28 0 42 0 0-4 0-8 0-13-14 0-28 0-42 0 0-64 0-127 0-191 0-9 0-11-7-11-4 0-5 0-8 6-44 65-87 131-130 196 0 5 0 9 0 13 38 0 75 0 113 0zM115 202c-34 0-69 0-103 0 34-52 69-104 103-157 0 53 0 105 0 157z">
                <text:p/>
              </draw:path>
              <draw:path draw:style-name="gr3" draw:text-style-name="P2" draw:layer="layout" svg:width="0.174cm" svg:height="0.287cm" svg:x="13.1cm" svg:y="4.651cm" svg:viewBox="0 0 175 288" svg:d="M50 89c-19-14-20-28-20-35 0-25 28-43 58-43s57 21 57 51c0 24-17 44-42 60-17-11-35-22-53-33zM113 128c30-16 50-37 50-66 0-38-37-62-75-62-42 0-77 31-77 71 0 7 1 26 19 45 5 6 20 16 31 23-25 12-61 36-61 78 0 44 43 71 88 71 46 0 87-34 87-79 0-15-5-34-20-51-9-10-16-13-42-30zM71 146c17 11 34 22 51 32 12 9 31 21 31 46 0 31-31 54-65 54-36 0-66-27-66-61 0-26 13-52 49-71z">
                <text:p/>
              </draw:path>
              <draw:path draw:style-name="gr3" draw:text-style-name="P2" draw:layer="layout" svg:width="0.354cm" svg:height="0.286cm" svg:x="13.378cm" svg:y="4.644cm" svg:viewBox="0 0 355 287" svg:d="M86 10c-3-10-4-10-14-10-24 0-48 0-72 0 0 4 0 9 0 13 4 0 7 0 11 0 32 0 33 5 33 21 0 69 0 139 0 209 0 11 0 31-44 31 0 4 0 9 0 13 16-1 37-1 50-1 14 0 34 0 50 1 0-4 0-9 0-13-45 0-45-20-45-31 0-75 0-151 0-226 1 0 1 0 1 0 34 87 68 174 102 261 1 6 4 9 9 9 3 0 4-3 7-8 34-89 69-177 103-266h1c0 80 0 160 0 241 0 15-1 20-33 20-4 0-8 0-11 0 0 4 0 9 0 13 15-1 44-1 61-1s44 0 60 1c0-4 0-9 0-13-3 0-6 0-10 0-32 0-33-5-33-20 0-74 0-147 0-220 0-16 1-21 33-21 4 0 7 0 10 0 0-4 0-9 0-13-24 0-47 0-71 0-11 0-11 1-14 8-31 79-62 158-93 236-30-78-60-156-91-234z">
                <text:p/>
              </draw:path>
              <draw:path draw:style-name="gr3" draw:text-style-name="P2" draw:layer="layout" svg:width="0.162cm" svg:height="0.192cm" svg:x="13.761cm" svg:y="4.743cm" svg:viewBox="0 0 163 193" svg:d="M36 81c2-62 38-73 52-73 44 0 48 58 48 73-34 0-67 0-100 0zM36 91c39 0 78 0 117 0 9 0 10 0 10-10 0-40-23-81-75-81-48 0-88 43-88 96 0 56 44 97 94 97 51 0 69-47 69-55 0-4-2-5-5-5s-5 2-6 6c-14 43-52 43-56 43-22 0-38-13-48-29-12-19-12-48-12-62z">
                <text:p/>
              </draw:path>
              <draw:path draw:style-name="gr3" draw:text-style-name="P2" draw:layer="layout" svg:width="0.299cm" svg:height="0.295cm" svg:x="13.944cm" svg:y="4.644cm" svg:viewBox="0 0 300 296" svg:d="M254 42c6-16 17-29 46-29 0-4 0-9 0-13-13 1-30 1-41 1-12 0-37 0-48-1 0 4 0 9 0 13 22 0 31 12 31 22 0 2-1 6-2 8-26 67-51 135-77 202-27-70-53-141-80-211-4-6-4-8-4-9 0-12 24-12 35-12 0-4 0-9 0-13-14 1-44 1-60 1-20 0-38 0-54-1 0 4 0 9 0 13 28 0 36 0 42 16 32 86 65 172 97 258 4 7 6 9 11 9 7 0 8-2 11-8 31-82 62-164 93-246z">
                <text:p/>
              </draw:path>
              <draw:path draw:style-name="gr3" draw:text-style-name="P2" draw:layer="layout" svg:width="0.229cm" svg:height="0.377cm" svg:x="14.341cm" svg:y="4.634cm" svg:viewBox="0 0 230 378" svg:d="M230 57c0-31-24-57-57-57-24 0-36 7-52 18-23 17-45 57-54 90-22 88-45 177-67 265 0 3 2 5 5 5s5-1 6-2c9-39 19-78 29-116 8 25 26 40 57 40s62-14 82-32c20-20 33-47 33-78 0-30-15-51-31-62 25-14 49-41 49-71zM153 127c-4 2-9 3-19 3-6 0-14 0-19-1 1-5 16-3 21-3 9 0 13 0 17 1zM206 48c0 30-15 60-38 73-11-5-19-5-32-5-9 0-33-1-33 13 0 12 22 11 30 11 16 0 22-1 34-6 16 16 18 29 19 48 1 24-10 55-22 72-15 22-44 38-68 38-32 0-48-25-48-55 0-4 0-10 2-18 9-36 18-71 27-107 9-35 39-102 90-102 25 0 39 13 39 38z">
                <text:p/>
              </draw:path>
              <draw:path draw:style-name="gr3" draw:text-style-name="P2" draw:layer="layout" svg:width="0.198cm" svg:height="0.013cm" svg:x="14.622cm" svg:y="4.697cm" svg:viewBox="0 0 199 14" svg:d="M187 14c5 0 12 0 12-7s-7-7-12-7c-59 0-117 0-176 0-5 0-11 0-11 7s6 7 11 7c59 0 117 0 176 0z">
                <text:p/>
              </draw:path>
            </draw:g>
          </draw:g>
          <draw:g>
            <svg:title>TexMaths</svg:title>
            <svg:desc>8§latex§$99.88\%$§svg§600§TRUE§</svg:desc>
            <draw:g>
              <draw:path draw:style-name="gr3" draw:text-style-name="P2" draw:layer="layout" svg:width="0.116cm" svg:height="0.192cm" svg:x="14.48cm" svg:y="3.454cm" svg:viewBox="0 0 117 193" svg:d="M91 97c0 3 0 6 0 9 0 66-29 79-45 79-5 0-20-1-28-11 12 0 15-8 15-13 0-8-7-12-13-12-5 0-13 2-13 13 0 19 15 31 39 31 36 0 71-39 71-99 0-76-33-94-58-94-15 0-29 5-41 18-12 12-18 24-18 45 0 34 25 62 56 62 18 0 29-12 35-28zM57 119c-5 0-18 0-27-18-4-10-4-24-4-38 0-15 0-29 5-38 7-15 19-19 28-19 13 0 23 10 27 23 4 9 4 26 4 40 0 23-9 50-33 50z">
                <text:p/>
              </draw:path>
              <draw:path draw:style-name="gr3" draw:text-style-name="P2" draw:layer="layout" svg:width="0.115cm" svg:height="0.192cm" svg:x="14.621cm" svg:y="3.454cm" svg:viewBox="0 0 116 193" svg:d="M91 97c0 3 0 6 0 9 0 66-29 79-45 79-5 0-20-1-28-11 12 0 15-8 15-13 0-8-7-12-13-12-5 0-14 2-14 13 0 19 16 31 40 31 36 0 70-39 70-99 0-76-32-94-57-94-16 0-29 5-41 18-12 12-18 24-18 45 0 34 24 62 56 62 17 0 29-12 35-28zM56 119c-4 0-18 0-26-18-5-10-5-24-5-38 0-15 0-29 6-38 7-15 18-19 28-19 13 0 22 10 27 23 4 9 4 26 4 40 0 23-9 50-34 50z">
                <text:p/>
              </draw:path>
              <draw:path draw:style-name="gr3" draw:text-style-name="P2" draw:layer="layout" svg:width="0.029cm" svg:height="0.029cm" svg:x="14.773cm" svg:y="3.611cm" svg:viewBox="0 0 30 30" svg:d="M30 15c0-9-8-15-16-15s-14 7-14 15c0 9 6 15 14 15s16-7 16-15z">
                <text:p/>
              </draw:path>
              <draw:path draw:style-name="gr3" draw:text-style-name="P2" draw:layer="layout" svg:width="0.116cm" svg:height="0.192cm" svg:x="14.839cm" svg:y="3.454cm" svg:viewBox="0 0 117 193" svg:d="M34 58c-13-8-14-18-14-22 0-18 18-30 38-30s39 16 39 36c0 16-11 29-28 39-12-8-24-15-35-23zM75 85c20-11 34-25 34-43 0-26-25-42-51-42-28 0-51 21-51 46 0 6 1 18 13 31 3 4 14 11 20 16-16 8-40 24-40 51 0 29 29 49 58 49 32 0 59-24 59-54 0-10-3-22-15-34-4-6-9-9-27-20zM46 97c12 7 24 14 36 21 7 6 20 14 20 31 0 21-20 36-44 36s-44-18-44-41c0-16 9-35 32-47z">
                <text:p/>
              </draw:path>
              <draw:path draw:style-name="gr3" draw:text-style-name="P2" draw:layer="layout" svg:width="0.116cm" svg:height="0.192cm" svg:x="14.979cm" svg:y="3.454cm" svg:viewBox="0 0 117 193" svg:d="M34 58c-12-8-14-18-14-22 0-18 18-30 38-30 21 0 39 16 39 36 0 16-11 29-28 39-12-8-23-15-35-23zM75 85c20-11 35-25 35-43 0-26-26-42-52-42-28 0-50 21-50 46 0 6 1 18 12 31 3 4 14 11 21 16-16 8-41 24-41 51 0 29 29 49 58 49 32 0 59-24 59-54 0-10-3-22-14-34-5-6-9-9-28-20zM47 97c12 7 23 14 35 21 8 6 21 14 21 31 0 21-21 36-45 36s-44-18-44-41c0-16 9-35 33-47z">
                <text:p/>
              </draw:path>
              <draw:path draw:style-name="gr3" draw:text-style-name="P2" draw:layer="layout" svg:width="0.201cm" svg:height="0.225cm" svg:x="15.124cm" svg:y="3.43cm" svg:viewBox="0 0 202 226" svg:d="M177 11c1-3 2-4 2-5 0-4-3-6-5-6-4 0-5 2-7 4-13 19-33 26-53 26s-37-6-52-21c-6-5-12-9-20-9-22 0-42 24-42 57s20 56 42 56c20 0 36-25 36-56 0-4 0-17-6-32 18 10 32 12 42 12 22 0 36-9 38-10-42 63-84 125-126 188-3 3-3 5-3 5 0 4 3 6 6 6s3-2 5-4c48-70 95-141 143-211zM42 107c-6 0-24-4-24-50 0-47 18-51 24-51 14 0 28 21 28 51s-14 50-28 50zM166 220c-6 0-24-4-24-51 0-46 18-50 24-50 15 0 29 21 29 50 0 31-14 51-29 51zM202 169c0-32-16-56-36-56-22 0-42 24-42 56 0 34 21 57 42 57 20 0 36-25 36-57z">
                <text:p/>
              </draw:path>
            </draw:g>
          </draw:g>
          <draw:g>
            <svg:title>TexMaths</svg:title>
            <svg:desc>8§latex§$0.12\%$§svg§600§TRUE§</svg:desc>
            <draw:g>
              <draw:path draw:style-name="gr3" draw:text-style-name="P2" draw:layer="layout" svg:width="0.117cm" svg:height="0.192cm" svg:x="14.681cm" svg:y="5.754cm" svg:viewBox="0 0 118 193" svg:d="M118 97c0-23-1-45-11-66-13-27-36-31-48-31-17 0-37 7-49 33-8 20-10 41-10 64 0 20 1 46 13 67 12 23 32 29 46 29 15 0 36-6 49-33 9-19 10-41 10-63zM59 186c-11 0-28-7-33-33-3-17-3-44-3-60 0-18 0-36 3-51 5-33 26-36 33-36 9 0 27 5 33 32 3 16 3 38 3 55 0 21 0 40-3 58-5 27-21 35-33 35z">
                <text:p/>
              </draw:path>
              <draw:path draw:style-name="gr3" draw:text-style-name="P2" draw:layer="layout" svg:width="0.029cm" svg:height="0.029cm" svg:x="14.834cm" svg:y="5.911cm" svg:viewBox="0 0 30 30" svg:d="M30 15c0-9-6-15-15-15-8 0-15 7-15 15 0 9 7 15 15 15 9 0 15-7 15-15z">
                <text:p/>
              </draw:path>
              <draw:path draw:style-name="gr3" draw:text-style-name="P2" draw:layer="layout" svg:width="0.091cm" svg:height="0.185cm" svg:x="14.914cm" svg:y="5.754cm" svg:viewBox="0 0 92 186" svg:d="M57 7c0-7 0-7-7-7-16 18-41 18-50 18 0 3 0 5 0 8 6 0 22 0 37-7 0 48 0 97 0 145 0 10-2 13-27 13-3 0-5 0-8 0 0 3 0 6 0 9 9-1 34-1 45-1 12 0 35 0 45 1 0-3 0-6 0-9-3 0-6 0-9 0-25 0-26-3-26-13 0-52 0-105 0-157z">
                <text:p/>
              </draw:path>
              <draw:path draw:style-name="gr3" draw:text-style-name="P2" draw:layer="layout" svg:width="0.111cm" svg:height="0.185cm" svg:x="15.042cm" svg:y="5.754cm" svg:viewBox="0 0 112 186" svg:d="M22 165c10-10 20-20 30-29 43-39 60-54 60-82 0-32-25-54-59-54-32 0-53 26-53 50 0 16 14 16 15 16 5 0 15-3 15-15 0-7-5-14-15-14-2 0-3 0-4 0 7-19 22-28 38-28 25 0 37 22 37 45s-13 44-28 62c-19 20-37 40-55 60-3 3-3 4-3 10 35 0 70 0 105 0 2-16 5-32 7-49-2 0-4 0-6 0-2 9-4 21-7 25-2 3-21 3-26 3-17 0-34 0-51 0z">
                <text:p/>
              </draw:path>
              <draw:path draw:style-name="gr3" draw:text-style-name="P2" draw:layer="layout" svg:width="0.201cm" svg:height="0.225cm" svg:x="15.185cm" svg:y="5.73cm" svg:viewBox="0 0 202 226" svg:d="M177 11c1-3 2-4 2-5 0-4-3-6-5-6-4 0-5 2-7 4-13 19-33 26-53 26s-37-6-52-21c-6-5-12-9-20-9-22 0-42 24-42 57s20 56 42 56c20 0 36-25 36-56 0-4 0-17-6-32 18 10 32 12 42 12 22 0 36-9 38-10-42 63-84 125-126 188-3 3-3 5-3 5 0 4 3 6 6 6s3-2 5-4c48-70 95-141 143-211zM42 107c-6 0-24-4-24-50 0-47 18-51 24-51 15 0 28 21 28 51s-14 50-28 50zM166 220c-6 0-24-4-24-51 0-46 18-50 24-50 15 0 29 21 29 50 0 31-14 51-29 51zM202 169c0-32-16-56-36-56-22 0-41 24-41 56 0 34 20 57 41 57 20 0 36-25 36-57z">
                <text:p/>
              </draw:path>
            </draw:g>
          </draw:g>
          <draw:line draw:style-name="gr2" draw:text-style-name="P1" draw:layer="layout" svg:x1="15.798cm" svg:y1="9.02cm" svg:x2="19.298cm" svg:y2="9.02cm">
            <text:p/>
          </draw:line>
          <draw:g>
            <svg:title>TexMaths</svg:title>
            <svg:desc>16§latex§$\ce{_{28}^{60}}\mathrm{Ni}$§svg§600§TRUE§</svg:desc>
            <draw:g>
              <draw:path draw:style-name="gr3" draw:text-style-name="P2" draw:layer="layout" svg:width="0.181cm" svg:height="0.267cm" svg:x="15.779cm" svg:y="8.303cm" svg:viewBox="0 0 182 268" svg:d="M38 132c0-31 4-60 18-84 14-22 35-37 61-37 11 0 27 3 35 15-11 0-19 8-19 19 0 9 7 17 19 17s19-8 19-19c0-22-18-43-56-43-56 0-115 53-115 136 0 102 48 132 93 132 46 0 89-37 89-88 0-49-40-86-86-86-32 0-50 21-58 38zM93 255c-21 0-36-11-45-28-5-12-8-31-8-55 0-38 22-67 54-67 18 0 31 7 40 21 10 16 10 32 10 54 0 23 0 40-11 55-10 14-21 20-40 20z">
                <text:p/>
              </draw:path>
              <draw:path draw:style-name="gr3" draw:text-style-name="P2" draw:layer="layout" svg:width="0.181cm" svg:height="0.267cm" svg:x="16.003cm" svg:y="8.303cm" svg:viewBox="0 0 182 268" svg:d="M182 136c0-43-5-74-22-102-13-18-37-34-69-34-91 0-91 107-91 136 0 28 0 132 91 132s91-104 91-132zM91 257c-18 0-41-10-49-42-7-24-7-55-7-84s0-59 7-80c8-32 33-40 49-40 21 0 42 13 48 35 6 23 8 50 8 85 0 29 0 57-6 83-7 35-34 43-50 43z">
                <text:p/>
              </draw:path>
              <draw:path draw:style-name="gr3" draw:text-style-name="P2" draw:layer="layout" svg:width="0.171cm" svg:height="0.259cm" svg:x="15.784cm" svg:y="8.646cm" svg:viewBox="0 0 172 260" svg:d="M172 188c-4 0-8 0-12 0-2 10-5 32-10 37-3 2-33 2-40 2-24 0-48 0-72 0 42-37 55-48 79-66 28-24 55-48 55-84 0-48-41-77-91-77-49 0-81 34-81 70 0 19 16 21 21 21 9 0 21-6 21-21 0-6-4-21-24-21 12-27 39-35 57-35 40 0 59 31 59 63 0 33-24 60-37 75-31 30-62 61-94 92-3 5-3 5-3 16 54 0 108 0 161 0 4-24 8-48 11-72z">
                <text:p/>
              </draw:path>
              <draw:path draw:style-name="gr3" draw:text-style-name="P2" draw:layer="layout" svg:width="0.181cm" svg:height="0.267cm" svg:x="16.003cm" svg:y="8.646cm" svg:viewBox="0 0 182 268" svg:d="M118 118c32-14 51-33 51-61 0-38-40-57-78-57-43 0-78 27-78 65 0 18 8 32 16 40 6 8 9 10 33 23-22 9-62 30-62 71 0 45 46 69 91 69 50 0 91-32 91-75 0-25-16-48-38-61-7-3-19-11-26-14zM54 81c-9-6-20-16-20-32 0-23 28-38 57-38 30 0 58 19 58 46 0 36-28 36-42 53-2 0-2 0-5-2-16-9-32-18-48-27zM73 136c19 10 37 20 55 30 9 6 30 17 30 41 0 29-33 48-67 48-35 0-67-24-67-56 0-28 22-51 49-63z">
                <text:p/>
              </draw:path>
              <draw:path draw:style-name="gr3" draw:text-style-name="P2" draw:layer="layout" svg:width="0.382cm" svg:height="0.382cm" svg:x="16.252cm" svg:y="8.384cm" svg:viewBox="0 0 383 383" svg:d="M112 8c-5-8-5-8-16-8-32 0-64 0-96 0 0 6 0 12 0 18 5 0 11 0 16 0 10 0 21 0 29 1 12 2 12 2 12 13 0 97 0 195 0 292 0 14 0 41-57 41 0 6 0 12 0 18 21-2 47-2 65-2 19 0 47 0 66 2 0-6 0-12 0-18-58 0-58-27-58-41 0-97 0-195 0-292 4 3 4 3 7 8 76 112 152 223 228 335 5 6 7 8 10 8 8 0 8-5 8-14 0-104 0-207 0-310 0-16 0-41 57-41 0-6 0-12 0-18-19 0-46 2-65 2s-47-2-66-2c0 6 0 12 0 18 58 0 58 25 58 41 0 80 0 160 0 239-66-96-132-193-198-290z">
                <text:p/>
              </draw:path>
              <draw:path draw:style-name="gr3" draw:text-style-name="P2" draw:layer="layout" svg:width="0.119cm" svg:height="0.374cm" svg:x="16.673cm" svg:y="8.392cm" svg:viewBox="0 0 120 375" svg:d="M80 128c-26 1-52 3-78 4 0 6 0 12 0 18 36 0 41 3 41 32 0 50 0 100 0 150 0 25-6 25-43 25 0 6 0 12 0 18 18-2 48-2 61-2 20 0 40 0 59 2 0-6 0-12 0-18-37 0-40-3-40-25 0-68 0-136 0-204zM83 30c0-19-14-30-30-30-18 0-31 14-31 30 0 15 13 29 31 29 16 0 30-11 30-29z">
                <text:p/>
              </draw:path>
            </draw:g>
          </draw:g>
          <draw:g>
            <svg:title>TexMaths</svg:title>
            <svg:desc>12§latex§$0+$§svg§600§TRUE§</svg:desc>
            <draw:g>
              <draw:path draw:style-name="gr3" draw:text-style-name="P2" draw:layer="layout" svg:width="0.175cm" svg:height="0.287cm" svg:x="19.48cm" svg:y="8.851cm" svg:viewBox="0 0 176 288" svg:d="M176 145c0-34-2-67-17-98-19-40-54-47-70-47-25 0-57 11-73 50-15 29-16 61-16 95 0 31 1 69 18 100 19 35 49 43 69 43 23 0 56-10 74-49 13-29 15-61 15-94zM87 278c-15 0-40-10-47-50-5-25-5-64-5-88 0-28 0-55 3-78 8-49 40-52 49-52 15 0 42 7 51 49 3 22 3 54 3 81 0 31 0 60-4 86-6 39-30 52-50 52z">
                <text:p/>
              </draw:path>
              <draw:path draw:style-name="gr3" draw:text-style-name="P2" draw:layer="layout" svg:width="0.278cm" svg:height="0.277cm" svg:x="19.697cm" svg:y="8.886cm" svg:viewBox="0 0 279 278" svg:d="M149 148c38 0 77 0 116 0 6 0 14 0 14-8 0-9-8-9-14-9-39 0-78 0-116 0 0-39 0-78 0-117 0-6 0-14-9-14-8 0-8 8-8 14 0 39 0 78 0 117-40 0-79 0-119 0-5 0-13 0-13 9 0 8 8 8 13 8 40 0 79 0 119 0 0 39 0 77 0 116 0 6 0 14 8 14 9 0 9-8 9-14 0-39 0-77 0-116z">
                <text:p/>
              </draw:path>
            </draw:g>
          </draw:g>
          <draw:line draw:style-name="gr1" draw:text-style-name="P1" draw:layer="layout" svg:x1="18.17cm" svg:y1="6.34cm" svg:x2="18.17cm" svg:y2="8.94cm">
            <text:p/>
          </draw:line>
          <draw:g>
            <svg:title>TexMaths</svg:title>
            <svg:desc>12§latex§$\mathbf{1.3325\,MeV}\,\boldsymbol{\gamma}$§svg§600§TRUE§</svg:desc>
            <draw:g>
              <draw:path draw:style-name="gr3" draw:text-style-name="P2" draw:layer="layout" svg:width="0.172cm" svg:height="0.274cm" svg:x="18.383cm" svg:y="7.45cm" svg:viewBox="0 0 173 275" svg:d="M114 13c0-8 0-13-12-13-4 0-5 0-8 4-33 24-77 24-86 24-2 0-5 0-8 0 0 6 0 12 0 19 3 0 6 0 8 0 8 0 30 0 56-9 0 73 0 145 0 217-20 0-40 0-59 0 0 7 0 14 0 20 18-1 63-1 84-1 20 0 65 0 84 1 0-6 0-13 0-20-20 0-39 0-59 0 0-81 0-161 0-242z">
                <text:p/>
              </draw:path>
              <draw:path draw:style-name="gr3" draw:text-style-name="P2" draw:layer="layout" svg:width="0.045cm" svg:height="0.043cm" svg:x="18.625cm" svg:y="7.681cm" svg:viewBox="0 0 46 44" svg:d="M46 22c0-12-11-22-23-22s-23 10-23 22 11 22 23 22 23-10 23-22z">
                <text:p/>
              </draw:path>
              <draw:path draw:style-name="gr3" draw:text-style-name="P2" draw:layer="layout" svg:width="0.2cm" svg:height="0.279cm" svg:x="18.727cm" svg:y="7.45cm" svg:viewBox="0 0 201 280" svg:d="M128 127c29-8 59-32 59-68 0-33-31-59-91-59-50 0-83 28-83 61 0 18 13 29 29 29 19 0 30-13 30-29 0-24-23-29-25-30 15-11 33-14 47-14 34 0 36 26 36 40 0 5 0 60-45 63-17 1-18 1-19 2-5 0-6 5-6 7 0 7 5 7 12 7 6 0 13 0 19 0 46 0 46 41 46 63 0 20 0 63-45 63-10 0-32-2-52-14 14-5 24-15 24-33 0-17-14-31-32-31s-32 11-32 33c0 38 41 63 95 63 75 0 106-42 106-80 0-24-13-60-73-73z">
                <text:p/>
              </draw:path>
              <draw:path draw:style-name="gr3" draw:text-style-name="P2" draw:layer="layout" svg:width="0.2cm" svg:height="0.279cm" svg:x="18.969cm" svg:y="7.45cm" svg:viewBox="0 0 201 280" svg:d="M128 127c29-8 59-32 59-68 0-33-31-59-91-59-50 0-83 28-83 61 0 18 13 29 29 29 19 0 30-13 30-29 0-24-23-29-25-30 15-11 33-14 47-14 34 0 36 26 36 40 0 5 0 60-45 63-17 1-18 1-19 2-5 0-6 5-6 7 0 7 5 7 12 7 6 0 13 0 19 0 46 0 46 41 46 63 0 20 0 63-45 63-10 0-32-2-52-14 14-5 25-15 25-33 0-17-15-31-33-31s-32 11-32 33c0 38 41 63 95 63 75 0 106-42 106-80 0-24-11-60-73-73z">
                <text:p/>
              </draw:path>
              <draw:path draw:style-name="gr3" draw:text-style-name="P2" draw:layer="layout" svg:width="0.193cm" svg:height="0.274cm" svg:x="19.215cm" svg:y="7.45cm" svg:viewBox="0 0 194 275" svg:d="M194 182c-6 0-13 0-20 0-1 8-5 35-11 38-5 3-36 3-43 3-21 0-42 0-62 0 20-17 42-35 61-48 48-36 75-55 75-96 0-48-44-79-104-79-50 0-90 26-90 63 0 26 20 32 30 32 13 0 31-9 31-30 0-22-18-29-24-30 12-11 28-15 43-15 36 0 56 28 56 60 0 29-16 58-46 88-28 28-56 57-84 86-6 5-6 5-6 13 0 3 0 6 0 8 60 0 121 0 181 0 5-31 9-62 13-93z">
                <text:p/>
              </draw:path>
              <draw:path draw:style-name="gr3" draw:text-style-name="P2" draw:layer="layout" svg:width="0.193cm" svg:height="0.279cm" svg:x="19.458cm" svg:y="7.45cm" svg:viewBox="0 0 194 280" svg:d="M194 190c0-48-33-87-96-87-12 0-34 1-54 16 0-19 0-38 0-57 11 3 16 4 30 4 62 0 101-48 101-59 0-2-1-7-6-7-1 0-2 0-6 1-24 10-47 12-65 12-32 0-54-7-66-12-3-1-3-1-4-1-6 0-6 5-6 12 0 41 0 81 0 122 0 7 0 13 9 13 5 0 6-2 9-5 16-20 39-23 56-23 38 0 38 37 38 70 0 31 0 73-50 73-11 0-37-2-55-26 15-1 27-11 27-29 0-21-18-29-27-29-7 0-29 5-29 30 0 36 32 72 85 72 67 0 109-38 109-90z">
                <text:p/>
              </draw:path>
              <draw:path draw:style-name="gr3" draw:text-style-name="P2" draw:layer="layout" svg:width="0.425cm" svg:height="0.288cm" svg:x="19.763cm" svg:y="7.437cm" svg:viewBox="0 0 426 289" svg:d="M212 233c-33-74-67-148-100-222-5-11-10-11-18-11-32 0-63 0-94 0 0 7 0 14 0 20 15 0 30 0 46 0 0 79 0 158 0 236 0 10-2 10-14 11-9 1-10 1-22 1-4 0-7 0-10 0 0 7 0 14 0 21 16-2 40-2 56-2 17 0 40 0 57 2 0-7 0-14 0-21-4 0-7 0-11 0-7 0-14 0-22-1-12-1-13-1-13-11 0-77 0-154 0-231 1 0 1 0 1 0 38 84 76 169 114 253 4 8 9 11 14 11 8 0 11-6 14-11 39-86 78-172 117-258 0 83 0 166 0 248-15 0-30 0-45 0 0 7 0 14 0 21 15-2 54-2 72-2 17 0 56 0 72 2 0-7 0-14 0-21-15 0-31 0-46 0 0-82 0-165 0-248 15 0 31 0 46 0 0-6 0-13 0-20-31 0-63 0-94 0-9 0-13 0-18 11-34 74-68 148-102 222z">
                <text:p/>
              </draw:path>
              <draw:path draw:style-name="gr3" draw:text-style-name="P2" draw:layer="layout" svg:width="0.195cm" svg:height="0.192cm" svg:x="20.219cm" svg:y="7.535cm" svg:viewBox="0 0 196 193" svg:d="M181 98c10 0 15 0 15-11 0-13-3-44-24-64-16-16-39-23-68-23-67 0-104 43-104 96 0 56 43 97 110 97 68 0 86-45 86-52 0-8-9-8-11-8-7 0-7 2-11 9-8 21-32 34-60 34-59 0-60-56-60-78 42 0 85 0 127 0zM54 85c1-17 1-35 11-48 11-17 27-21 39-21 50 0 51 53 51 69-34 0-67 0-101 0z">
                <text:p/>
              </draw:path>
              <draw:path draw:style-name="gr3" draw:text-style-name="P2" draw:layer="layout" svg:width="0.343cm" svg:height="0.291cm" svg:x="20.439cm" svg:y="7.437cm" svg:viewBox="0 0 344 292" svg:d="M301 29c2-5 5-9 35-9 3 0 5 0 8 0 0-6 0-13 0-20-15 1-36 1-48 1-17 0-38 0-55-1 0 7 0 14 0 20 5 0 37 0 37 5 0 1-1 4-1 5-28 64-57 128-85 191-30-67-60-134-90-201 13 0 26 0 40 0 0-6 0-13 0-20-16 1-57 1-75 1-17 0-51 0-67-1 0 7 0 14 0 20 13 0 26 0 40 0 38 87 77 174 116 260 4 9 5 12 17 12 6 0 12 0 17-11 37-84 74-168 111-252z">
                <text:p/>
              </draw:path>
              <draw:path draw:style-name="gr3" draw:text-style-name="P2" draw:layer="layout" svg:width="0.254cm" svg:height="0.278cm" svg:x="20.877cm" svg:y="7.535cm" svg:viewBox="0 0 255 279" svg:d="M185 110c-4-27-24-110-90-110-59 0-95 59-95 77 0 6 6 6 10 6s8 0 10-5c9-28 45-31 66-31 23 0 51 4 65 25 12 17 16 51 16 68s-1 20-5 29c-11 35-24 80-24 96 0 2 1 14 11 14s15-16 17-20c3-11 14-48 19-91 0-6 0-6 2-10 11-32 31-80 61-134 3-5 7-13 7-14 0-6-6-6-9-6-5 0-6 0-9 1-1 1-22 38-52 105z">
                <text:p/>
              </draw:path>
            </draw:g>
          </draw:g>
        </draw:g>
        <draw:g>
          <draw:line draw:style-name="gr1" draw:text-style-name="P1" draw:layer="layout" svg:x1="23.7cm" svg:y1="1.45cm" svg:x2="26.1cm" svg:y2="3.8cm">
            <text:p/>
          </draw:line>
          <draw:line draw:style-name="gr2" draw:text-style-name="P1" draw:layer="layout" svg:x1="21.6cm" svg:y1="1.45cm" svg:x2="25.1cm" svg:y2="1.45cm">
            <text:p/>
          </draw:line>
          <draw:g>
            <svg:title>TexMaths</svg:title>
            <svg:desc>16§latex§$\ce{_{11}^{22}}\mathrm{Na}$§svg§600§TRUE§</svg:desc>
            <draw:g>
              <draw:path draw:style-name="gr3" draw:text-style-name="P2" draw:layer="layout" svg:width="0.173cm" svg:height="0.259cm" svg:x="21.48cm" svg:y="0.733cm" svg:viewBox="0 0 174 260" svg:d="M174 188c-4 0-8 0-13 0-1 10-4 32-11 37-3 2-33 2-38 2-24 0-48 0-72 0 42-37 54-48 78-66 29-24 56-48 56-84 0-48-41-77-91-77-49 0-83 34-83 70 0 19 18 23 22 23 8 0 21-8 21-21 0-8-3-21-24-21 13-29 39-37 58-37 40 0 59 31 59 63 0 33-24 60-37 75-31 31-63 61-94 92-5 5-5 5-5 16 54 0 109 0 163 0 4-24 7-48 11-72z">
                <text:p/>
              </draw:path>
              <draw:path draw:style-name="gr3" draw:text-style-name="P2" draw:layer="layout" svg:width="0.173cm" svg:height="0.259cm" svg:x="21.704cm" svg:y="0.733cm" svg:viewBox="0 0 174 260" svg:d="M174 188c-4 0-8 0-13 0-1 10-4 32-11 37-3 2-33 2-38 2-24 0-48 0-72 0 42-37 54-48 78-66 29-24 56-48 56-84 0-48-41-77-91-77-49 0-83 34-83 70 0 19 18 23 21 23 9 0 22-8 22-21 0-8-3-21-24-21 13-29 39-37 58-37 38 0 59 31 59 63 0 33-24 60-37 75-31 31-63 61-94 92-5 5-5 5-5 16 54 0 109 0 163 0 4-24 7-48 11-72z">
                <text:p/>
              </draw:path>
              <draw:path draw:style-name="gr3" draw:text-style-name="P2" draw:layer="layout" svg:width="0.141cm" svg:height="0.259cm" svg:x="21.499cm" svg:y="1.075cm" svg:viewBox="0 0 142 260" svg:d="M88 11c0-11 0-11-11-11-26 26-61 26-77 26 0 4 0 9 0 14 10 0 35 0 56-11 0 66 0 133 0 199 0 13 0 18-38 18-5 0-10 0-15 0 0 5 0 9 0 14 7 0 55-1 69-1 13 0 62 1 70 1 0-5 0-9 0-14-5 0-9 0-14 0-40 0-40-5-40-18 0-72 0-144 0-217z">
                <text:p/>
              </draw:path>
              <draw:path draw:style-name="gr3" draw:text-style-name="P2" draw:layer="layout" svg:width="0.141cm" svg:height="0.259cm" svg:x="21.723cm" svg:y="1.075cm" svg:viewBox="0 0 142 260" svg:d="M88 11c0-11 0-11-11-11-26 26-61 26-77 26 0 4 0 9 0 14 10 0 35 0 56-11 0 66 0 133 0 199 0 13 0 18-38 18-6 0-11 0-16 0 0 5 0 9 0 14 8 0 56-1 70-1 13 0 62 1 70 1 0-5 0-9 0-14-5 0-9 0-14 0-40 0-40-5-40-18 0-72 0-144 0-217z">
                <text:p/>
              </draw:path>
              <draw:path draw:style-name="gr3" draw:text-style-name="P2" draw:layer="layout" svg:width="0.383cm" svg:height="0.381cm" svg:x="21.95cm" svg:y="0.814cm" svg:viewBox="0 0 384 382" svg:d="M112 6c-5-6-7-6-16-6-32 0-64 0-96 0 0 6 0 12 0 18 5 0 11 0 16 0 10 0 21 0 29 0 13 1 13 3 13 12 0 98 0 195 0 293 0 16 0 41-58 41 0 6 0 12 0 18 19 0 47-2 66-2 18 0 46 2 65 2 0-6 0-12 0-18-57 0-57-25-57-41 0-97 0-194 0-291 3 3 3 3 6 6 76 112 152 224 228 336 5 8 5 8 10 8 8 0 8-4 8-15 0-103 0-206 0-310 0-14 0-39 58-39 0-6 0-12 0-18-20 0-48 2-66 2s-46-2-65-2c0 6 0 12 0 18 57 0 57 25 57 39 0 80 0 160 0 240-66-97-132-194-198-291z">
                <text:p/>
              </draw:path>
              <draw:path draw:style-name="gr3" draw:text-style-name="P2" draw:layer="layout" svg:width="0.252cm" svg:height="0.256cm" svg:x="22.377cm" svg:y="0.945cm" svg:viewBox="0 0 253 257" svg:d="M163 208c2 22 18 46 43 46 13 0 47-8 47-53 0-10 0-21 0-32-5 0-10 0-15 0 0 11 0 22 0 32 0 32-14 35-19 35-19 0-21-25-21-27 0-37 0-74 0-112 0-24 0-46-21-67-22-20-49-30-76-30-47 0-85 27-85 64 0 16 11 25 26 25 16 0 25-11 25-25 0-7-3-26-29-26 16-19 44-25 61-25 27 0 59 21 59 72 0 7 0 13 0 20-29 2-67 4-102 20-43 19-56 47-56 73 0 45 54 59 89 59 37 0 63-22 74-49zM158 117c0 18 0 37 0 55 0 53-40 72-65 72-27 0-50-19-50-48 0-30 23-76 115-79z">
                <text:p/>
              </draw:path>
            </draw:g>
          </draw:g>
          <draw:line draw:style-name="gr2" draw:text-style-name="P1" draw:layer="layout" svg:x1="26.2cm" svg:y1="3.85cm" svg:x2="29.7cm" svg:y2="3.85cm">
            <text:p/>
          </draw:line>
          <draw:line draw:style-name="gr2" draw:text-style-name="P1" draw:layer="layout" svg:x1="26.2cm" svg:y1="6.25cm" svg:x2="29.7cm" svg:y2="6.25cm">
            <text:p/>
          </draw:line>
          <draw:g>
            <svg:title>TexMaths</svg:title>
            <svg:desc>12§latex§$2.58\,\mathrm{a}$§svg§600§TRUE§</svg:desc>
            <draw:g>
              <draw:path draw:style-name="gr3" draw:text-style-name="P2" draw:layer="layout" svg:width="0.167cm" svg:height="0.277cm" svg:x="21.74cm" svg:y="1.631cm" svg:viewBox="0 0 168 278" svg:d="M32 246c15-14 30-29 45-43 66-57 91-80 91-122 0-48-39-81-90-81-47 0-78 38-78 75 0 24 20 24 22 24 7 0 21-5 21-23 0-10-7-21-21-21-4 0-5 0-6 1 9-27 32-43 57-43 38 0 56 34 56 68s-21 67-44 92c-27 30-54 60-81 90-4 5-4 6-4 15 52 0 104 0 156 0 4-24 8-48 12-72-4 0-7 0-11 0-2 13-5 31-10 38-2 2-30 2-39 2-25 0-50 0-76 0z">
                <text:p/>
              </draw:path>
              <draw:path draw:style-name="gr3" draw:text-style-name="P2" draw:layer="layout" svg:width="0.043cm" svg:height="0.043cm" svg:x="21.965cm" svg:y="1.865cm" svg:viewBox="0 0 44 44" svg:d="M44 23c0-12-10-23-22-23-13 0-22 11-22 23s9 21 22 21c12 0 22-9 22-21z">
                <text:p/>
              </draw:path>
              <draw:path draw:style-name="gr3" draw:text-style-name="P2" draw:layer="layout" svg:width="0.167cm" svg:height="0.287cm" svg:x="22.067cm" svg:y="1.631cm" svg:viewBox="0 0 168 288" svg:d="M168 195c0-50-35-92-81-92-20 0-38 7-52 21 0-27 0-54 0-81 8 2 21 5 34 5 53 0 82-38 82-43 0-3-1-5-4-5-1 0-1 0-3 1-9 4-29 12-58 12-17 0-36-2-56-12-2-1-4-1-5-1-3 0-3 4-3 11 0 41 0 82 0 123 0 8 0 12 6 12 2 0 3-1 4-5 5-6 21-29 54-29 23 0 33 19 36 27 7 15 9 32 9 52 0 16 0 41-11 58-10 16-25 27-45 27-31 0-55-21-62-47 1 0 3 2 7 2 15 0 21-12 21-22s-6-20-21-20c-6 0-20 3-20 23 0 35 29 76 75 76 50 0 93-41 93-93z">
                <text:p/>
              </draw:path>
              <draw:path draw:style-name="gr3" draw:text-style-name="P2" draw:layer="layout" svg:width="0.174cm" svg:height="0.287cm" svg:x="22.273cm" svg:y="1.631cm" svg:viewBox="0 0 175 288" svg:d="M52 87c-20-12-22-26-22-33 0-27 28-43 57-43 32 0 58 21 58 51 0 24-16 44-41 59-17-11-35-23-52-34zM113 127c31-15 51-37 51-65 0-38-38-62-75-62-43 0-77 31-77 69 0 9 1 28 18 47 5 5 20 15 31 23-24 12-61 35-61 76 0 46 43 73 87 73 48 0 88-35 88-80 0-14-5-34-20-51-9-9-15-12-42-30zM71 145c17 11 34 22 51 33 12 7 33 20 33 45 0 32-33 53-66 53-37 0-67-26-67-61 0-24 13-50 49-70z">
                <text:p/>
              </draw:path>
              <draw:path draw:style-name="gr3" draw:text-style-name="P2" draw:layer="layout" svg:width="0.188cm" svg:height="0.191cm" svg:x="22.555cm" svg:y="1.722cm" svg:viewBox="0 0 189 192" svg:d="M122 157c1 16 13 33 33 33 9 0 34-6 34-39 0-8 0-16 0-23-3 0-7 0-10 0 0 7 0 15 0 23 0 23-11 27-15 27-14 0-15-19-15-21 0-28 0-56 0-84 0-18 0-34-16-49-17-17-37-24-58-24-34 0-63 20-63 48 0 12 8 19 19 19 12 0 19-8 19-19 0-5-2-18-21-19 12-15 32-19 45-19 21 0 45 16 45 53 0 6 0 11 0 16-22 1-51 2-77 14-32 15-42 37-42 55 0 34 41 44 67 44 28 0 47-16 55-35zM119 87c0 14 0 28 0 42 0 41-30 54-50 54s-37-14-37-35c0-24 17-58 87-61z">
                <text:p/>
              </draw:path>
            </draw:g>
          </draw:g>
          <draw:line draw:style-name="gr1" draw:text-style-name="P1" draw:layer="layout" svg:x1="23.693cm" svg:y1="1.443cm" svg:x2="26.093cm" svg:y2="6.193cm">
            <text:p/>
          </draw:line>
          <draw:line draw:style-name="gr1" draw:text-style-name="P1" draw:layer="layout" svg:x1="28.571cm" svg:y1="3.9cm" svg:x2="28.571cm" svg:y2="6.2cm">
            <text:p/>
          </draw:line>
          <draw:g>
            <svg:title>TexMaths</svg:title>
            <svg:desc>12§latex§$3+$§svg§600§TRUE§</svg:desc>
            <draw:g>
              <draw:path draw:style-name="gr3" draw:text-style-name="P2" draw:layer="layout" svg:width="0.172cm" svg:height="0.287cm" svg:x="25.279cm" svg:y="1.232cm" svg:viewBox="0 0 173 288" svg:d="M104 131c34-12 59-40 59-74 0-33-37-57-78-57-42 0-74 25-74 57 0 13 9 22 21 22 13 0 22-10 22-22 0-21-21-21-26-21 13-20 40-25 56-25s39 8 39 46c0 5 0 29-11 48-13 20-27 22-38 22-2 0-13 1-15 1-4 0-6 1-6 5s2 4 9 4c6 0 12 0 18 0 35 0 50 29 50 70 0 57-28 69-47 69-18 0-50-7-64-32 14 2 28-7 28-23s-11-24-24-24c-10 0-23 6-23 25 0 38 38 66 85 66 50 0 88-38 88-81 0-35-26-67-69-76z">
                <text:p/>
              </draw:path>
              <draw:path draw:style-name="gr3" draw:text-style-name="P2" draw:layer="layout" svg:width="0.278cm" svg:height="0.277cm" svg:x="25.494cm" svg:y="1.267cm" svg:viewBox="0 0 279 278" svg:d="M148 148c39 0 78 0 116 0 6 0 15 0 15-8 0-9-9-9-15-9-38 0-77 0-116 0 0-39 0-78 0-117 0-6 0-14-8-14s-8 8-8 14c0 39 0 78 0 117-40 0-79 0-119 0-5 0-13 0-13 9 0 8 8 8 13 8 40 0 79 0 119 0 0 39 0 77 0 116 0 6 0 14 8 14s8-8 8-14c0-39 0-77 0-116z">
                <text:p/>
              </draw:path>
            </draw:g>
          </draw:g>
          <draw:g>
            <svg:title>TexMaths</svg:title>
            <svg:desc>12§latex§$2+$§svg§600§TRUE§</svg:desc>
            <draw:g>
              <draw:path draw:style-name="gr3" draw:text-style-name="P2" draw:layer="layout" svg:width="0.165cm" svg:height="0.277cm" svg:x="29.881cm" svg:y="3.681cm" svg:viewBox="0 0 166 278" svg:d="M32 246c15-14 30-29 45-43 64-57 89-80 89-122 0-48-37-81-88-81-48 0-78 38-78 75 0 24 20 24 22 24 7 0 21-5 21-23 0-10-7-21-21-21-4 0-5 0-6 1 9-27 32-43 57-43 37 0 55 34 55 68s-20 66-43 92c-27 30-54 60-81 90-4 5-4 6-4 15 52 0 104 0 156 0 3-24 7-48 10-73-3 0-6 0-9 0-2 14-6 32-10 38-3 3-31 3-39 3-25 0-51 0-76 0z">
                <text:p/>
              </draw:path>
              <draw:path draw:style-name="gr3" draw:text-style-name="P2" draw:layer="layout" svg:width="0.278cm" svg:height="0.277cm" svg:x="30.093cm" svg:y="3.716cm" svg:viewBox="0 0 279 278" svg:d="M149 148c38 0 77 0 116 0 6 0 14 0 14-8 0-9-8-9-14-9-39 0-78 0-116 0 0-39 0-78 0-117 0-6 0-14-9-14-8 0-8 8-8 14 0 39 0 78 0 117-40 0-79 0-119 0-5 0-13 0-13 9 0 8 8 8 13 8 40 0 79 0 119 0 0 39 0 77 0 116 0 6 0 14 8 14 9 0 9-8 9-14 0-39 0-77 0-116z">
                <text:p/>
              </draw:path>
            </draw:g>
          </draw:g>
          <draw:g>
            <svg:title>TexMaths</svg:title>
            <svg:desc>12§latex§$0+$§svg§600§TRUE§</svg:desc>
            <draw:g>
              <draw:path draw:style-name="gr3" draw:text-style-name="P2" draw:layer="layout" svg:width="0.175cm" svg:height="0.287cm" svg:x="29.883cm" svg:y="6.082cm" svg:viewBox="0 0 176 288" svg:d="M176 145c0-34-2-67-17-98-19-40-54-47-70-47-25 0-57 11-73 50-15 29-16 61-16 95 0 31 1 69 18 100 19 35 49 43 69 43 23 0 56-10 74-49 13-29 15-61 15-94zM87 278c-15 0-40-10-47-50-5-25-5-64-5-88 0-28 0-55 3-78 8-49 40-52 49-52 15 0 42 7 51 49 3 22 3 54 3 81 0 31 0 60-4 86-6 39-30 52-50 52z">
                <text:p/>
              </draw:path>
              <draw:path draw:style-name="gr3" draw:text-style-name="P2" draw:layer="layout" svg:width="0.278cm" svg:height="0.277cm" svg:x="30.1cm" svg:y="6.117cm" svg:viewBox="0 0 279 278" svg:d="M149 148c38 0 77 0 116 0 6 0 14 0 14-8 0-9-8-9-14-9-39 0-78 0-116 0 0-39 0-78 0-117 0-6 0-14-9-14-8 0-8 8-8 14 0 39 0 78 0 117-40 0-79 0-119 0-5 0-13 0-13 9 0 8 8 8 13 8 40 0 79 0 119 0 0 39 0 77 0 116 0 6 0 14 8 14 9 0 9-8 9-14 0-39 0-77 0-116z">
                <text:p/>
              </draw:path>
            </draw:g>
          </draw:g>
          <draw:g>
            <svg:title>TexMaths</svg:title>
            <svg:desc>12§latex§$3.7\,\mathrm{ps}$§svg§600§TRUE§</svg:desc>
            <draw:g>
              <draw:path draw:style-name="gr3" draw:text-style-name="P2" draw:layer="layout" svg:width="0.173cm" svg:height="0.287cm" svg:x="26.278cm" svg:y="4.037cm" svg:viewBox="0 0 174 288" svg:d="M104 132c35-12 59-41 59-75s-37-57-78-57c-42 0-74 25-74 56 0 15 9 22 21 22 14 0 22-9 22-21 0-21-19-21-26-21 13-20 40-26 56-26 17 0 41 9 41 47 0 5-2 29-12 47-14 20-28 22-38 23-3 0-14 1-16 1-4 0-6 0-6 5s2 5 9 5c6 0 12 0 18 0 35 0 51 28 51 69 0 57-29 69-47 69-19 0-50-7-65-32 15 3 28-7 28-23 0-15-11-24-24-24-10 0-23 6-23 26 0 38 38 65 85 65 50 0 89-38 89-81 0-35-27-67-70-75z">
                <text:p/>
              </draw:path>
              <draw:path draw:style-name="gr3" draw:text-style-name="P2" draw:layer="layout" svg:width="0.043cm" svg:height="0.043cm" svg:x="26.507cm" svg:y="4.271cm" svg:viewBox="0 0 44 44" svg:d="M44 22c0-12-10-22-22-22s-22 9-22 22c0 12 10 22 22 22s22-9 22-22z">
                <text:p/>
              </draw:path>
              <draw:path draw:style-name="gr3" draw:text-style-name="P2" draw:layer="layout" svg:width="0.179cm" svg:height="0.292cm" svg:x="26.611cm" svg:y="4.032cm" svg:viewBox="0 0 180 293" svg:d="M176 28c4-5 4-5 4-15-34 0-68 0-102 0-52 0-53-5-54-13-4 0-7 0-11 0-4 29-9 57-13 86 3 0 6 0 10 0 1-6 6-32 10-38 4-3 36-3 41-3 29 0 58 0 88 0-5 8-38 53-47 67-39 57-52 115-52 157 0 5 0 24 19 24 20 0 20-19 20-24 0-7 0-13 0-20 0-24 1-47 4-69 2-10 8-46 27-72 19-27 37-54 56-80z">
                <text:p/>
              </draw:path>
              <draw:path draw:style-name="gr3" draw:text-style-name="P2" draw:layer="layout" svg:width="0.206cm" svg:height="0.266cm" svg:x="26.879cm" svg:y="4.13cm" svg:viewBox="0 0 207 267" svg:d="M60 28c0-10 0-19 0-28-20 2-40 3-60 5 0 4 0 9 0 13 30 0 32 2 32 20 0 66 0 131 0 197 0 19-4 19-32 19 0 4 0 8 0 13 14 0 36-1 47-1s32 1 48 1c0-5 0-9 0-13-29 0-34 0-34-19 0-24 0-48 0-71 0-1 0-2 0-4 2 8 20 30 52 30 50 0 94-42 94-95s-40-95-88-95c-33 0-51 18-59 28zM61 138c0-31 0-63 0-94 12-21 34-33 54-33 31 0 56 37 56 84 0 51-28 86-60 86-16 0-32-9-44-25-6-10-6-10-6-18z">
                <text:p/>
              </draw:path>
              <draw:path draw:style-name="gr3" draw:text-style-name="P2" draw:layer="layout" svg:width="0.137cm" svg:height="0.192cm" svg:x="27.114cm" svg:y="4.128cm" svg:viewBox="0 0 138 193" svg:d="M74 107c9 1 43 8 43 38 0 21-14 38-46 38-36 0-52-24-59-60-1-5-2-7-6-7-6 0-6 4-6 11 0 18 0 37 0 55 0 7 0 11 5 11 2 0 2-1 11-9 1-1 1-2 8-9 18 16 37 18 47 18 48 0 67-29 67-59 0-22-13-35-18-39-13-14-30-17-48-21-23-5-52-9-52-35 0-14 11-31 47-31 47 0 49 37 49 51 1 3 5 3 6 3 5 0 5-2 5-9 0-15 0-29 0-43 0-8 0-10-5-10-1 0-2 0-8 5-1 2-5 6-7 7-16-12-33-12-40-12-50 0-67 28-67 51 0 15 7 27 18 36 14 11 25 14 56 20z">
                <text:p/>
              </draw:path>
            </draw:g>
          </draw:g>
          <draw:g>
            <svg:title>TexMaths</svg:title>
            <svg:desc>12§latex§$\mathbf{1.2745\,MeV}\,\boldsymbol{\gamma}$§svg§600§TRUE§</svg:desc>
            <draw:g>
              <draw:path draw:style-name="gr3" draw:text-style-name="P2" draw:layer="layout" svg:width="0.172cm" svg:height="0.274cm" svg:x="28.782cm" svg:y="4.849cm" svg:viewBox="0 0 173 275" svg:d="M114 13c0-8 0-13-12-13-4 0-5 0-8 4-33 24-77 24-86 24-2 0-5 0-8 0 0 6 0 12 0 19 3 0 6 0 8 0 8 0 30 0 56-9 0 73 0 145 0 217-20 0-40 0-59 0 0 7 0 14 0 20 18-1 63-1 84-1 20 0 65 0 84 1 0-6 0-13 0-20-20 0-39 0-59 0 0-81 0-161 0-242z">
                <text:p/>
              </draw:path>
              <draw:path draw:style-name="gr3" draw:text-style-name="P2" draw:layer="layout" svg:width="0.045cm" svg:height="0.043cm" svg:x="29.024cm" svg:y="5.08cm" svg:viewBox="0 0 46 44" svg:d="M46 22c0-12-11-22-23-22s-23 10-23 22 11 22 23 22 23-10 23-22z">
                <text:p/>
              </draw:path>
              <draw:path draw:style-name="gr3" draw:text-style-name="P2" draw:layer="layout" svg:width="0.193cm" svg:height="0.274cm" svg:x="29.13cm" svg:y="4.849cm" svg:viewBox="0 0 194 275" svg:d="M194 182c-6 0-13 0-20 0-1 8-5 35-11 38-5 3-36 3-43 3-21 0-42 0-62 0 20-17 42-35 61-48 48-36 75-55 75-96 0-48-44-79-104-79-50 0-90 26-90 63 0 26 20 32 30 32 13 0 30-9 30-30 0-22-17-29-24-30 13-11 29-15 44-15 36 0 56 28 56 60 0 29-16 58-46 88-28 28-57 57-85 86-5 5-5 5-5 13 0 3 0 6 0 8 60 0 121 0 181 0 5-31 9-62 13-93z">
                <text:p/>
              </draw:path>
              <draw:path draw:style-name="gr3" draw:text-style-name="P2" draw:layer="layout" svg:width="0.208cm" svg:height="0.288cm" svg:x="29.374cm" svg:y="4.841cm" svg:viewBox="0 0 209 289" svg:d="M204 34c5-5 5-6 5-21-29 0-58 0-87 0-9 0-70-2-76-3-10-3-10-6-11-10-7 0-13 0-19 0-6 36-11 71-16 107 7 0 14 0 20 0 4-33 10-38 11-39 5-2 40-2 47-2 24 0 47 0 71 0-8 9-15 18-23 27-41 47-71 103-71 166 0 30 23 30 25 30 8 0 28-3 28-30 0-7 0-13 0-20 0-20 1-40 4-61 3-27 13-52 27-69 22-25 43-50 65-75z">
                <text:p/>
              </draw:path>
              <draw:path draw:style-name="gr3" draw:text-style-name="P2" draw:layer="layout" svg:width="0.214cm" svg:height="0.274cm" svg:x="29.604cm" svg:y="4.849cm" svg:viewBox="0 0 215 275" svg:d="M174 209c14 0 27 0 41 0 0-6 0-12 0-19-14 0-27 0-41 0 0-59 0-118 0-177 0-12 0-13-12-13-10 0-10 0-14 6-50 61-99 123-148 184 0 7 0 13 0 19 40 0 81 0 121 0 0 16 0 31 0 46-15 0-31 0-47 0 0 7 0 14 0 20 16-1 54-1 72-1s54 0 69 1c0-6 0-13 0-20-14 0-27 0-41 0 0-15 0-30 0-46zM126 190c-35 0-70 0-104 0 34-43 69-87 104-130 0 43 0 87 0 130z">
                <text:p/>
              </draw:path>
              <draw:path draw:style-name="gr3" draw:text-style-name="P2" draw:layer="layout" svg:width="0.193cm" svg:height="0.279cm" svg:x="29.857cm" svg:y="4.849cm" svg:viewBox="0 0 194 280" svg:d="M194 190c0-48-33-87-96-87-12 0-34 1-54 16 0-19 0-38 0-57 11 3 16 4 30 4 62 0 101-48 101-59 0-2-1-7-6-7-1 0-2 0-6 1-24 10-47 12-65 12-32 0-54-7-66-12-3-1-3-1-4-1-6 0-6 5-6 12 0 41 0 81 0 122 0 7 0 13 9 13 5 0 6-2 9-5 16-20 39-23 56-23 38 0 38 37 38 70 0 31 0 73-50 73-11 0-37-2-55-26 15-1 27-11 27-29 0-21-18-29-27-29-7 0-29 5-29 30 0 36 32 72 85 72 67 0 109-38 109-90z">
                <text:p/>
              </draw:path>
              <draw:path draw:style-name="gr3" draw:text-style-name="P2" draw:layer="layout" svg:width="0.425cm" svg:height="0.288cm" svg:x="30.162cm" svg:y="4.836cm" svg:viewBox="0 0 426 289" svg:d="M212 233c-33-74-67-148-100-222-5-11-10-11-18-11-32 0-63 0-94 0 0 7 0 14 0 20 15 0 30 0 46 0 0 79 0 158 0 236 0 10-2 10-14 11-9 1-10 1-22 1-4 0-7 0-10 0 0 7 0 14 0 21 16-2 40-2 56-2 17 0 40 0 57 2 0-7 0-14 0-21-4 0-7 0-11 0-7 0-14 0-22-1-12-1-13-1-13-11 0-77 0-154 0-231 1 0 1 0 1 0 38 84 76 169 114 253 4 8 9 11 14 11 8 0 11-6 14-11 39-86 78-172 117-258 0 83 0 166 0 248-15 0-30 0-45 0 0 7 0 14 0 21 15-2 54-2 72-2 17 0 56 0 72 2 0-7 0-14 0-21-15 0-31 0-46 0 0-82 0-165 0-248 15 0 31 0 46 0 0-6 0-13 0-20-31 0-63 0-94 0-9 0-13 0-18 11-34 74-68 148-102 222z">
                <text:p/>
              </draw:path>
              <draw:path draw:style-name="gr3" draw:text-style-name="P2" draw:layer="layout" svg:width="0.195cm" svg:height="0.192cm" svg:x="30.618cm" svg:y="4.934cm" svg:viewBox="0 0 196 193" svg:d="M181 98c10 0 15 0 15-11 0-13-3-44-24-64-16-16-39-23-68-23-67 0-104 43-104 96 0 56 43 97 110 97 68 0 86-45 86-52 0-8-9-8-11-8-7 0-7 2-11 9-8 21-32 34-60 34-59 0-60-56-60-78 42 0 85 0 127 0zM54 85c1-17 1-35 11-48 11-17 27-21 39-21 50 0 51 53 51 69-34 0-67 0-101 0z">
                <text:p/>
              </draw:path>
              <draw:path draw:style-name="gr3" draw:text-style-name="P2" draw:layer="layout" svg:width="0.343cm" svg:height="0.291cm" svg:x="30.838cm" svg:y="4.836cm" svg:viewBox="0 0 344 292" svg:d="M301 29c2-5 5-9 35-9 3 0 5 0 8 0 0-6 0-13 0-20-15 1-36 1-48 1-17 0-38 0-55-1 0 7 0 14 0 20 5 0 37 0 37 5 0 1-1 4-1 5-28 64-57 128-85 191-30-67-60-134-90-201 13 0 26 0 40 0 0-6 0-13 0-20-16 1-57 1-75 1-17 0-51 0-67-1 0 7 0 14 0 20 13 0 26 0 40 0 38 87 77 174 116 260 4 9 5 12 17 12 6 0 12 0 17-11 37-84 74-168 111-252z">
                <text:p/>
              </draw:path>
              <draw:path draw:style-name="gr3" draw:text-style-name="P2" draw:layer="layout" svg:width="0.254cm" svg:height="0.278cm" svg:x="31.276cm" svg:y="4.934cm" svg:viewBox="0 0 255 279" svg:d="M185 110c-4-27-24-110-90-110-59 0-95 59-95 77 0 6 6 6 10 6s8 0 10-5c9-28 45-31 66-31 23 0 51 4 65 25 12 17 16 51 16 68s-1 20-5 29c-11 35-24 80-24 96 0 2 1 14 11 14s15-16 17-20c3-11 14-48 19-91 0-6 0-6 2-10 11-32 31-80 61-134 3-5 7-13 7-14 0-6-6-6-9-6-5 0-6 0-9 1-1 1-22 38-52 105z">
                <text:p/>
              </draw:path>
            </draw:g>
          </draw:g>
          <draw:g>
            <svg:title>TexMaths</svg:title>
            <svg:desc>12§latex§$0.5467\,\mathrm{MeV}\,\beta^{+}$§svg§600§TRUE§</svg:desc>
            <draw:g>
              <draw:path draw:style-name="gr3" draw:text-style-name="P2" draw:layer="layout" svg:width="0.177cm" svg:height="0.287cm" svg:x="24.881cm" svg:y="2.191cm" svg:viewBox="0 0 178 288" svg:d="M178 145c0-34-3-67-17-98-21-41-54-47-72-47-25 0-57 11-73 49-15 30-16 62-16 96 0 31 1 69 19 100 18 35 48 43 69 43 22 0 55-9 74-49 13-29 16-61 16-94zM88 279c-16 0-41-11-48-51-5-25-5-64-5-88 0-28 0-55 3-78 8-50 40-54 50-54 14 0 42 9 50 49 4 24 4 57 4 83 0 31 0 60-4 86-7 41-31 53-50 53z">
                <text:p/>
              </draw:path>
              <draw:path draw:style-name="gr3" draw:text-style-name="P2" draw:layer="layout" svg:width="0.043cm" svg:height="0.043cm" svg:x="25.111cm" svg:y="2.425cm" svg:viewBox="0 0 44 44" svg:d="M44 22c0-12-10-22-22-22-13 0-22 9-22 22 0 12 9 22 22 22 12 0 22-9 22-22z">
                <text:p/>
              </draw:path>
              <draw:path draw:style-name="gr3" draw:text-style-name="P2" draw:layer="layout" svg:width="0.167cm" svg:height="0.287cm" svg:x="25.213cm" svg:y="2.191cm" svg:viewBox="0 0 168 288" svg:d="M168 195c0-50-35-92-80-92-21 0-39 6-53 21 0-27 0-55 0-82 8 2 21 6 35 6 52 0 81-38 81-44 0-3-1-4-3-4s-2 0-4 1c-8 4-29 12-58 12-16 0-36-3-56-12-2-1-4-1-5-1-3 0-3 4-3 10 0 41 0 82 0 124 0 7 0 11 6 11 2 0 3-1 4-4 5-7 21-29 56-29 21 0 32 20 34 27 8 15 9 32 9 52 0 15 0 40-11 58-10 17-25 27-44 27-32 0-56-22-63-46 1 0 3 0 7 0 15 0 22-11 22-21s-7-20-22-20c-6 0-20 2-20 23 0 36 29 76 76 76 49 0 92-40 92-93z">
                <text:p/>
              </draw:path>
              <draw:path draw:style-name="gr3" draw:text-style-name="P2" draw:layer="layout" svg:width="0.185cm" svg:height="0.282cm" svg:x="25.415cm" svg:y="2.186cm" svg:viewBox="0 0 186 283" svg:d="M112 214c0 12 0 25 0 37 0 15-2 19-33 19-3 0-5 0-8 0 0 5 0 9 0 13 18-1 40-1 57-1 18 0 40 0 57 1 0-4 0-8 0-13-3 0-6 0-9 0-31 0-32-4-32-19 0-12 0-25 0-37 14 0 28 0 42 0 0-4 0-9 0-13-14 0-28 0-42 0 0-63 0-127 0-190 0-9 0-11-6-11-5 0-6 0-8 5-44 65-87 131-130 196 0 4 0 9 0 13 37 0 74 0 112 0zM114 201c-34 0-68 0-102 0 34-52 68-104 102-156 0 52 0 104 0 156z">
                <text:p/>
              </draw:path>
              <draw:path draw:style-name="gr3" draw:text-style-name="P2" draw:layer="layout" svg:width="0.174cm" svg:height="0.287cm" svg:x="25.631cm" svg:y="2.191cm" svg:viewBox="0 0 175 288" svg:d="M38 141c0-3 0-6 0-9 0-107 53-122 74-122 10 0 28 2 37 16-6 0-23 0-23 19 0 14 10 20 19 20 7 0 19-4 19-21 0-25-18-44-52-44-54 0-112 54-112 146 0 112 49 142 89 142 47 0 86-39 86-94 0-54-37-95-84-95-29 0-44 22-53 42zM89 276c-27 0-40-25-42-31-7-20-7-54-7-61 0-33 13-75 51-75 6 0 25 0 39 26 7 16 7 37 7 58 0 20 0 41-6 56-13 25-33 27-42 27z">
                <text:p/>
              </draw:path>
              <draw:path draw:style-name="gr3" draw:text-style-name="P2" draw:layer="layout" svg:width="0.18cm" svg:height="0.292cm" svg:x="25.848cm" svg:y="2.186cm" svg:viewBox="0 0 181 293" svg:d="M176 29c5-6 5-6 5-16-34 0-69 0-103 0-52 0-52-5-54-13-4 0-7 0-11 0-4 29-9 57-13 86 4 0 7 0 11 0 1-6 5-32 9-38 4-3 36-3 42-3 30 0 59 0 88 0-5 8-38 53-48 67-37 57-52 115-52 157 0 5 0 24 20 24 19 0 19-19 19-24 0-7 0-13 0-20 0-24 1-47 5-70 2-9 8-45 26-71 19-27 38-53 56-79z">
                <text:p/>
              </draw:path>
              <draw:path draw:style-name="gr3" draw:text-style-name="P2" draw:layer="layout" svg:width="0.354cm" svg:height="0.285cm" svg:x="26.12cm" svg:y="2.184cm" svg:viewBox="0 0 355 286" svg:d="M86 8c-3-8-4-8-14-8-24 0-48 0-72 0 0 4 0 9 0 13 4 0 7 0 11 0 32 0 33 4 33 19 0 70 0 140 0 210 0 12 0 31-44 31 0 4 0 8 0 13 16 0 37-1 50-1 14 0 34 1 50 1 0-5 0-9 0-13-45 0-45-19-45-31 0-76 0-151 0-226 1 0 1 0 1 0 34 86 68 173 101 260 3 6 5 10 9 10s6-4 8-9c34-88 69-176 103-264h1c0 80 0 160 0 241 0 14-1 19-33 19-4 0-8 0-11 0 0 4 0 8 0 13 15-1 44-1 61-1s44 0 60 1c0-5 0-9 0-13-3 0-6 0-10 0-32 0-33-5-33-19 0-74 0-148 0-222 0-15 1-19 33-19 4 0 7 0 10 0 0-4 0-9 0-13-24 0-47 0-71 0-11 0-11 0-14 7-31 79-62 158-92 237-31-79-61-157-92-236z">
                <text:p/>
              </draw:path>
              <draw:path draw:style-name="gr3" draw:text-style-name="P2" draw:layer="layout" svg:width="0.162cm" svg:height="0.192cm" svg:x="26.503cm" svg:y="2.282cm" svg:viewBox="0 0 163 193" svg:d="M36 83c2-64 37-73 52-73 44 0 48 56 48 73-34 0-67 0-100 0zM35 91c39 0 78 0 117 0 10 0 11 0 11-8 0-42-23-83-75-83-48 0-88 43-88 96 0 56 44 97 94 97s69-47 69-55c0-4-3-5-5-5-3 0-4 2-6 6-14 43-52 43-56 43-22 0-38-12-48-28-13-20-13-48-13-63z">
                <text:p/>
              </draw:path>
              <draw:path draw:style-name="gr3" draw:text-style-name="P2" draw:layer="layout" svg:width="0.299cm" svg:height="0.294cm" svg:x="26.686cm" svg:y="2.184cm" svg:viewBox="0 0 300 295" svg:d="M254 41c6-16 17-28 46-28 0-4 0-9 0-13-13 0-30 1-41 1-13 0-37-1-48-1 0 4 0 9 0 13 22 0 31 11 31 20 0 4-1 6-2 9-26 67-51 135-77 202-27-71-54-141-81-212-3-6-2-4-3-7 0-12 24-12 35-12 0-4 0-9 0-13-16 1-44 1-60 1-20 0-38-1-54-1 0 4 0 9 0 13 28 0 36 0 42 16 32 85 65 171 97 257 4 8 5 9 11 9 7 0 8-2 10-8 31-82 63-164 94-246z">
                <text:p/>
              </draw:path>
              <draw:path draw:style-name="gr3" draw:text-style-name="P2" draw:layer="layout" svg:width="0.229cm" svg:height="0.376cm" svg:x="27.083cm" svg:y="2.174cm" svg:viewBox="0 0 230 377" svg:d="M230 57c0-32-24-57-57-57-25 0-36 6-52 17-23 16-45 57-54 89-22 89-45 177-67 266 0 2 1 5 5 5 3 0 5-1 6-3 9-38 19-76 29-114 8 25 26 40 57 40s63-15 82-33c20-19 33-47 33-78 0-30-15-51-31-62 25-13 49-40 49-70zM154 127c-5 2-10 2-21 2-5 0-14 1-18-1 1-5 16-4 21-4 9 0 13 0 18 3zM206 48c0 29-15 58-38 72-11-4-19-5-32-5-9 0-33 0-33 13 0 12 22 11 29 11 16 0 23 0 35-6 17 15 18 28 19 48 0 24-10 56-22 71-16 23-44 39-68 39-32 0-48-25-48-54 0-5 0-11 2-19 9-35 18-70 27-106 9-37 39-102 90-102 25 0 39 13 39 38z">
                <text:p/>
              </draw:path>
              <draw:path draw:style-name="gr3" draw:text-style-name="P2" draw:layer="layout" svg:width="0.216cm" svg:height="0.215cm" svg:x="27.352cm" svg:y="2.136cm" svg:viewBox="0 0 217 216" svg:d="M116 115c30 0 60 0 90 0 4 0 11 0 11-6 0-9-7-9-11-9-30 0-60 0-90 0 0-29 0-59 0-89 0-4 0-11-7-11s-7 7-7 11c0 30 0 60 0 89-30 0-61 0-91 0-4 0-11 0-11 8 0 7 7 7 11 7 30 0 61 0 91 0 0 30 0 60 0 91 0 3 0 10 7 10s7-7 7-10c0-31 0-61 0-91z">
                <text:p/>
              </draw:path>
            </draw:g>
          </draw:g>
          <draw:g>
            <svg:title>TexMaths</svg:title>
            <svg:desc>12§latex§$1.8212\,\mathrm{MeV}\,\beta^{+}$§svg§600§TRUE§</svg:desc>
            <draw:g>
              <draw:path draw:style-name="gr3" draw:text-style-name="P2" draw:layer="layout" svg:width="0.138cm" svg:height="0.278cm" svg:x="22.581cm" svg:y="4.69cm" svg:viewBox="0 0 139 279" svg:d="M86 11c0-11 0-11-9-11-27 26-63 26-77 26 0 5 0 9 0 13 8 0 34 0 55-10 0 72 0 144 0 216 0 16-1 21-38 21-5 0-10 0-15 0 0 4 0 8 0 13 16-2 52-2 69-2s54 0 68 2c0-5 0-9 0-13-4 0-9 0-13 0-38 0-40-5-40-21 0-78 0-156 0-234z">
                <text:p/>
              </draw:path>
              <draw:path draw:style-name="gr3" draw:text-style-name="P2" draw:layer="layout" svg:width="0.043cm" svg:height="0.043cm" svg:x="22.791cm" svg:y="4.924cm" svg:viewBox="0 0 44 44" svg:d="M44 22c0-12-10-22-22-22-13 0-22 9-22 22 0 12 9 22 22 22 12 0 22-9 22-22z">
                <text:p/>
              </draw:path>
              <draw:path draw:style-name="gr3" draw:text-style-name="P2" draw:layer="layout" svg:width="0.174cm" svg:height="0.287cm" svg:x="22.889cm" svg:y="4.69cm" svg:viewBox="0 0 175 288" svg:d="M52 87c-21-13-22-27-22-34 0-25 28-43 58-43s57 22 57 52c0 24-17 44-42 59-17-11-34-23-51-34zM113 127c30-16 50-37 50-65 0-38-37-62-75-62-42 0-77 31-77 69 0 8 1 27 19 47 5 5 20 16 31 23-25 12-61 34-61 76 0 45 43 73 88 73 46 0 87-34 87-80 0-14-5-33-20-51-9-9-16-13-42-30zM71 145c17 10 34 21 51 32 12 8 32 20 32 47 0 31-32 52-66 52-36 0-66-26-66-61 0-24 13-51 49-70z">
                <text:p/>
              </draw:path>
              <draw:path draw:style-name="gr3" draw:text-style-name="P2" draw:layer="layout" svg:width="0.168cm" svg:height="0.278cm" svg:x="23.103cm" svg:y="4.69cm" svg:viewBox="0 0 169 279" svg:d="M34 246c14-14 29-28 44-43 66-57 91-80 91-122 0-48-38-81-90-81-48 0-79 38-79 75 0 24 22 24 23 24 7 0 21-6 21-22 0-11-7-22-21-22-4 0-5 0-6 0 9-27 32-43 57-43 39 0 57 35 57 69s-22 66-45 92c-27 30-54 60-81 90-5 5-5 6-5 16 52 0 105 0 157 0 4-25 8-49 12-73-3 0-7 0-11 0-2 13-4 31-9 37-3 3-31 3-40 3-25 0-50 0-75 0z">
                <text:p/>
              </draw:path>
              <draw:path draw:style-name="gr3" draw:text-style-name="P2" draw:layer="layout" svg:width="0.138cm" svg:height="0.278cm" svg:x="23.331cm" svg:y="4.69cm" svg:viewBox="0 0 139 279" svg:d="M86 11c0-11 0-11-9-11-27 26-64 26-77 26 0 5 0 9 0 13 8 0 34 0 55-10 0 72 0 144 0 216 0 16-1 21-39 21-5 0-9 0-14 0 0 4 0 8 0 13 15-2 52-2 69-2s53 0 68 2c0-5 0-9 0-13-4 0-9 0-13 0-38 0-40-5-40-21 0-78 0-156 0-234z">
                <text:p/>
              </draw:path>
              <draw:path draw:style-name="gr3" draw:text-style-name="P2" draw:layer="layout" svg:width="0.167cm" svg:height="0.278cm" svg:x="23.525cm" svg:y="4.69cm" svg:viewBox="0 0 168 279" svg:d="M32 246c15-14 30-28 45-43 66-57 91-80 91-122 0-48-38-81-90-81-47 0-78 38-78 75 0 24 20 24 22 24 7 0 22-6 22-22 0-11-8-22-22-22-4 0-4 0-6 0 10-27 33-43 57-43 39 0 57 35 57 69s-22 66-45 92c-27 30-53 60-80 90-5 5-5 6-5 16 52 0 104 0 156 0 4-25 8-49 12-73-4 0-7 0-11 0-2 13-5 31-9 37-3 3-30 3-40 3-25 0-50 0-76 0z">
                <text:p/>
              </draw:path>
              <draw:path draw:style-name="gr3" draw:text-style-name="P2" draw:layer="layout" svg:width="0.354cm" svg:height="0.285cm" svg:x="23.8cm" svg:y="4.683cm" svg:viewBox="0 0 355 286" svg:d="M86 8c-3-8-4-8-14-8-24 0-48 0-72 0 0 4 0 9 0 13 4 0 7 0 11 0 32 0 33 4 33 19 0 70 0 140 0 210 0 12 0 31-44 31 0 4 0 8 0 13 16 0 37-1 50-1 14 0 34 1 50 1 0-5 0-9 0-13-45 0-45-19-45-31 0-76 0-151 0-226 1 0 1 0 1 0 34 86 68 173 101 260 3 6 5 10 9 10s6-4 8-9c34-88 69-176 103-264 1 0 1 0 1 0 0 80 0 160 0 241 0 14-1 19-33 19-4 0-7 0-11 0 0 4 0 8 0 13 16-1 44-1 61-1s45 0 60 1c0-5 0-9 0-13-3 0-6 0-10 0-32 0-33-5-33-19 0-74 0-148 0-222 0-15 1-19 33-19 4 0 7 0 10 0 0-4 0-9 0-13-23 0-47 0-71 0-10 0-10 0-14 7-31 79-62 158-92 237-31-79-61-157-92-236z">
                <text:p/>
              </draw:path>
              <draw:path draw:style-name="gr3" draw:text-style-name="P2" draw:layer="layout" svg:width="0.162cm" svg:height="0.192cm" svg:x="24.183cm" svg:y="4.781cm" svg:viewBox="0 0 163 193" svg:d="M36 83c2-64 37-73 52-73 44 0 48 56 48 73-34 0-67 0-100 0zM35 91c39 0 78 0 117 0 10 0 11 0 11-8 0-42-23-83-75-83-48 0-88 43-88 96 0 56 44 97 94 97s69-47 69-55c0-4-3-5-5-5-3 0-4 2-6 6-14 43-52 43-56 43-22 0-38-12-48-28-13-20-13-48-13-63z">
                <text:p/>
              </draw:path>
              <draw:path draw:style-name="gr3" draw:text-style-name="P2" draw:layer="layout" svg:width="0.299cm" svg:height="0.294cm" svg:x="24.366cm" svg:y="4.683cm" svg:viewBox="0 0 300 295" svg:d="M254 41c6-16 17-28 46-28 0-4 0-9 0-13-13 0-30 1-41 1-13 0-37-1-48-1 0 4 0 9 0 13 22 0 31 11 31 20 0 4-1 6-2 9-26 67-51 135-77 202-27-71-54-141-81-212-3-6-2-4-3-7 0-12 24-12 35-12 0-4 0-9 0-13-16 1-44 1-60 1-20 0-38-1-54-1 0 4 0 9 0 13 28 0 36 0 42 16 32 85 65 171 97 257 4 8 5 9 11 9 7 0 8-2 10-8 31-82 63-164 94-246z">
                <text:p/>
              </draw:path>
              <draw:path draw:style-name="gr3" draw:text-style-name="P2" draw:layer="layout" svg:width="0.229cm" svg:height="0.376cm" svg:x="24.763cm" svg:y="4.673cm" svg:viewBox="0 0 230 377" svg:d="M230 57c0-32-24-57-57-57-25 0-36 6-52 17-23 16-45 57-54 89-22 89-45 177-67 266 0 2 1 5 5 5 3 0 5-1 6-3 9-38 19-76 29-114 8 25 26 40 57 40s63-15 82-33c20-19 33-47 33-78 0-30-15-51-31-62 25-13 49-40 49-70zM154 127c-5 2-10 2-21 2-5 0-14 1-18-1 1-5 16-4 21-4 9 0 13 0 18 3zM206 48c0 29-15 58-38 72-11-4-19-5-32-5-9 0-33 0-33 13 0 12 22 11 29 11 16 0 23 0 35-6 17 15 18 28 19 48 0 24-10 56-22 71-16 23-44 39-68 39-32 0-48-25-48-54 0-5 0-11 2-19 9-35 18-70 27-106 9-37 39-102 90-102 25 0 39 13 39 38z">
                <text:p/>
              </draw:path>
              <draw:path draw:style-name="gr3" draw:text-style-name="P2" draw:layer="layout" svg:width="0.216cm" svg:height="0.215cm" svg:x="25.032cm" svg:y="4.635cm" svg:viewBox="0 0 217 216" svg:d="M116 115c30 0 60 0 90 0 4 0 11 0 11-6 0-9-7-9-11-9-30 0-60 0-90 0 0-29 0-59 0-89 0-4 0-11-7-11s-7 7-7 11c0 30 0 60 0 89-30 0-61 0-91 0-4 0-11 0-11 8 0 7 7 7 11 7 30 0 61 0 91 0 0 30 0 60 0 91 0 3 0 10 7 10s7-7 7-10c0-31 0-61 0-91z">
                <text:p/>
              </draw:path>
            </draw:g>
          </draw:g>
          <draw:g>
            <svg:title>TexMaths</svg:title>
            <svg:desc>8§latex§$99.944\%$§svg§600§TRUE§</svg:desc>
            <draw:g>
              <draw:path draw:style-name="gr3" draw:text-style-name="P2" draw:layer="layout" svg:width="0.116cm" svg:height="0.192cm" svg:x="25.88cm" svg:y="3.254cm" svg:viewBox="0 0 117 193" svg:d="M91 97c0 3 0 6 0 9 0 66-29 79-45 79-5 0-20-1-28-11 12 0 15-8 15-13 0-8-7-12-13-12-5 0-13 2-13 13 0 19 15 31 39 31 36 0 71-39 71-99 0-76-33-94-58-94-15 0-29 5-41 18-12 12-18 24-18 45 0 34 25 62 56 62 18 0 29-12 35-28zM57 119c-5 0-18 0-27-18-4-10-4-24-4-38 0-15 0-29 5-38 7-15 19-19 28-19 13 0 23 10 27 23 4 9 4 26 4 40 0 23-9 50-33 50z">
                <text:p/>
              </draw:path>
              <draw:path draw:style-name="gr3" draw:text-style-name="P2" draw:layer="layout" svg:width="0.116cm" svg:height="0.192cm" svg:x="26.02cm" svg:y="3.254cm" svg:viewBox="0 0 117 193" svg:d="M92 97c0 3 0 6 0 9 0 66-30 79-46 79-4 0-20-1-28-11 13 0 16-8 16-13 0-8-8-12-14-12-4 0-13 2-13 13 0 19 15 31 39 31 36 0 71-39 71-99 0-76-32-94-57-94-16 0-30 5-42 18-11 12-18 24-18 45 0 34 25 62 57 62 17 0 29-12 35-28zM57 119c-5 0-18 0-27-18-4-10-4-24-4-38 0-15 0-29 5-38 8-15 19-19 29-19 13 0 22 10 26 23 4 9 5 26 5 40 0 23-9 50-34 50z">
                <text:p/>
              </draw:path>
              <draw:path draw:style-name="gr3" draw:text-style-name="P2" draw:layer="layout" svg:width="0.029cm" svg:height="0.029cm" svg:x="26.173cm" svg:y="3.411cm" svg:viewBox="0 0 30 30" svg:d="M30 15c0-9-7-15-15-15s-15 7-15 15c0 9 7 15 15 15s15-7 15-15z">
                <text:p/>
              </draw:path>
              <draw:path draw:style-name="gr3" draw:text-style-name="P2" draw:layer="layout" svg:width="0.115cm" svg:height="0.192cm" svg:x="26.239cm" svg:y="3.254cm" svg:viewBox="0 0 116 193" svg:d="M91 97c0 3 0 6 0 9 0 66-29 79-45 79-5 0-20-1-28-11 12 0 15-8 15-13 0-8-7-12-14-12-4 0-13 2-13 13 0 19 16 31 40 31 36 0 70-39 70-99 0-76-32-94-57-94-16 0-29 5-41 18-12 12-18 24-18 45 0 34 24 62 56 62 17 0 29-12 35-28zM56 119c-5 0-18 0-26-18-5-10-5-24-5-38 0-15 0-29 5-38 8-15 19-19 29-19 13 0 22 10 27 23 4 9 4 26 4 40 0 23-9 50-34 50z">
                <text:p/>
              </draw:path>
              <draw:path draw:style-name="gr3" draw:text-style-name="P2" draw:layer="layout" svg:width="0.124cm" svg:height="0.188cm" svg:x="26.375cm" svg:y="3.251cm" svg:viewBox="0 0 125 189" svg:d="M75 143c0 8 0 17 0 25 0 9-1 13-21 13-3 0-5 0-7 0 0 2 0 5 0 8 12 0 27 0 39 0s26 0 38 0c0-3 0-6 0-8-2 0-4 0-6 0-21 0-21-4-21-13 0-8 0-17 0-25 9 0 18 0 28 0 0-3 0-6 0-9-10 0-19 0-28 0 0-42 0-84 0-127 0-5 0-7-5-7-2 0-3 0-6 3-28 44-57 88-86 131 0 3 0 6 0 9 25 0 50 0 75 0zM77 134c-23 0-46 0-69 0 23-34 46-69 69-104 0 35 0 70 0 104z">
                <text:p/>
              </draw:path>
              <draw:path draw:style-name="gr3" draw:text-style-name="P2" draw:layer="layout" svg:width="0.123cm" svg:height="0.188cm" svg:x="26.516cm" svg:y="3.251cm" svg:viewBox="0 0 124 189" svg:d="M74 143c0 8 0 17 0 25 0 9 0 13-21 13-2 0-4 0-6 0 0 2 0 5 0 8 11 0 26 0 38 0 11 0 27 0 38 0 0-3 0-6 0-8-2 0-4 0-5 0-21 0-22-4-22-13 0-8 0-17 0-25 9 0 19 0 28 0 0-3 0-6 0-9-9 0-19 0-28 0 0-42 0-84 0-127 0-5 0-7-5-7-2 0-3 0-5 3-29 44-57 88-86 131 0 3 0 6 0 9 25 0 50 0 74 0zM76 134c-23 0-46 0-69 0 23-34 46-69 69-104 0 35 0 70 0 104z">
                <text:p/>
              </draw:path>
              <draw:path draw:style-name="gr3" draw:text-style-name="P2" draw:layer="layout" svg:width="0.201cm" svg:height="0.225cm" svg:x="26.664cm" svg:y="3.23cm" svg:viewBox="0 0 202 226" svg:d="M177 11c1-3 2-4 2-5 0-4-3-6-5-6-4 0-5 2-7 4-13 19-33 26-53 26s-37-6-52-21c-6-5-12-9-20-9-22 0-42 24-42 57s20 56 42 56c20 0 36-25 36-56 0-4 0-17-6-32 18 10 32 12 42 12 22 0 36-9 38-10-42 63-84 125-126 188-3 3-3 5-3 5 0 4 3 6 6 6s3-2 5-4c48-70 95-141 143-211zM42 107c-6 0-24-4-24-50 0-47 18-51 24-51 15 0 28 21 28 51s-14 50-28 50zM166 220c-6 0-24-4-24-51 0-46 18-50 24-50 15 0 29 21 29 50 0 31-14 51-29 51zM202 169c0-32-16-56-36-56-22 0-41 24-41 56 0 34 20 57 41 57 20 0 36-25 36-57z">
                <text:p/>
              </draw:path>
            </draw:g>
          </draw:g>
          <draw:g>
            <svg:title>TexMaths</svg:title>
            <svg:desc>8§latex§$0.056\%$§svg§600§TRUE§</svg:desc>
            <draw:g>
              <draw:path draw:style-name="gr3" draw:text-style-name="P2" draw:layer="layout" svg:width="0.117cm" svg:height="0.192cm" svg:x="24.981cm" svg:y="5.754cm" svg:viewBox="0 0 118 193" svg:d="M118 97c0-23-1-45-11-66-13-27-36-31-48-31-17 0-37 7-49 33-8 20-10 41-10 64 0 20 1 46 13 67 12 23 32 29 46 29 15 0 36-6 49-33 9-19 10-41 10-63zM59 186c-11 0-28-7-33-33-3-17-3-44-3-60 0-18 0-36 3-51 5-33 26-36 33-36 9 0 27 5 33 32 3 16 3 38 3 55 0 21 0 40-3 58-5 27-21 35-33 35z">
                <text:p/>
              </draw:path>
              <draw:path draw:style-name="gr3" draw:text-style-name="P2" draw:layer="layout" svg:width="0.029cm" svg:height="0.029cm" svg:x="25.134cm" svg:y="5.911cm" svg:viewBox="0 0 30 30" svg:d="M30 15c0-9-6-15-15-15-8 0-15 7-15 15 0 9 7 15 15 15 9 0 15-7 15-15z">
                <text:p/>
              </draw:path>
              <draw:path draw:style-name="gr3" draw:text-style-name="P2" draw:layer="layout" svg:width="0.117cm" svg:height="0.192cm" svg:x="25.199cm" svg:y="5.754cm" svg:viewBox="0 0 118 193" svg:d="M118 97c0-23-1-45-11-66-13-27-36-31-48-31-17 0-37 7-49 33-8 20-10 41-10 64 0 20 1 46 13 67 12 23 33 29 46 29 15 0 37-6 49-33 9-19 10-41 10-63zM59 186c-11 0-28-7-33-33-3-17-3-44-3-60 0-18 0-36 3-51 5-33 26-36 33-36 9 0 28 5 33 32 3 16 3 38 3 55 0 21 0 40-3 58-4 27-20 35-33 35z">
                <text:p/>
              </draw:path>
              <draw:path draw:style-name="gr3" draw:text-style-name="P2" draw:layer="layout" svg:width="0.111cm" svg:height="0.192cm" svg:x="25.343cm" svg:y="5.754cm" svg:viewBox="0 0 112 193" svg:d="M112 130c0-33-23-61-54-61-13 0-25 4-36 14 0-18 0-37 0-55 6 2 16 4 24 4 35 0 55-26 55-29 0-2-1-3-4-3l-1 1c-6 2-20 8-38 8-12 0-24-3-38-8-2-1-2-1-3-1-3 0-3 2-3 6 0 28 0 56 0 83 0 6 0 8 4 8 2 0 3-1 4-3 3-4 13-19 36-19 15 0 21 13 23 18 5 10 5 21 5 35 0 10 0 27-6 38-7 11-17 19-30 19-20 0-36-16-41-32 1 0 1 0 5 0 8 0 13-6 13-13s-5-14-13-14c-4 0-14 3-14 15 0 24 19 52 50 52 33 0 62-28 62-63z">
                <text:p/>
              </draw:path>
              <draw:path draw:style-name="gr3" draw:text-style-name="P2" draw:layer="layout" svg:width="0.116cm" svg:height="0.192cm" svg:x="25.48cm" svg:y="5.754cm" svg:viewBox="0 0 117 193" svg:d="M26 94c0-2 0-4 0-6 0-71 35-82 48-82 7 0 19 3 25 12-4 0-15 0-15 12 0 9 6 13 13 13 4 0 12-2 12-13 0-17-12-30-35-30-36 0-74 36-74 97 0 76 33 96 59 96 31 0 58-27 58-64 0-36-25-63-56-63-19 0-30 15-35 28zM59 185c-17 0-26-17-28-21-5-14-5-36-5-41 0-22 9-50 35-50 4 0 16 0 25 17 6 11 6 25 6 39 0 13 0 28-5 37-9 17-21 19-28 19z">
                <text:p/>
              </draw:path>
              <draw:path draw:style-name="gr3" draw:text-style-name="P2" draw:layer="layout" svg:width="0.201cm" svg:height="0.225cm" svg:x="25.625cm" svg:y="5.73cm" svg:viewBox="0 0 202 226" svg:d="M177 11c1-3 2-4 2-5 0-4-3-6-6-6s-4 2-6 4c-14 19-33 26-54 26-19 0-36-6-51-21-6-5-12-9-20-9-22 0-42 24-42 57s20 56 42 56c20 0 35-25 35-56 0-4 0-17-5-32 18 10 32 12 42 12 22 0 35-9 38-10-42 63-84 125-126 188-3 3-3 5-3 5 0 4 3 6 6 6s3-2 5-4c48-70 95-141 143-211zM42 107c-6 0-24-4-24-50 0-47 18-51 24-51 14 0 28 21 28 51s-14 50-28 50zM165 220c-5 0-24-4-24-51 0-46 19-50 24-50 16 0 30 21 30 50 0 31-14 51-30 51zM202 169c0-32-17-56-37-56-21 0-41 24-41 56 0 34 21 57 41 57 21 0 37-25 37-57z">
                <text:p/>
              </draw:path>
            </draw:g>
          </draw:g>
          <draw:g>
            <svg:title>TexMaths</svg:title>
            <svg:desc>16§latex§$\ce{_{10}^{11}}\mathrm{Ne}$§svg§600§TRUE§</svg:desc>
            <draw:g>
              <draw:path draw:style-name="gr3" draw:text-style-name="P2" draw:layer="layout" svg:width="0.141cm" svg:height="0.259cm" svg:x="26.18cm" svg:y="5.503cm" svg:viewBox="0 0 142 260" svg:d="M88 11c0-11 0-11-11-11-26 24-61 26-77 26 0 4 0 9 0 14 10 0 35 0 56-11 0 66 0 133 0 199 0 13 0 18-38 18-6 0-11 0-16 0 0 5 0 9 0 14 8 0 56-1 70-1 13 0 62 1 70 1 0-5 0-9 0-14-5 0-9 0-14 0-40 0-40-5-40-18 0-72 0-144 0-217z">
                <text:p/>
              </draw:path>
              <draw:path draw:style-name="gr3" draw:text-style-name="P2" draw:layer="layout" svg:width="0.141cm" svg:height="0.259cm" svg:x="26.404cm" svg:y="5.503cm" svg:viewBox="0 0 142 260" svg:d="M88 11c0-11 0-11-11-11-26 24-61 26-77 26 0 4 0 9 0 14 10 0 35 0 56-11 0 66 0 133 0 199 0 13 0 18-38 18-6 0-11 0-16 0 0 5 0 9 0 14 8 0 56-1 70-1 13 0 62 1 70 1 0-5 0-9 0-14-5 0-9 0-14 0-40 0-40-5-40-18 0-72 0-144 0-217z">
                <text:p/>
              </draw:path>
              <draw:path draw:style-name="gr3" draw:text-style-name="P2" draw:layer="layout" svg:width="0.141cm" svg:height="0.259cm" svg:x="26.18cm" svg:y="5.845cm" svg:viewBox="0 0 142 260" svg:d="M88 11c0-11 0-11-11-11-26 26-61 26-77 26 0 4 0 9 0 14 10 0 35 0 56-11 0 66 0 133 0 199 0 13 0 18-38 18-6 0-11 0-16 0 0 5 0 9 0 14 8 0 56-1 70-1 13 0 62 1 70 1 0-5 0-9 0-14-5 0-9 0-14 0-40 0-40-5-40-18 0-72 0-144 0-217z">
                <text:p/>
              </draw:path>
              <draw:path draw:style-name="gr3" draw:text-style-name="P2" draw:layer="layout" svg:width="0.181cm" svg:height="0.267cm" svg:x="26.381cm" svg:y="5.845cm" svg:viewBox="0 0 182 268" svg:d="M182 136c0-43-6-75-24-102-13-18-37-34-67-34-91 0-91 108-91 136s0 132 91 132 91-105 91-132zM91 257c-19 0-43-9-51-43-5-22-5-54-5-83s0-59 7-80c8-32 33-40 49-40 21 0 42 13 48 35 6 23 6 50 6 85 0 29 0 57-4 81-8 37-36 45-50 45z">
                <text:p/>
              </draw:path>
              <draw:path draw:style-name="gr3" draw:text-style-name="P2" draw:layer="layout" svg:width="0.381cm" svg:height="0.381cm" svg:x="26.631cm" svg:y="5.584cm" svg:viewBox="0 0 382 382" svg:d="M112 6c-7-6-7-6-18-6-31 0-63 0-94 0 0 6 0 12 0 18 5 0 11 0 16 0 8 0 19 0 29 0 13 1 13 3 13 12 0 98 0 195 0 293 0 16 0 41-58 41 0 6 0 12 0 18 19 0 47-2 66-2 18 0 46 2 65 2 0-6 0-12 0-18-57 0-57-25-57-41 0-97 0-194 0-291 3 3 3 3 4 6 76 113 153 225 229 337 6 7 6 7 9 7 8 0 8-4 8-15 0-102 0-205 0-308 0-16 0-41 58-41 0-6 0-12 0-18-19 0-47 2-66 2-18 0-44-2-65-2 0 6 0 12 0 18 59 0 59 25 59 41 0 79 0 159 0 238-66-97-132-194-198-291z">
                <text:p/>
              </draw:path>
              <draw:path draw:style-name="gr3" draw:text-style-name="P2" draw:layer="layout" svg:width="0.216cm" svg:height="0.256cm" svg:x="27.048cm" svg:y="5.715cm" svg:viewBox="0 0 217 257" svg:d="M48 110c3-83 49-97 69-97 57 0 64 75 64 97-45 0-89 0-133 0zM46 121c53 0 105 0 157 0 13 0 14 0 14-11 0-56-30-110-100-110-66 0-117 57-117 128 0 75 59 129 123 129 69 0 94-62 94-73 0-5-4-7-8-7s-4 3-6 8c-19 58-70 58-75 58-29 0-51-16-64-37-18-27-18-64-18-85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3-11T22:23:35.927010869</dc:date>
    <meta:editing-duration>PT2H45M44S</meta:editing-duration>
    <meta:editing-cycles>34</meta:editing-cycles>
    <meta:generator>LibreOffice/7.3.7.2$Linux_X86_64 LibreOffice_project/30$Build-2</meta:generator>
    <meta:document-statistic meta:object-count="348"/>
  </office:meta>
</office:document-meta>
</file>